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ff8000"/>
    </style:style>
    <style:style style:name="ce8" style:family="table-cell" style:parent-style-name="Default" style:data-style-name="N121">
      <style:table-cell-properties fo:background-color="#ffffa6"/>
    </style:style>
    <style:style style:name="ce9" style:family="table-cell" style:parent-style-name="Default" style:data-style-name="N121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complex_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D_P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LSradi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ilpd</text:p>
          </table:table-cell>
          <table:table-cell table:style-name="Default" office:value-type="float" office:value="0.781818181818182" calcext:value-type="float">
            <text:p>0.781818181818182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960368906455863" calcext:value-type="float">
            <text:p>0.960368906455863</text:p>
          </table:table-cell>
          <table:table-cell office:value-type="float" office:value="0.640464912342077" calcext:value-type="float">
            <text:p>0.640464912342077</text:p>
          </table:table-cell>
          <table:table-cell office:value-type="float" office:value="0.512121212121212" calcext:value-type="float">
            <text:p>0.512121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01449275362319" calcext:value-type="float">
            <text:p>0.601449275362319</text:p>
          </table:table-cell>
          <table:table-cell office:value-type="float" office:value="0.810017271157167" calcext:value-type="float">
            <text:p>0.810017271157167</text:p>
          </table:table-cell>
          <table:table-cell office:value-type="float" office:value="0.61912701950963" calcext:value-type="float">
            <text:p>0.61912701950963</text:p>
          </table:table-cell>
          <table:table-cell office:value-type="float" office:value="0.603535353535353" calcext:value-type="float">
            <text:p>0.603535353535353</text:p>
          </table:table-cell>
          <table:table-cell office:value-type="float" office:value="0.49682163874073" calcext:value-type="float">
            <text:p>0.49682163874073</text:p>
          </table:table-cell>
          <table:table-cell office:value-type="float" office:value="0.99519586104952" calcext:value-type="float">
            <text:p>0.99519586104952</text:p>
          </table:table-cell>
          <table:table-cell office:value-type="float" office:value="0.925570022080978" calcext:value-type="float">
            <text:p>0.925570022080978</text:p>
          </table:table-cell>
          <table:table-cell office:value-type="float" office:value="0.00606060606060606" calcext:value-type="float">
            <text:p>0.00606060606060606</text:p>
          </table:table-cell>
          <table:table-cell office:value-type="float" office:value="0.995224977043159" calcext:value-type="float">
            <text:p>0.99522497704315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66272144335196" calcext:value-type="float">
            <text:p>0.666272144335196</text:p>
          </table:table-cell>
          <table:table-cell office:value-type="float" office:value="0.766637071433676" calcext:value-type="float">
            <text:p>0.766637071433676</text:p>
          </table:table-cell>
          <table:table-cell office:value-type="float" office:value="0.94171760520209" calcext:value-type="float">
            <text:p>0.9417176052020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haberman</text:p>
          </table:table-cell>
          <table:table-cell table:style-name="Default" office:value-type="float" office:value="0.617283950617284" calcext:value-type="float">
            <text:p>0.617283950617284</text:p>
          </table:table-cell>
          <table:table-cell office:value-type="float" office:value="0.706172839506173" calcext:value-type="float">
            <text:p>0.706172839506173</text:p>
          </table:table-cell>
          <table:table-cell office:value-type="float" office:value="0.923371647509578" calcext:value-type="float">
            <text:p>0.923371647509578</text:p>
          </table:table-cell>
          <table:table-cell office:value-type="float" office:value="0.658237986270023" calcext:value-type="float">
            <text:p>0.658237986270023</text:p>
          </table:table-cell>
          <table:table-cell office:value-type="float" office:value="0.641093474426808" calcext:value-type="float">
            <text:p>0.641093474426808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686370695104174" calcext:value-type="float">
            <text:p>0.686370695104174</text:p>
          </table:table-cell>
          <table:table-cell office:value-type="float" office:value="0.706995884773662" calcext:value-type="float">
            <text:p>0.706995884773662</text:p>
          </table:table-cell>
          <table:table-cell office:value-type="float" office:value="0.589381225928221" calcext:value-type="float">
            <text:p>0.589381225928221</text:p>
          </table:table-cell>
          <table:table-cell office:value-type="float" office:value="0.994907407407407" calcext:value-type="float">
            <text:p>0.994907407407407</text:p>
          </table:table-cell>
          <table:table-cell office:value-type="float" office:value="0.934724895008572" calcext:value-type="float">
            <text:p>0.934724895008572</text:p>
          </table:table-cell>
          <table:table-cell office:value-type="float" office:value="0.0123456790123457" calcext:value-type="float">
            <text:p>0.0123456790123457</text:p>
          </table:table-cell>
          <table:table-cell office:value-type="float" office:value="0.994970278920896" calcext:value-type="float">
            <text:p>0.994970278920896</text:p>
          </table:table-cell>
          <table:table-cell office:value-type="float" office:value="0.835390946502058" calcext:value-type="float">
            <text:p>0.835390946502058</text:p>
          </table:table-cell>
          <table:table-cell office:value-type="float" office:value="0.712326581285266" calcext:value-type="float">
            <text:p>0.712326581285266</text:p>
          </table:table-cell>
          <table:table-cell office:value-type="float" office:value="0.799658396551804" calcext:value-type="float">
            <text:p>0.799658396551804</text:p>
          </table:table-cell>
          <table:table-cell office:value-type="float" office:value="0.892979251583743" calcext:value-type="float">
            <text:p>0.89297925158374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ands</text:p>
          </table:table-cell>
          <table:table-cell table:style-name="Default" office:value-type="float" office:value="0.525925925925926" calcext:value-type="float">
            <text:p>0.525925925925926</text:p>
          </table:table-cell>
          <table:table-cell office:value-type="float" office:value="0.488888888888889" calcext:value-type="float">
            <text:p>0.488888888888889</text:p>
          </table:table-cell>
          <table:table-cell office:value-type="float" office:value="0.749287749287749" calcext:value-type="float">
            <text:p>0.749287749287749</text:p>
          </table:table-cell>
          <table:table-cell office:value-type="float" office:value="0.63013698630137" calcext:value-type="float">
            <text:p>0.63013698630137</text:p>
          </table:table-cell>
          <table:table-cell office:value-type="float" office:value="0.701683501683502" calcext:value-type="float">
            <text:p>0.701683501683502</text:p>
          </table:table-cell>
          <table:table-cell/>
          <table:table-cell office:value-type="float" office:value="0.413043478260869" calcext:value-type="float">
            <text:p>0.413043478260869</text:p>
          </table:table-cell>
          <table:table-cell office:value-type="float" office:value="0.753424657534247" calcext:value-type="float">
            <text:p>0.753424657534247</text:p>
          </table:table-cell>
          <table:table-cell office:value-type="float" office:value="0.648894607068424" calcext:value-type="float">
            <text:p>0.648894607068424</text:p>
          </table:table-cell>
          <table:table-cell office:value-type="float" office:value="0.409647266313933" calcext:value-type="float">
            <text:p>0.409647266313933</text:p>
          </table:table-cell>
          <table:table-cell office:value-type="float" office:value="0.475277869182219" calcext:value-type="float">
            <text:p>0.475277869182219</text:p>
          </table:table-cell>
          <table:table-cell office:value-type="float" office:value="0.991044776119403" calcext:value-type="float">
            <text:p>0.991044776119403</text:p>
          </table:table-cell>
          <table:table-cell office:value-type="float" office:value="0.717315857223834" calcext:value-type="float">
            <text:p>0.717315857223834</text:p>
          </table:table-cell>
          <table:table-cell office:value-type="float" office:value="0.00740740740740741" calcext:value-type="float">
            <text:p>0.00740740740740741</text:p>
          </table:table-cell>
          <table:table-cell office:value-type="float" office:value="0.991111111111111" calcext:value-type="float">
            <text:p>0.991111111111111</text:p>
          </table:table-cell>
          <table:table-cell office:value-type="float" office:value="0.74541910331384" calcext:value-type="float">
            <text:p>0.74541910331384</text:p>
          </table:table-cell>
          <table:table-cell office:value-type="float" office:value="0" calcext:value-type="float">
            <text:p>0</text:p>
          </table:table-cell>
          <table:table-cell office:value-type="float" office:value="0.766493646011918" calcext:value-type="float">
            <text:p>0.766493646011918</text:p>
          </table:table-cell>
          <table:table-cell office:value-type="float" office:value="0.975130341125735" calcext:value-type="float">
            <text:p>0.97513034112573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upa</text:p>
          </table:table-cell>
          <table:table-cell table:style-name="Default" office:value-type="float" office:value="0.524137931034483" calcext:value-type="float">
            <text:p>0.524137931034483</text:p>
          </table:table-cell>
          <table:table-cell office:value-type="float" office:value="0.468965517241379" calcext:value-type="float">
            <text:p>0.468965517241379</text:p>
          </table:table-cell>
          <table:table-cell office:value-type="float" office:value="0.626206896551724" calcext:value-type="float">
            <text:p>0.626206896551724</text:p>
          </table:table-cell>
          <table:table-cell office:value-type="float" office:value="0.501617605831231" calcext:value-type="float">
            <text:p>0.501617605831231</text:p>
          </table:table-cell>
          <table:table-cell office:value-type="float" office:value="0.695019157088123" calcext:value-type="float">
            <text:p>0.695019157088123</text:p>
          </table:table-cell>
          <table:table-cell office:value-type="float" office:value="0.772413793103448" calcext:value-type="float">
            <text:p>0.7724137931034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719806763285024" calcext:value-type="float">
            <text:p>0.719806763285024</text:p>
          </table:table-cell>
          <table:table-cell office:value-type="float" office:value="0.556837161156032" calcext:value-type="float">
            <text:p>0.556837161156032</text:p>
          </table:table-cell>
          <table:table-cell office:value-type="float" office:value="0.49264367816092" calcext:value-type="float">
            <text:p>0.49264367816092</text:p>
          </table:table-cell>
          <table:table-cell office:value-type="float" office:value="0.467060768237194" calcext:value-type="float">
            <text:p>0.467060768237194</text:p>
          </table:table-cell>
          <table:table-cell office:value-type="float" office:value="0.991091954022989" calcext:value-type="float">
            <text:p>0.991091954022989</text:p>
          </table:table-cell>
          <table:table-cell office:value-type="float" office:value="0.884843548814403" calcext:value-type="float">
            <text:p>0.884843548814403</text:p>
          </table:table-cell>
          <table:table-cell office:value-type="float" office:value="0.00689655172413793" calcext:value-type="float">
            <text:p>0.00689655172413793</text:p>
          </table:table-cell>
          <table:table-cell office:value-type="float" office:value="0.99115338882283" calcext:value-type="float">
            <text:p>0.99115338882283</text:p>
          </table:table-cell>
          <table:table-cell office:value-type="float" office:value="0.959770114942529" calcext:value-type="float">
            <text:p>0.959770114942529</text:p>
          </table:table-cell>
          <table:table-cell office:value-type="float" office:value="0.685362747941288" calcext:value-type="float">
            <text:p>0.685362747941288</text:p>
          </table:table-cell>
          <table:table-cell office:value-type="float" office:value="0.800076018787876" calcext:value-type="float">
            <text:p>0.800076018787876</text:p>
          </table:table-cell>
          <table:table-cell office:value-type="float" office:value="0.936956704018298" calcext:value-type="float">
            <text:p>0.93695670401829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hill_valley_without_noise_traintest</text:p>
          </table:table-cell>
          <table:table-cell table:style-name="Default" office:value-type="float" office:value="0.506535947712418" calcext:value-type="float">
            <text:p>0.506535947712418</text:p>
          </table:table-cell>
          <table:table-cell office:value-type="float" office:value="0.462091503267974" calcext:value-type="float">
            <text:p>0.462091503267974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0242275588871154" calcext:value-type="float">
            <text:p>0.0242275588871154</text:p>
          </table:table-cell>
          <table:table-cell office:value-type="float" office:value="0.545265854089384" calcext:value-type="float">
            <text:p>0.545265854089384</text:p>
          </table:table-cell>
          <table:table-cell office:value-type="float" office:value="0.538509097332627" calcext:value-type="float">
            <text:p>0.538509097332627</text:p>
          </table:table-cell>
          <table:table-cell office:value-type="float" office:value="0" calcext:value-type="float">
            <text:p>0</text:p>
          </table:table-cell>
          <table:table-cell office:value-type="float" office:value="0.663366336633663" calcext:value-type="float">
            <text:p>0.663366336633663</text:p>
          </table:table-cell>
          <table:table-cell office:value-type="float" office:value="0.493277177306039" calcext:value-type="float">
            <text:p>0.493277177306039</text:p>
          </table:table-cell>
          <table:table-cell office:value-type="float" office:value="0.371199035169623" calcext:value-type="float">
            <text:p>0.371199035169623</text:p>
          </table:table-cell>
          <table:table-cell office:value-type="float" office:value="0.442970368612992" calcext:value-type="float">
            <text:p>0.442970368612992</text:p>
          </table:table-cell>
          <table:table-cell office:value-type="float" office:value="0.997641282372196" calcext:value-type="float">
            <text:p>0.997641282372196</text:p>
          </table:table-cell>
          <table:table-cell office:value-type="float" office:value="0.995869200116978" calcext:value-type="float">
            <text:p>0.995869200116978</text:p>
          </table:table-cell>
          <table:table-cell office:value-type="float" office:value="0.00163398692810458" calcext:value-type="float">
            <text:p>0.00163398692810458</text:p>
          </table:table-cell>
          <table:table-cell office:value-type="float" office:value="0.997645136485967" calcext:value-type="float">
            <text:p>0.997645136485967</text:p>
          </table:table-cell>
          <table:table-cell office:value-type="float" office:value="0.995359477124183" calcext:value-type="float">
            <text:p>0.995359477124183</text:p>
          </table:table-cell>
          <table:table-cell office:value-type="float" office:value="0.688224395048374" calcext:value-type="float">
            <text:p>0.688224395048374</text:p>
          </table:table-cell>
          <table:table-cell office:value-type="float" office:value="0.69338404007397" calcext:value-type="float">
            <text:p>0.69338404007397</text:p>
          </table:table-cell>
          <table:table-cell office:value-type="float" office:value="0.700253201455403" calcext:value-type="float">
            <text:p>0.70025320145540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NL</text:p>
          </table:table-cell>
          <table:table-cell table:style-name="Default" office:value-type="float" office:value="0.486486486486487" calcext:value-type="float">
            <text:p>0.486486486486487</text:p>
          </table:table-cell>
          <table:table-cell office:value-type="float" office:value="0.481081081081081" calcext:value-type="float">
            <text:p>0.481081081081081</text:p>
          </table:table-cell>
          <table:table-cell office:value-type="float" office:value="0.823994726433751" calcext:value-type="float">
            <text:p>0.823994726433751</text:p>
          </table:table-cell>
          <table:table-cell office:value-type="float" office:value="0.467378163627367" calcext:value-type="float">
            <text:p>0.467378163627367</text:p>
          </table:table-cell>
          <table:table-cell office:value-type="float" office:value="0.615968910086557" calcext:value-type="float">
            <text:p>0.615968910086557</text:p>
          </table:table-cell>
          <table:table-cell office:value-type="float" office:value="0.867867867867868" calcext:value-type="float">
            <text:p>0.867867867867868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58300336500514" calcext:value-type="float">
            <text:p>0.558300336500514</text:p>
          </table:table-cell>
          <table:table-cell office:value-type="float" office:value="0.489289289289289" calcext:value-type="float">
            <text:p>0.489289289289289</text:p>
          </table:table-cell>
          <table:table-cell office:value-type="float" office:value="0.480228704878075" calcext:value-type="float">
            <text:p>0.480228704878075</text:p>
          </table:table-cell>
          <table:table-cell office:value-type="float" office:value="0.99537790802851" calcext:value-type="float">
            <text:p>0.99537790802851</text:p>
          </table:table-cell>
          <table:table-cell office:value-type="float" office:value="0.954678266538816" calcext:value-type="float">
            <text:p>0.954678266538816</text:p>
          </table:table-cell>
          <table:table-cell office:value-type="float" office:value="0.003003003003003" calcext:value-type="float">
            <text:p>0.003003003003003</text:p>
          </table:table-cell>
          <table:table-cell office:value-type="float" office:value="0.995391788184581" calcext:value-type="float">
            <text:p>0.995391788184581</text:p>
          </table:table-cell>
          <table:table-cell office:value-type="float" office:value="0.363697030363697" calcext:value-type="float">
            <text:p>0.363697030363697</text:p>
          </table:table-cell>
          <table:table-cell office:value-type="float" office:value="0.666552266552267" calcext:value-type="float">
            <text:p>0.666552266552267</text:p>
          </table:table-cell>
          <table:table-cell office:value-type="float" office:value="0.730560286442854" calcext:value-type="float">
            <text:p>0.730560286442854</text:p>
          </table:table-cell>
          <table:table-cell office:value-type="float" office:value="0.89449124499807" calcext:value-type="float">
            <text:p>0.8944912449980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pect_heart</text:p>
          </table:table-cell>
          <table:table-cell table:style-name="Default" office:value-type="float" office:value="0.472727272727273" calcext:value-type="float">
            <text:p>0.472727272727273</text:p>
          </table:table-cell>
          <table:table-cell office:value-type="float" office:value="0.578181818181818" calcext:value-type="float">
            <text:p>0.578181818181818</text:p>
          </table:table-cell>
          <table:table-cell office:value-type="float" office:value="0.849090909090909" calcext:value-type="float">
            <text:p>0.849090909090909</text:p>
          </table:table-cell>
          <table:table-cell office:value-type="float" office:value="0.544034466331117" calcext:value-type="float">
            <text:p>0.544034466331117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9" calcext:value-type="float">
            <text:p>0.9</text:p>
          </table:table-cell>
          <table:table-cell office:value-type="float" office:value="0.740566037735849" calcext:value-type="float">
            <text:p>0.740566037735849</text:p>
          </table:table-cell>
          <table:table-cell office:value-type="float" office:value="0.862671660424469" calcext:value-type="float">
            <text:p>0.862671660424469</text:p>
          </table:table-cell>
          <table:table-cell office:value-type="float" office:value="0.681617961634312" calcext:value-type="float">
            <text:p>0.681617961634312</text:p>
          </table:table-cell>
          <table:table-cell office:value-type="float" office:value="0.520779220779221" calcext:value-type="float">
            <text:p>0.520779220779221</text:p>
          </table:table-cell>
          <table:table-cell office:value-type="float" office:value="0.342936507936506" calcext:value-type="float">
            <text:p>0.342936507936506</text:p>
          </table:table-cell>
          <table:table-cell office:value-type="float" office:value="0.993602693602694" calcext:value-type="float">
            <text:p>0.993602693602694</text:p>
          </table:table-cell>
          <table:table-cell office:value-type="float" office:value="0.928323191959556" calcext:value-type="float">
            <text:p>0.928323191959556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993719008264463" calcext:value-type="float">
            <text:p>0.99371900826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redit-g</text:p>
          </table:table-cell>
          <table:table-cell table:style-name="Default" office:value-type="float" office:value="0.443333333333333" calcext:value-type="float">
            <text:p>0.443333333333333</text:p>
          </table:table-cell>
          <table:table-cell office:value-type="float" office:value="0.566" calcext:value-type="float">
            <text:p>0.566</text:p>
          </table:table-cell>
          <table:table-cell office:value-type="float" office:value="0.917777777777778" calcext:value-type="float">
            <text:p>0.917777777777778</text:p>
          </table:table-cell>
          <table:table-cell office:value-type="float" office:value="0.569774530093226" calcext:value-type="float">
            <text:p>0.569774530093226</text:p>
          </table:table-cell>
          <table:table-cell office:value-type="float" office:value="0.544313725490196" calcext:value-type="float">
            <text:p>0.54431372549019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8" calcext:value-type="float">
            <text:p>0.8</text:p>
          </table:table-cell>
          <table:table-cell office:value-type="float" office:value="0.562104830203521" calcext:value-type="float">
            <text:p>0.562104830203521</text:p>
          </table:table-cell>
          <table:table-cell office:value-type="float" office:value="0.556055555555556" calcext:value-type="float">
            <text:p>0.556055555555556</text:p>
          </table:table-cell>
          <table:table-cell office:value-type="float" office:value="0.501706411514338" calcext:value-type="float">
            <text:p>0.501706411514338</text:p>
          </table:table-cell>
          <table:table-cell office:value-type="float" office:value="0.99659977703456" calcext:value-type="float">
            <text:p>0.99659977703456</text:p>
          </table:table-cell>
          <table:table-cell office:value-type="float" office:value="0.808001463074808" calcext:value-type="float">
            <text:p>0.808001463074808</text:p>
          </table:table-cell>
          <table:table-cell office:value-type="float" office:value="0.00333333333333333" calcext:value-type="float">
            <text:p>0.00333333333333333</text:p>
          </table:table-cell>
          <table:table-cell office:value-type="float" office:value="0.996611111111111" calcext:value-type="float">
            <text:p>0.996611111111111</text:p>
          </table:table-cell>
          <table:table-cell office:value-type="float" office:value="0.477894736842105" calcext:value-type="float">
            <text:p>0.477894736842105</text:p>
          </table:table-cell>
          <table:table-cell office:value-type="float" office:value="0.666149570995588" calcext:value-type="float">
            <text:p>0.666149570995588</text:p>
          </table:table-cell>
          <table:table-cell office:value-type="float" office:value="0.758010021098703" calcext:value-type="float">
            <text:p>0.758010021098703</text:p>
          </table:table-cell>
          <table:table-cell office:value-type="float" office:value="0.987448192074485" calcext:value-type="float">
            <text:p>0.98744819207448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LH</text:p>
          </table:table-cell>
          <table:table-cell table:style-name="Default" office:value-type="float" office:value="0.442307692307692" calcext:value-type="float">
            <text:p>0.442307692307692</text:p>
          </table:table-cell>
          <table:table-cell office:value-type="float" office:value="0.438461538461538" calcext:value-type="float">
            <text:p>0.438461538461538</text:p>
          </table:table-cell>
          <table:table-cell office:value-type="float" office:value="0.597633136094674" calcext:value-type="float">
            <text:p>0.597633136094674</text:p>
          </table:table-cell>
          <table:table-cell office:value-type="float" office:value="0.224799524799525" calcext:value-type="float">
            <text:p>0.224799524799525</text:p>
          </table:table-cell>
          <table:table-cell office:value-type="float" office:value="0.398190045248869" calcext:value-type="float">
            <text:p>0.398190045248869</text:p>
          </table:table-cell>
          <table:table-cell office:value-type="float" office:value="0.532051282051282" calcext:value-type="float">
            <text:p>0.532051282051282</text:p>
          </table:table-cell>
          <table:table-cell office:value-type="float" office:value="0" calcext:value-type="float">
            <text:p>0</text:p>
          </table:table-cell>
          <table:table-cell office:value-type="float" office:value="0.656765676567657" calcext:value-type="float">
            <text:p>0.656765676567657</text:p>
          </table:table-cell>
          <table:table-cell office:value-type="float" office:value="0.393109017992636" calcext:value-type="float">
            <text:p>0.393109017992636</text:p>
          </table:table-cell>
          <table:table-cell office:value-type="float" office:value="0.443681318681319" calcext:value-type="float">
            <text:p>0.443681318681319</text:p>
          </table:table-cell>
          <table:table-cell office:value-type="float" office:value="0.200771925055064" calcext:value-type="float">
            <text:p>0.200771925055064</text:p>
          </table:table-cell>
          <table:table-cell office:value-type="float" office:value="0.941553544494721" calcext:value-type="float">
            <text:p>0.941553544494721</text:p>
          </table:table-cell>
          <table:table-cell office:value-type="float" office:value="0.914467947759572" calcext:value-type="float">
            <text:p>0.914467947759572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942677514792899" calcext:value-type="float">
            <text:p>0.942677514792899</text:p>
          </table:table-cell>
          <table:table-cell office:value-type="float" office:value="0.314102564102564" calcext:value-type="float">
            <text:p>0.31410256410256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7163196264094" calcext:value-type="float">
            <text:p>0.717163196264094</text:p>
          </table:table-cell>
          <table:table-cell office:value-type="float" office:value="0.818156255458948" calcext:value-type="float">
            <text:p>0.81815625545894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LM</text:p>
          </table:table-cell>
          <table:table-cell table:style-name="Default" office:value-type="float" office:value="0.44" calcext:value-type="float">
            <text:p>0.44</text:p>
          </table:table-cell>
          <table:table-cell office:value-type="float" office:value="0.424" calcext:value-type="float">
            <text:p>0.424</text:p>
          </table:table-cell>
          <table:table-cell office:value-type="float" office:value="0.53" calcext:value-type="float">
            <text:p>0.53</text:p>
          </table:table-cell>
          <table:table-cell office:value-type="float" office:value="0.399510831586303" calcext:value-type="float">
            <text:p>0.399510831586303</text:p>
          </table:table-cell>
          <table:table-cell office:value-type="float" office:value="0.603333333333333" calcext:value-type="float">
            <text:p>0.60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663299663299663" calcext:value-type="float">
            <text:p>0.663299663299663</text:p>
          </table:table-cell>
          <table:table-cell office:value-type="float" office:value="0.489019583439737" calcext:value-type="float">
            <text:p>0.489019583439737</text:p>
          </table:table-cell>
          <table:table-cell office:value-type="float" office:value="0.399047619047619" calcext:value-type="float">
            <text:p>0.399047619047619</text:p>
          </table:table-cell>
          <table:table-cell office:value-type="float" office:value="0.170450049950039" calcext:value-type="float">
            <text:p>0.170450049950039</text:p>
          </table:table-cell>
          <table:table-cell office:value-type="float" office:value="0.970204081632653" calcext:value-type="float">
            <text:p>0.970204081632653</text:p>
          </table:table-cell>
          <table:table-cell office:value-type="float" office:value="0.949270230970664" calcext:value-type="float">
            <text:p>0.949270230970664</text:p>
          </table:table-cell>
          <table:table-cell office:value-type="float" office:value="0.02" calcext:value-type="float">
            <text:p>0.02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6230339028892" calcext:value-type="float">
            <text:p>0.716230339028892</text:p>
          </table:table-cell>
          <table:table-cell office:value-type="float" office:value="0.815357683753343" calcext:value-type="float">
            <text:p>0.81535768375334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upa</text:p>
          </table:table-cell>
          <table:table-cell table:style-name="ce7" office:value-type="float" office:value="0.411594202898551" calcext:value-type="float">
            <text:p>0.412</text:p>
          </table:table-cell>
          <table:table-cell office:value-type="float" office:value="0.408695652173913" calcext:value-type="float">
            <text:p>0.408695652173913</text:p>
          </table:table-cell>
          <table:table-cell office:value-type="float" office:value="0.654685990338164" calcext:value-type="float">
            <text:p>0.654685990338164</text:p>
          </table:table-cell>
          <table:table-cell office:value-type="float" office:value="0.421649581713208" calcext:value-type="float">
            <text:p>0.421649581713208</text:p>
          </table:table-cell>
          <table:table-cell office:value-type="float" office:value="0.694041867954912" calcext:value-type="float">
            <text:p>0.694041867954912</text:p>
          </table:table-cell>
          <table:table-cell office:value-type="float" office:value="0.702898550724638" calcext:value-type="float">
            <text:p>0.702898550724638</text:p>
          </table:table-cell>
          <table:table-cell office:value-type="float" office:value="0.115579710144928" calcext:value-type="float">
            <text:p>0.115579710144928</text:p>
          </table:table-cell>
          <table:table-cell office:value-type="float" office:value="0.658195057060842" calcext:value-type="float">
            <text:p>0.658195057060842</text:p>
          </table:table-cell>
          <table:table-cell office:value-type="float" office:value="0.473679878941363" calcext:value-type="float">
            <text:p>0.473679878941363</text:p>
          </table:table-cell>
          <table:table-cell office:value-type="float" office:value="0.401690821256039" calcext:value-type="float">
            <text:p>0.401690821256039</text:p>
          </table:table-cell>
          <table:table-cell office:value-type="float" office:value="0.462278888531056" calcext:value-type="float">
            <text:p>0.462278888531056</text:p>
          </table:table-cell>
          <table:table-cell office:value-type="float" office:value="0.990531765105722" calcext:value-type="float">
            <text:p>0.990531765105722</text:p>
          </table:table-cell>
          <table:table-cell office:value-type="float" office:value="0.882377707058737" calcext:value-type="float">
            <text:p>0.882377707058737</text:p>
          </table:table-cell>
          <table:table-cell office:value-type="float" office:value="0.00579710144927536" calcext:value-type="float">
            <text:p>0.00579710144927536</text:p>
          </table:table-cell>
          <table:table-cell office:value-type="float" office:value="0.990586206896552" calcext:value-type="float">
            <text:p>0.990586206896552</text:p>
          </table:table-cell>
          <table:table-cell office:value-type="float" office:value="0.963285024154589" calcext:value-type="float">
            <text:p>0.963285024154589</text:p>
          </table:table-cell>
          <table:table-cell office:value-type="float" office:value="0.689437577588909" calcext:value-type="float">
            <text:p>0.689437577588909</text:p>
          </table:table-cell>
          <table:table-cell office:value-type="float" office:value="0.800214829498568" calcext:value-type="float">
            <text:p>0.800214829498568</text:p>
          </table:table-cell>
          <table:table-cell office:value-type="float" office:value="0.931683206152801" calcext:value-type="float">
            <text:p>0.93168320615280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LS</text:p>
          </table:table-cell>
          <table:table-cell table:style-name="Default" office:value-type="float" office:value="0.396396396396396" calcext:value-type="float">
            <text:p>0.396396396396396</text:p>
          </table:table-cell>
          <table:table-cell office:value-type="float" office:value="0.516516516516517" calcext:value-type="float">
            <text:p>0.516516516516517</text:p>
          </table:table-cell>
          <table:table-cell office:value-type="float" office:value="0.922255588922256" calcext:value-type="float">
            <text:p>0.922255588922256</text:p>
          </table:table-cell>
          <table:table-cell office:value-type="float" office:value="0.50796465836501" calcext:value-type="float">
            <text:p>0.50796465836501</text:p>
          </table:table-cell>
          <table:table-cell office:value-type="float" office:value="0.564564564564565" calcext:value-type="float">
            <text:p>0.564564564564565</text:p>
          </table:table-cell>
          <table:table-cell office:value-type="float" office:value="0.62042042042042" calcext:value-type="float">
            <text:p>0.62042042042042</text:p>
          </table:table-cell>
          <table:table-cell office:value-type="float" office:value="0.348336594911937" calcext:value-type="float">
            <text:p>0.348336594911937</text:p>
          </table:table-cell>
          <table:table-cell office:value-type="float" office:value="0.73696682464455" calcext:value-type="float">
            <text:p>0.73696682464455</text:p>
          </table:table-cell>
          <table:table-cell office:value-type="float" office:value="0.549721846597546" calcext:value-type="float">
            <text:p>0.549721846597546</text:p>
          </table:table-cell>
          <table:table-cell office:value-type="float" office:value="0.515515515515515" calcext:value-type="float">
            <text:p>0.515515515515515</text:p>
          </table:table-cell>
          <table:table-cell office:value-type="float" office:value="0.509560113400546" calcext:value-type="float">
            <text:p>0.509560113400546</text:p>
          </table:table-cell>
          <table:table-cell office:value-type="float" office:value="0.997051268135606" calcext:value-type="float">
            <text:p>0.997051268135606</text:p>
          </table:table-cell>
          <table:table-cell office:value-type="float" office:value="0.955853745500909" calcext:value-type="float">
            <text:p>0.955853745500909</text:p>
          </table:table-cell>
          <table:table-cell office:value-type="float" office:value="0.003003003003003" calcext:value-type="float">
            <text:p>0.003003003003003</text:p>
          </table:table-cell>
          <table:table-cell office:value-type="float" office:value="0.997060123186249" calcext:value-type="float">
            <text:p>0.997060123186249</text:p>
          </table:table-cell>
          <table:table-cell office:value-type="float" office:value="0.363697030363697" calcext:value-type="float">
            <text:p>0.3636970303636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29920281344898" calcext:value-type="float">
            <text:p>0.729920281344898</text:p>
          </table:table-cell>
          <table:table-cell office:value-type="float" office:value="0.894151460686016" calcext:value-type="float">
            <text:p>0.89415146068601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Yeast_CYTvsNUC</text:p>
          </table:table-cell>
          <table:table-cell table:style-name="Default" office:value-type="float" office:value="0.391608391608392" calcext:value-type="float">
            <text:p>0.391608391608392</text:p>
          </table:table-cell>
          <table:table-cell office:value-type="float" office:value="0.463869463869464" calcext:value-type="float">
            <text:p>0.463869463869464</text:p>
          </table:table-cell>
          <table:table-cell office:value-type="float" office:value="0.726939726939727" calcext:value-type="float">
            <text:p>0.726939726939727</text:p>
          </table:table-cell>
          <table:table-cell office:value-type="float" office:value="0.469053744997141" calcext:value-type="float">
            <text:p>0.469053744997141</text:p>
          </table:table-cell>
          <table:table-cell office:value-type="float" office:value="0.526159026159026" calcext:value-type="float">
            <text:p>0.526159026159026</text:p>
          </table:table-cell>
          <table:table-cell office:value-type="float" office:value="1" calcext:value-type="float">
            <text:p>1</text:p>
          </table:table-cell>
          <table:table-cell office:value-type="float" office:value="0.0734341252699784" calcext:value-type="float">
            <text:p>0.0734341252699784</text:p>
          </table:table-cell>
          <table:table-cell office:value-type="float" office:value="0.679372197309417" calcext:value-type="float">
            <text:p>0.679372197309417</text:p>
          </table:table-cell>
          <table:table-cell office:value-type="float" office:value="0.503792590768811" calcext:value-type="float">
            <text:p>0.503792590768811</text:p>
          </table:table-cell>
          <table:table-cell office:value-type="float" office:value="0.435625485625486" calcext:value-type="float">
            <text:p>0.435625485625486</text:p>
          </table:table-cell>
          <table:table-cell office:value-type="float" office:value="0.476345649947368" calcext:value-type="float">
            <text:p>0.476345649947368</text:p>
          </table:table-cell>
          <table:table-cell office:value-type="float" office:value="0.99645448009934" calcext:value-type="float">
            <text:p>0.99645448009934</text:p>
          </table:table-cell>
          <table:table-cell office:value-type="float" office:value="0.898945883640052" calcext:value-type="float">
            <text:p>0.898945883640052</text:p>
          </table:table-cell>
          <table:table-cell office:value-type="float" office:value="0.00233100233100233" calcext:value-type="float">
            <text:p>0.00233100233100233</text:p>
          </table:table-cell>
          <table:table-cell office:value-type="float" office:value="0.996462744714493" calcext:value-type="float">
            <text:p>0.996462744714493</text:p>
          </table:table-cell>
          <table:table-cell office:value-type="float" office:value="0.739219114219114" calcext:value-type="float">
            <text:p>0.739219114219114</text:p>
          </table:table-cell>
          <table:table-cell office:value-type="float" office:value="0" calcext:value-type="float">
            <text:p>0</text:p>
          </table:table-cell>
          <table:table-cell office:value-type="float" office:value="0.715869810739491" calcext:value-type="float">
            <text:p>0.715869810739491</text:p>
          </table:table-cell>
          <table:table-cell office:value-type="float" office:value="0.95005547700034" calcext:value-type="float">
            <text:p>0.9500554770003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abetes</text:p>
          </table:table-cell>
          <table:table-cell table:style-name="Default" office:value-type="float" office:value="0.388059701492537" calcext:value-type="float">
            <text:p>0.388059701492537</text:p>
          </table:table-cell>
          <table:table-cell office:value-type="float" office:value="0.488059701492537" calcext:value-type="float">
            <text:p>0.488059701492537</text:p>
          </table:table-cell>
          <table:table-cell office:value-type="float" office:value="0.893570608495982" calcext:value-type="float">
            <text:p>0.893570608495982</text:p>
          </table:table-cell>
          <table:table-cell office:value-type="float" office:value="0.388350543168961" calcext:value-type="float">
            <text:p>0.388350543168961</text:p>
          </table:table-cell>
          <table:table-cell office:value-type="float" office:value="0.588691159586682" calcext:value-type="float">
            <text:p>0.588691159586682</text:p>
          </table:table-cell>
          <table:table-cell office:value-type="float" office:value="0.747761194029851" calcext:value-type="float">
            <text:p>0.747761194029851</text:p>
          </table:table-cell>
          <table:table-cell office:value-type="float" office:value="0.464" calcext:value-type="float">
            <text:p>0.464</text:p>
          </table:table-cell>
          <table:table-cell office:value-type="float" office:value="0.767361111111111" calcext:value-type="float">
            <text:p>0.767361111111111</text:p>
          </table:table-cell>
          <table:table-cell office:value-type="float" office:value="0.479088755006491" calcext:value-type="float">
            <text:p>0.479088755006491</text:p>
          </table:table-cell>
          <table:table-cell office:value-type="float" office:value="0.46865671641791" calcext:value-type="float">
            <text:p>0.46865671641791</text:p>
          </table:table-cell>
          <table:table-cell office:value-type="float" office:value="0.500271071223752" calcext:value-type="float">
            <text:p>0.500271071223752</text:p>
          </table:table-cell>
          <table:table-cell office:value-type="float" office:value="0.994591648499078" calcext:value-type="float">
            <text:p>0.994591648499078</text:p>
          </table:table-cell>
          <table:table-cell office:value-type="float" office:value="0.83748720305192" calcext:value-type="float">
            <text:p>0.83748720305192</text:p>
          </table:table-cell>
          <table:table-cell office:value-type="float" office:value="0.00373134328358209" calcext:value-type="float">
            <text:p>0.00373134328358209</text:p>
          </table:table-cell>
          <table:table-cell office:value-type="float" office:value="0.994611828915126" calcext:value-type="float">
            <text:p>0.994611828915126</text:p>
          </table:table-cell>
          <table:table-cell office:value-type="float" office:value="0.854477611940298" calcext:value-type="float">
            <text:p>0.854477611940298</text:p>
          </table:table-cell>
          <table:table-cell office:value-type="float" office:value="0.684137420378298" calcext:value-type="float">
            <text:p>0.684137420378298</text:p>
          </table:table-cell>
          <table:table-cell office:value-type="float" office:value="0.81329489284103" calcext:value-type="float">
            <text:p>0.81329489284103</text:p>
          </table:table-cell>
          <table:table-cell office:value-type="float" office:value="0.953265915098758" calcext:value-type="float">
            <text:p>0.95326591509875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ill_valley_without_noise_traintest</text:p>
          </table:table-cell>
          <table:table-cell table:style-name="ce7" office:value-type="float" office:value="0.38036303630363" calcext:value-type="float">
            <text:p>0.380</text:p>
          </table:table-cell>
          <table:table-cell office:value-type="float" office:value="0.462211221122112" calcext:value-type="float">
            <text:p>0.462211221122112</text:p>
          </table:table-cell>
          <table:table-cell office:value-type="float" office:value="0.584394153701084" calcext:value-type="float">
            <text:p>0.584394153701084</text:p>
          </table:table-cell>
          <table:table-cell office:value-type="float" office:value="0.0244674357077799" calcext:value-type="float">
            <text:p>0.0244674357077799</text:p>
          </table:table-cell>
          <table:table-cell office:value-type="float" office:value="0.528944786370529" calcext:value-type="float">
            <text:p>0.528944786370529</text:p>
          </table:table-cell>
          <table:table-cell office:value-type="float" office:value="0.522678619213273" calcext:value-type="float">
            <text:p>0.522678619213273</text:p>
          </table:table-cell>
          <table:table-cell office:value-type="float" office:value="0.00970685303824502" calcext:value-type="float">
            <text:p>0.00970685303824502</text:p>
          </table:table-cell>
          <table:table-cell office:value-type="float" office:value="0.666633990131686" calcext:value-type="float">
            <text:p>0.666633990131686</text:p>
          </table:table-cell>
          <table:table-cell office:value-type="float" office:value="0.499463926504641" calcext:value-type="float">
            <text:p>0.499463926504641</text:p>
          </table:table-cell>
          <table:table-cell office:value-type="float" office:value="0.369536775106082" calcext:value-type="float">
            <text:p>0.369536775106082</text:p>
          </table:table-cell>
          <table:table-cell office:value-type="float" office:value="0.446671393411329" calcext:value-type="float">
            <text:p>0.446671393411329</text:p>
          </table:table-cell>
          <table:table-cell office:value-type="float" office:value="0.997660185047492" calcext:value-type="float">
            <text:p>0.997660185047492</text:p>
          </table:table-cell>
          <table:table-cell office:value-type="float" office:value="0.995340510780373" calcext:value-type="float">
            <text:p>0.995340510780373</text:p>
          </table:table-cell>
          <table:table-cell office:value-type="float" office:value="0.00165016501650165" calcext:value-type="float">
            <text:p>0.00165016501650165</text:p>
          </table:table-cell>
          <table:table-cell office:value-type="float" office:value="0.997664045816346" calcext:value-type="float">
            <text:p>0.997664045816346</text:p>
          </table:table-cell>
          <table:table-cell office:value-type="float" office:value="0.99552805280528" calcext:value-type="float">
            <text:p>0.99552805280528</text:p>
          </table:table-cell>
          <table:table-cell office:value-type="float" office:value="0.688041442329464" calcext:value-type="float">
            <text:p>0.688041442329464</text:p>
          </table:table-cell>
          <table:table-cell office:value-type="float" office:value="0.694931355497024" calcext:value-type="float">
            <text:p>0.694931355497024</text:p>
          </table:table-cell>
          <table:table-cell office:value-type="float" office:value="0.701518749260278" calcext:value-type="float">
            <text:p>0.70151874926027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NS</text:p>
          </table:table-cell>
          <table:table-cell table:style-name="Default" office:value-type="float" office:value="0.36986301369863" calcext:value-type="float">
            <text:p>0.36986301369863</text:p>
          </table:table-cell>
          <table:table-cell office:value-type="float" office:value="0.438747553816047" calcext:value-type="float">
            <text:p>0.438747553816047</text:p>
          </table:table-cell>
          <table:table-cell office:value-type="float" office:value="0.957183716479216" calcext:value-type="float">
            <text:p>0.957183716479216</text:p>
          </table:table-cell>
          <table:table-cell office:value-type="float" office:value="0.421038425038516" calcext:value-type="float">
            <text:p>0.421038425038516</text:p>
          </table:table-cell>
          <table:table-cell office:value-type="float" office:value="0.551433676508126" calcext:value-type="float">
            <text:p>0.551433676508126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187599364069952" calcext:value-type="float">
            <text:p>0.187599364069952</text:p>
          </table:table-cell>
          <table:table-cell office:value-type="float" office:value="0.701169590643275" calcext:value-type="float">
            <text:p>0.701169590643275</text:p>
          </table:table-cell>
          <table:table-cell office:value-type="float" office:value="0.502508501736201" calcext:value-type="float">
            <text:p>0.502508501736201</text:p>
          </table:table-cell>
          <table:table-cell office:value-type="float" office:value="0.449184605348989" calcext:value-type="float">
            <text:p>0.449184605348989</text:p>
          </table:table-cell>
          <table:table-cell office:value-type="float" office:value="0.475439899985178" calcext:value-type="float">
            <text:p>0.475439899985178</text:p>
          </table:table-cell>
          <table:table-cell office:value-type="float" office:value="0.997290971182994" calcext:value-type="float">
            <text:p>0.997290971182994</text:p>
          </table:table-cell>
          <table:table-cell office:value-type="float" office:value="0.953144253727197" calcext:value-type="float">
            <text:p>0.953144253727197</text:p>
          </table:table-cell>
          <table:table-cell office:value-type="float" office:value="0.00195694716242661" calcext:value-type="float">
            <text:p>0.00195694716242661</text:p>
          </table:table-cell>
          <table:table-cell office:value-type="float" office:value="0.99729627260925" calcext:value-type="float">
            <text:p>0.99729627260925</text:p>
          </table:table-cell>
          <table:table-cell office:value-type="float" office:value="0.459882583170254" calcext:value-type="float">
            <text:p>0.459882583170254</text:p>
          </table:table-cell>
          <table:table-cell office:value-type="float" office:value="0.666360796137292" calcext:value-type="float">
            <text:p>0.666360796137292</text:p>
          </table:table-cell>
          <table:table-cell office:value-type="float" office:value="0.74866674115554" calcext:value-type="float">
            <text:p>0.74866674115554</text:p>
          </table:table-cell>
          <table:table-cell office:value-type="float" office:value="0.898116979128155" calcext:value-type="float">
            <text:p>0.89811697912815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MH</text:p>
          </table:table-cell>
          <table:table-cell table:style-name="Default" office:value-type="float" office:value="0.365384615384615" calcext:value-type="float">
            <text:p>0.365384615384615</text:p>
          </table:table-cell>
          <table:table-cell office:value-type="float" office:value="0.438461538461538" calcext:value-type="float">
            <text:p>0.438461538461538</text:p>
          </table:table-cell>
          <table:table-cell office:value-type="float" office:value="0.532051282051282" calcext:value-type="float">
            <text:p>0.532051282051282</text:p>
          </table:table-cell>
          <table:table-cell office:value-type="float" office:value="0.105448717948718" calcext:value-type="float">
            <text:p>0.105448717948718</text:p>
          </table:table-cell>
          <table:table-cell office:value-type="float" office:value="0.588141025641026" calcext:value-type="float">
            <text:p>0.588141025641026</text:p>
          </table:table-cell>
          <table:table-cell office:value-type="float" office:value="0.568910256410256" calcext:value-type="float">
            <text:p>0.568910256410256</text:p>
          </table:table-cell>
          <table:table-cell office:value-type="float" office:value="0" calcext:value-type="float">
            <text:p>0</text:p>
          </table:table-cell>
          <table:table-cell office:value-type="float" office:value="0.660130718954248" calcext:value-type="float">
            <text:p>0.660130718954248</text:p>
          </table:table-cell>
          <table:table-cell office:value-type="float" office:value="0.453527270616829" calcext:value-type="float">
            <text:p>0.453527270616829</text:p>
          </table:table-cell>
          <table:table-cell office:value-type="float" office:value="0.612179487179487" calcext:value-type="float">
            <text:p>0.612179487179487</text:p>
          </table:table-cell>
          <table:table-cell office:value-type="float" office:value="0.253115595281074" calcext:value-type="float">
            <text:p>0.253115595281074</text:p>
          </table:table-cell>
          <table:table-cell office:value-type="float" office:value="0.975867269984917" calcext:value-type="float">
            <text:p>0.975867269984917</text:p>
          </table:table-cell>
          <table:table-cell office:value-type="float" office:value="0.981009710413347" calcext:value-type="float">
            <text:p>0.981009710413347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976331360946745" calcext:value-type="float">
            <text:p>0.976331360946745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656090334281141" calcext:value-type="float">
            <text:p>0.656090334281141</text:p>
          </table:table-cell>
          <table:table-cell office:value-type="float" office:value="0.71195383567708" calcext:value-type="float">
            <text:p>0.71195383567708</text:p>
          </table:table-cell>
          <table:table-cell office:value-type="float" office:value="0.813104506083434" calcext:value-type="float">
            <text:p>0.813104506083434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ertebral_column</text:p>
          </table:table-cell>
          <table:table-cell table:style-name="Default" office:value-type="float" office:value="0.36" calcext:value-type="float">
            <text:p>0.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828073394495413" calcext:value-type="float">
            <text:p>0.828073394495413</text:p>
          </table:table-cell>
          <table:table-cell office:value-type="float" office:value="0.216077409394641" calcext:value-type="float">
            <text:p>0.216077409394641</text:p>
          </table:table-cell>
          <table:table-cell office:value-type="float" office:value="0.364666666666667" calcext:value-type="float">
            <text:p>0.364666666666667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78494623655914" calcext:value-type="float">
            <text:p>0.78494623655914</text:p>
          </table:table-cell>
          <table:table-cell office:value-type="float" office:value="0.447791415490279" calcext:value-type="float">
            <text:p>0.447791415490279</text:p>
          </table:table-cell>
          <table:table-cell office:value-type="float" office:value="0.324166666666667" calcext:value-type="float">
            <text:p>0.324166666666667</text:p>
          </table:table-cell>
          <table:table-cell office:value-type="float" office:value="0.443897876662141" calcext:value-type="float">
            <text:p>0.443897876662141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87151060110716" calcext:value-type="float">
            <text:p>0.87151060110716</text:p>
          </table:table-cell>
          <table:table-cell office:value-type="float" office:value="0.01" calcext:value-type="float">
            <text:p>0.01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8" calcext:value-type="float">
            <text:p>0.98</text:p>
          </table:table-cell>
          <table:table-cell office:value-type="float" office:value="0.754730149219445" calcext:value-type="float">
            <text:p>0.754730149219445</text:p>
          </table:table-cell>
          <table:table-cell office:value-type="float" office:value="0.85300907094311" calcext:value-type="float">
            <text:p>0.85300907094311</text:p>
          </table:table-cell>
          <table:table-cell office:value-type="float" office:value="0.949498184304532" calcext:value-type="float">
            <text:p>0.94949818430453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raceptive_NS</text:p>
          </table:table-cell>
          <table:table-cell table:style-name="ce7" office:value-type="float" office:value="0.359649122807018" calcext:value-type="float">
            <text:p>0.360</text:p>
          </table:table-cell>
          <table:table-cell office:value-type="float" office:value="0.427368421052632" calcext:value-type="float">
            <text:p>0.427368421052632</text:p>
          </table:table-cell>
          <table:table-cell office:value-type="float" office:value="0.862868710237131" calcext:value-type="float">
            <text:p>0.862868710237131</text:p>
          </table:table-cell>
          <table:table-cell office:value-type="float" office:value="0.377457254727512" calcext:value-type="float">
            <text:p>0.377457254727512</text:p>
          </table:table-cell>
          <table:table-cell office:value-type="float" office:value="0.476544622425629" calcext:value-type="float">
            <text:p>0.476544622425629</text:p>
          </table:table-cell>
          <table:table-cell office:value-type="float" office:value="0.726140350877193" calcext:value-type="float">
            <text:p>0.726140350877193</text:p>
          </table:table-cell>
          <table:table-cell office:value-type="float" office:value="0.0840905921401277" calcext:value-type="float">
            <text:p>0.0840905921401277</text:p>
          </table:table-cell>
          <table:table-cell office:value-type="float" office:value="0.66309531137786" calcext:value-type="float">
            <text:p>0.66309531137786</text:p>
          </table:table-cell>
          <table:table-cell office:value-type="float" office:value="0.453023234996511" calcext:value-type="float">
            <text:p>0.453023234996511</text:p>
          </table:table-cell>
          <table:table-cell office:value-type="float" office:value="0.428304093567251" calcext:value-type="float">
            <text:p>0.428304093567251</text:p>
          </table:table-cell>
          <table:table-cell office:value-type="float" office:value="0.466385390663721" calcext:value-type="float">
            <text:p>0.466385390663721</text:p>
          </table:table-cell>
          <table:table-cell office:value-type="float" office:value="0.997081588697609" calcext:value-type="float">
            <text:p>0.997081588697609</text:p>
          </table:table-cell>
          <table:table-cell office:value-type="float" office:value="0.94135993805869" calcext:value-type="float">
            <text:p>0.94135993805869</text:p>
          </table:table-cell>
          <table:table-cell office:value-type="float" office:value="0.00175438596491228" calcext:value-type="float">
            <text:p>0.00175438596491228</text:p>
          </table:table-cell>
          <table:table-cell office:value-type="float" office:value="0.997086674261279" calcext:value-type="float">
            <text:p>0.997086674261279</text:p>
          </table:table-cell>
          <table:table-cell office:value-type="float" office:value="0.450584795321637" calcext:value-type="float">
            <text:p>0.450584795321637</text:p>
          </table:table-cell>
          <table:table-cell office:value-type="float" office:value="0.666529561543412" calcext:value-type="float">
            <text:p>0.666529561543412</text:p>
          </table:table-cell>
          <table:table-cell office:value-type="float" office:value="0.744844781424017" calcext:value-type="float">
            <text:p>0.744844781424017</text:p>
          </table:table-cell>
          <table:table-cell office:value-type="float" office:value="0.891811006928593" calcext:value-type="float">
            <text:p>0.89181100692859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NS</text:p>
          </table:table-cell>
          <table:table-cell table:style-name="Default" office:value-type="float" office:value="0.351351351351351" calcext:value-type="float">
            <text:p>0.351351351351351</text:p>
          </table:table-cell>
          <table:table-cell office:value-type="float" office:value="0.4181240063593" calcext:value-type="float">
            <text:p>0.4181240063593</text:p>
          </table:table-cell>
          <table:table-cell office:value-type="float" office:value="0.786247139188316" calcext:value-type="float">
            <text:p>0.786247139188316</text:p>
          </table:table-cell>
          <table:table-cell office:value-type="float" office:value="0.342051884252276" calcext:value-type="float">
            <text:p>0.342051884252276</text:p>
          </table:table-cell>
          <table:table-cell office:value-type="float" office:value="0.41570470726481" calcext:value-type="float">
            <text:p>0.41570470726481</text:p>
          </table:table-cell>
          <table:table-cell office:value-type="float" office:value="0.689348171701113" calcext:value-type="float">
            <text:p>0.689348171701113</text:p>
          </table:table-cell>
          <table:table-cell office:value-type="float" office:value="0" calcext:value-type="float">
            <text:p>0</text:p>
          </table:table-cell>
          <table:table-cell office:value-type="float" office:value="0.632163742690058" calcext:value-type="float">
            <text:p>0.632163742690058</text:p>
          </table:table-cell>
          <table:table-cell office:value-type="float" office:value="0.412821372828019" calcext:value-type="float">
            <text:p>0.412821372828019</text:p>
          </table:table-cell>
          <table:table-cell office:value-type="float" office:value="0.411340752517223" calcext:value-type="float">
            <text:p>0.411340752517223</text:p>
          </table:table-cell>
          <table:table-cell office:value-type="float" office:value="0.459029501532935" calcext:value-type="float">
            <text:p>0.459029501532935</text:p>
          </table:table-cell>
          <table:table-cell office:value-type="float" office:value="0.99691148623333" calcext:value-type="float">
            <text:p>0.99691148623333</text:p>
          </table:table-cell>
          <table:table-cell office:value-type="float" office:value="0.931786352515593" calcext:value-type="float">
            <text:p>0.931786352515593</text:p>
          </table:table-cell>
          <table:table-cell office:value-type="float" office:value="0.00158982511923688" calcext:value-type="float">
            <text:p>0.00158982511923688</text:p>
          </table:table-cell>
          <table:table-cell office:value-type="float" office:value="0.996916396430097" calcext:value-type="float">
            <text:p>0.996916396430097</text:p>
          </table:table-cell>
          <table:table-cell office:value-type="float" office:value="0.443031266560678" calcext:value-type="float">
            <text:p>0.44303126656067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41739818907628" calcext:value-type="float">
            <text:p>0.741739818907628</text:p>
          </table:table-cell>
          <table:table-cell office:value-type="float" office:value="0.886688031103511" calcext:value-type="float">
            <text:p>0.88668803110351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aching_assistant_LM</text:p>
          </table:table-cell>
          <table:table-cell table:style-name="ce7" office:value-type="float" office:value="0.343434343434343" calcext:value-type="float">
            <text:p>0.343</text:p>
          </table:table-cell>
          <table:table-cell office:value-type="float" office:value="0.446464646464646" calcext:value-type="float">
            <text:p>0.446464646464646</text:p>
          </table:table-cell>
          <table:table-cell office:value-type="float" office:value="0.474747474747475" calcext:value-type="float">
            <text:p>0.474747474747475</text:p>
          </table:table-cell>
          <table:table-cell office:value-type="float" office:value="0.40354629453162" calcext:value-type="float">
            <text:p>0.40354629453162</text:p>
          </table:table-cell>
          <table:table-cell office:value-type="float" office:value="0.563131313131313" calcext:value-type="float">
            <text:p>0.563131313131313</text:p>
          </table:table-cell>
          <table:table-cell office:value-type="float" office:value="0.912457912457912" calcext:value-type="float">
            <text:p>0.912457912457912</text:p>
          </table:table-cell>
          <table:table-cell office:value-type="float" office:value="0.00989898989898991" calcext:value-type="float">
            <text:p>0.00989898989898991</text:p>
          </table:table-cell>
          <table:table-cell office:value-type="float" office:value="0.666632656531647" calcext:value-type="float">
            <text:p>0.666632656531647</text:p>
          </table:table-cell>
          <table:table-cell office:value-type="float" office:value="0.49186816252451" calcext:value-type="float">
            <text:p>0.49186816252451</text:p>
          </table:table-cell>
          <table:table-cell office:value-type="float" office:value="0.436387686387686" calcext:value-type="float">
            <text:p>0.436387686387686</text:p>
          </table:table-cell>
          <table:table-cell office:value-type="float" office:value="0.183600714661305" calcext:value-type="float">
            <text:p>0.183600714661305</text:p>
          </table:table-cell>
          <table:table-cell office:value-type="float" office:value="0.964959973888545" calcext:value-type="float">
            <text:p>0.964959973888545</text:p>
          </table:table-cell>
          <table:table-cell office:value-type="float" office:value="0.968394826279516" calcext:value-type="float">
            <text:p>0.968394826279516</text:p>
          </table:table-cell>
          <table:table-cell office:value-type="float" office:value="0.0202020202020202" calcext:value-type="float">
            <text:p>0.0202020202020202</text:p>
          </table:table-cell>
          <table:table-cell office:value-type="float" office:value="0.965668934240363" calcext:value-type="float">
            <text:p>0.965668934240363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662646821988222" calcext:value-type="float">
            <text:p>0.662646821988222</text:p>
          </table:table-cell>
          <table:table-cell office:value-type="float" office:value="0.714784617749154" calcext:value-type="float">
            <text:p>0.714784617749154</text:p>
          </table:table-cell>
          <table:table-cell office:value-type="float" office:value="0.815040364592573" calcext:value-type="float">
            <text:p>0.81504036459257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abetic_retinopathy</text:p>
          </table:table-cell>
          <table:table-cell table:style-name="Default" office:value-type="float" office:value="0.340425531914894" calcext:value-type="float">
            <text:p>0.340425531914894</text:p>
          </table:table-cell>
          <table:table-cell office:value-type="float" office:value="0.402945990180033" calcext:value-type="float">
            <text:p>0.402945990180033</text:p>
          </table:table-cell>
          <table:table-cell office:value-type="float" office:value="0.732233005232706" calcext:value-type="float">
            <text:p>0.732233005232706</text:p>
          </table:table-cell>
          <table:table-cell office:value-type="float" office:value="0.379213220341682" calcext:value-type="float">
            <text:p>0.379213220341682</text:p>
          </table:table-cell>
          <table:table-cell office:value-type="float" office:value="0.40569558101473" calcext:value-type="float">
            <text:p>0.40569558101473</text:p>
          </table:table-cell>
          <table:table-cell office:value-type="float" office:value="0.609165302782324" calcext:value-type="float">
            <text:p>0.609165302782324</text:p>
          </table:table-cell>
          <table:table-cell office:value-type="float" office:value="0" calcext:value-type="float">
            <text:p>0</text:p>
          </table:table-cell>
          <table:table-cell office:value-type="float" office:value="0.646104836374167" calcext:value-type="float">
            <text:p>0.646104836374167</text:p>
          </table:table-cell>
          <table:table-cell office:value-type="float" office:value="0.431664319801208" calcext:value-type="float">
            <text:p>0.431664319801208</text:p>
          </table:table-cell>
          <table:table-cell office:value-type="float" office:value="0.374405736107864" calcext:value-type="float">
            <text:p>0.374405736107864</text:p>
          </table:table-cell>
          <table:table-cell office:value-type="float" office:value="0.465679463310008" calcext:value-type="float">
            <text:p>0.465679463310008</text:p>
          </table:table-cell>
          <table:table-cell office:value-type="float" office:value="0.99597005714899" calcext:value-type="float">
            <text:p>0.99597005714899</text:p>
          </table:table-cell>
          <table:table-cell office:value-type="float" office:value="0.930006569362403" calcext:value-type="float">
            <text:p>0.930006569362403</text:p>
          </table:table-cell>
          <table:table-cell office:value-type="float" office:value="0.0016366612111293" calcext:value-type="float">
            <text:p>0.0016366612111293</text:p>
          </table:table-cell>
          <table:table-cell office:value-type="float" office:value="0.995976652800137" calcext:value-type="float">
            <text:p>0.995976652800137</text:p>
          </table:table-cell>
          <table:table-cell office:value-type="float" office:value="0.720820053406839" calcext:value-type="float">
            <text:p>0.720820053406839</text:p>
          </table:table-cell>
          <table:table-cell office:value-type="float" office:value="0" calcext:value-type="float">
            <text:p>0</text:p>
          </table:table-cell>
          <table:table-cell office:value-type="float" office:value="0.712801523260725" calcext:value-type="float">
            <text:p>0.712801523260725</text:p>
          </table:table-cell>
          <table:table-cell office:value-type="float" office:value="0.94161121295754" calcext:value-type="float">
            <text:p>0.94161121295754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raceptive_LS</text:p>
          </table:table-cell>
          <table:table-cell table:style-name="ce7" office:value-type="float" office:value="0.338862559241706" calcext:value-type="float">
            <text:p>0.339</text:p>
          </table:table-cell>
          <table:table-cell office:value-type="float" office:value="0.403554502369668" calcext:value-type="float">
            <text:p>0.403554502369668</text:p>
          </table:table-cell>
          <table:table-cell office:value-type="float" office:value="0.849394418114797" calcext:value-type="float">
            <text:p>0.849394418114797</text:p>
          </table:table-cell>
          <table:table-cell office:value-type="float" office:value="0.400834671174286" calcext:value-type="float">
            <text:p>0.400834671174286</text:p>
          </table:table-cell>
          <table:table-cell office:value-type="float" office:value="0.561112496882015" calcext:value-type="float">
            <text:p>0.561112496882015</text:p>
          </table:table-cell>
          <table:table-cell office:value-type="float" office:value="0.66824644549763" calcext:value-type="float">
            <text:p>0.66824644549763</text:p>
          </table:table-cell>
          <table:table-cell office:value-type="float" office:value="0.137436120978288" calcext:value-type="float">
            <text:p>0.137436120978288</text:p>
          </table:table-cell>
          <table:table-cell office:value-type="float" office:value="0.651840330031521" calcext:value-type="float">
            <text:p>0.651840330031521</text:p>
          </table:table-cell>
          <table:table-cell office:value-type="float" office:value="0.432576823722205" calcext:value-type="float">
            <text:p>0.432576823722205</text:p>
          </table:table-cell>
          <table:table-cell office:value-type="float" office:value="0.407898894154818" calcext:value-type="float">
            <text:p>0.407898894154818</text:p>
          </table:table-cell>
          <table:table-cell office:value-type="float" office:value="0.46312255405911" calcext:value-type="float">
            <text:p>0.46312255405911</text:p>
          </table:table-cell>
          <table:table-cell office:value-type="float" office:value="0.995393589971819" calcext:value-type="float">
            <text:p>0.995393589971819</text:p>
          </table:table-cell>
          <table:table-cell office:value-type="float" office:value="0.942793573275012" calcext:value-type="float">
            <text:p>0.942793573275012</text:p>
          </table:table-cell>
          <table:table-cell office:value-type="float" office:value="0.0023696682464455" calcext:value-type="float">
            <text:p>0.0023696682464455</text:p>
          </table:table-cell>
          <table:table-cell office:value-type="float" office:value="0.995403821476664" calcext:value-type="float">
            <text:p>0.995403821476664</text:p>
          </table:table-cell>
          <table:table-cell office:value-type="float" office:value="0.409820958399158" calcext:value-type="float">
            <text:p>0.409820958399158</text:p>
          </table:table-cell>
          <table:table-cell office:value-type="float" office:value="0.666454558875184" calcext:value-type="float">
            <text:p>0.666454558875184</text:p>
          </table:table-cell>
          <table:table-cell office:value-type="float" office:value="0.737890525138955" calcext:value-type="float">
            <text:p>0.737890525138955</text:p>
          </table:table-cell>
          <table:table-cell office:value-type="float" office:value="0.89175545956145" calcext:value-type="float">
            <text:p>0.8917554595614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iabetic_retinopathy</text:p>
          </table:table-cell>
          <table:table-cell table:style-name="ce7" office:value-type="float" office:value="0.337098175499566" calcext:value-type="float">
            <text:p>0.337</text:p>
          </table:table-cell>
          <table:table-cell office:value-type="float" office:value="0.39860990443093" calcext:value-type="float">
            <text:p>0.39860990443093</text:p>
          </table:table-cell>
          <table:table-cell office:value-type="float" office:value="0.775626827865542" calcext:value-type="float">
            <text:p>0.775626827865542</text:p>
          </table:table-cell>
          <table:table-cell office:value-type="float" office:value="0.402605173985696" calcext:value-type="float">
            <text:p>0.402605173985696</text:p>
          </table:table-cell>
          <table:table-cell office:value-type="float" office:value="0.4474022589053" calcext:value-type="float">
            <text:p>0.4474022589053</text:p>
          </table:table-cell>
          <table:table-cell office:value-type="float" office:value="0.676107732406603" calcext:value-type="float">
            <text:p>0.676107732406603</text:p>
          </table:table-cell>
          <table:table-cell office:value-type="float" office:value="0.0545174551126822" calcext:value-type="float">
            <text:p>0.0545174551126822</text:p>
          </table:table-cell>
          <table:table-cell office:value-type="float" office:value="0.665398300071734" calcext:value-type="float">
            <text:p>0.665398300071734</text:p>
          </table:table-cell>
          <table:table-cell office:value-type="float" office:value="0.455951109133749" calcext:value-type="float">
            <text:p>0.455951109133749</text:p>
          </table:table-cell>
          <table:table-cell office:value-type="float" office:value="0.380357660005792" calcext:value-type="float">
            <text:p>0.380357660005792</text:p>
          </table:table-cell>
          <table:table-cell office:value-type="float" office:value="0.469062137919487" calcext:value-type="float">
            <text:p>0.469062137919487</text:p>
          </table:table-cell>
          <table:table-cell office:value-type="float" office:value="0.996197261638778" calcext:value-type="float">
            <text:p>0.996197261638778</text:p>
          </table:table-cell>
          <table:table-cell office:value-type="float" office:value="0.934216424431959" calcext:value-type="float">
            <text:p>0.934216424431959</text:p>
          </table:table-cell>
          <table:table-cell office:value-type="float" office:value="0.00173761946133797" calcext:value-type="float">
            <text:p>0.00173761946133797</text:p>
          </table:table-cell>
          <table:table-cell office:value-type="float" office:value="0.996203843396849" calcext:value-type="float">
            <text:p>0.996203843396849</text:p>
          </table:table-cell>
          <table:table-cell office:value-type="float" office:value="0.713795783986465" calcext:value-type="float">
            <text:p>0.713795783986465</text:p>
          </table:table-cell>
          <table:table-cell office:value-type="float" office:value="0" calcext:value-type="float">
            <text:p>0</text:p>
          </table:table-cell>
          <table:table-cell office:value-type="float" office:value="0.711017310694134" calcext:value-type="float">
            <text:p>0.711017310694134</text:p>
          </table:table-cell>
          <table:table-cell office:value-type="float" office:value="0.935353504058683" calcext:value-type="float">
            <text:p>0.93535350405868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ima</text:p>
          </table:table-cell>
          <table:table-cell table:style-name="Default" office:value-type="float" office:value="0.335820895522388" calcext:value-type="float">
            <text:p>0.335820895522388</text:p>
          </table:table-cell>
          <table:table-cell office:value-type="float" office:value="0.488059701492537" calcext:value-type="float">
            <text:p>0.488059701492537</text:p>
          </table:table-cell>
          <table:table-cell office:value-type="float" office:value="0.893570608495982" calcext:value-type="float">
            <text:p>0.893570608495982</text:p>
          </table:table-cell>
          <table:table-cell office:value-type="float" office:value="0.407755401274524" calcext:value-type="float">
            <text:p>0.407755401274524</text:p>
          </table:table-cell>
          <table:table-cell office:value-type="float" office:value="0.588691159586682" calcext:value-type="float">
            <text:p>0.588691159586682</text:p>
          </table:table-cell>
          <table:table-cell office:value-type="float" office:value="0.685820895522388" calcext:value-type="float">
            <text:p>0.685820895522388</text:p>
          </table:table-cell>
          <table:table-cell office:value-type="float" office:value="0.464" calcext:value-type="float">
            <text:p>0.464</text:p>
          </table:table-cell>
          <table:table-cell office:value-type="float" office:value="0.767361111111111" calcext:value-type="float">
            <text:p>0.767361111111111</text:p>
          </table:table-cell>
          <table:table-cell office:value-type="float" office:value="0.476579451168378" calcext:value-type="float">
            <text:p>0.476579451168378</text:p>
          </table:table-cell>
          <table:table-cell office:value-type="float" office:value="0.46865671641791" calcext:value-type="float">
            <text:p>0.46865671641791</text:p>
          </table:table-cell>
          <table:table-cell office:value-type="float" office:value="0.500271072138828" calcext:value-type="float">
            <text:p>0.500271072138828</text:p>
          </table:table-cell>
          <table:table-cell office:value-type="float" office:value="0.994591648499078" calcext:value-type="float">
            <text:p>0.994591648499078</text:p>
          </table:table-cell>
          <table:table-cell office:value-type="float" office:value="0.83748720354114" calcext:value-type="float">
            <text:p>0.83748720354114</text:p>
          </table:table-cell>
          <table:table-cell office:value-type="float" office:value="0.00373134328358209" calcext:value-type="float">
            <text:p>0.00373134328358209</text:p>
          </table:table-cell>
          <table:table-cell office:value-type="float" office:value="0.994611828915126" calcext:value-type="float">
            <text:p>0.994611828915126</text:p>
          </table:table-cell>
          <table:table-cell office:value-type="float" office:value="0.854477611940298" calcext:value-type="float">
            <text:p>0.854477611940298</text:p>
          </table:table-cell>
          <table:table-cell office:value-type="float" office:value="0.684137420388295" calcext:value-type="float">
            <text:p>0.684137420388295</text:p>
          </table:table-cell>
          <table:table-cell office:value-type="float" office:value="0.81329489381942" calcext:value-type="float">
            <text:p>0.81329489381942</text:p>
          </table:table-cell>
          <table:table-cell office:value-type="float" office:value="0.953265916937175" calcext:value-type="float">
            <text:p>0.95326591693717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Yeast_CYTvsNUC</text:p>
          </table:table-cell>
          <table:table-cell table:style-name="ce7" office:value-type="float" office:value="0.334080717488789" calcext:value-type="float">
            <text:p>0.334</text:p>
          </table:table-cell>
          <table:table-cell office:value-type="float" office:value="0.41390134529148" calcext:value-type="float">
            <text:p>0.41390134529148</text:p>
          </table:table-cell>
          <table:table-cell office:value-type="float" office:value="0.73331197950032" calcext:value-type="float">
            <text:p>0.73331197950032</text:p>
          </table:table-cell>
          <table:table-cell office:value-type="float" office:value="0.451175014806667" calcext:value-type="float">
            <text:p>0.451175014806667</text:p>
          </table:table-cell>
          <table:table-cell office:value-type="float" office:value="0.552192326856004" calcext:value-type="float">
            <text:p>0.552192326856004</text:p>
          </table:table-cell>
          <table:table-cell office:value-type="float" office:value="1" calcext:value-type="float">
            <text:p>1</text:p>
          </table:table-cell>
          <table:table-cell office:value-type="float" office:value="0.0353175333417273" calcext:value-type="float">
            <text:p>0.0353175333417273</text:p>
          </table:table-cell>
          <table:table-cell office:value-type="float" office:value="0.666182375139925" calcext:value-type="float">
            <text:p>0.666182375139925</text:p>
          </table:table-cell>
          <table:table-cell office:value-type="float" office:value="0.499547951892863" calcext:value-type="float">
            <text:p>0.499547951892863</text:p>
          </table:table-cell>
          <table:table-cell office:value-type="float" office:value="0.413994768310912" calcext:value-type="float">
            <text:p>0.413994768310912</text:p>
          </table:table-cell>
          <table:table-cell office:value-type="float" office:value="0.443502720922475" calcext:value-type="float">
            <text:p>0.443502720922475</text:p>
          </table:table-cell>
          <table:table-cell office:value-type="float" office:value="0.995953169701651" calcext:value-type="float">
            <text:p>0.995953169701651</text:p>
          </table:table-cell>
          <table:table-cell office:value-type="float" office:value="0.909363489249892" calcext:value-type="float">
            <text:p>0.909363489249892</text:p>
          </table:table-cell>
          <table:table-cell office:value-type="float" office:value="0.00224215246636771" calcext:value-type="float">
            <text:p>0.00224215246636771</text:p>
          </table:table-cell>
          <table:table-cell office:value-type="float" office:value="0.99596220204168" calcext:value-type="float">
            <text:p>0.99596220204168</text:p>
          </table:table-cell>
          <table:table-cell office:value-type="float" office:value="0.736967488789238" calcext:value-type="float">
            <text:p>0.736967488789238</text:p>
          </table:table-cell>
          <table:table-cell office:value-type="float" office:value="0" calcext:value-type="float">
            <text:p>0</text:p>
          </table:table-cell>
          <table:table-cell office:value-type="float" office:value="0.714248564886043" calcext:value-type="float">
            <text:p>0.714248564886043</text:p>
          </table:table-cell>
          <table:table-cell office:value-type="float" office:value="0.951641792525916" calcext:value-type="float">
            <text:p>0.95164179252591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ppendicitis</text:p>
          </table:table-cell>
          <table:table-cell table:style-name="Default" office:value-type="float" office:value="0.333333333333333" calcext:value-type="float">
            <text:p>0.33333333333333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826455026455026" calcext:value-type="float">
            <text:p>0.826455026455026</text:p>
          </table:table-cell>
          <table:table-cell office:value-type="float" office:value="0.492367733610298" calcext:value-type="float">
            <text:p>0.492367733610298</text:p>
          </table:table-cell>
          <table:table-cell office:value-type="float" office:value="0.612244897959184" calcext:value-type="float">
            <text:p>0.612244897959184</text:p>
          </table:table-cell>
          <table:table-cell office:value-type="float" office:value="1" calcext:value-type="float">
            <text:p>1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.867924528301887" calcext:value-type="float">
            <text:p>0.867924528301887</text:p>
          </table:table-cell>
          <table:table-cell office:value-type="float" office:value="0.550182343215969" calcext:value-type="float">
            <text:p>0.550182343215969</text:p>
          </table:table-cell>
          <table:table-cell office:value-type="float" office:value="0.438095238095238" calcext:value-type="float">
            <text:p>0.438095238095238</text:p>
          </table:table-cell>
          <table:table-cell office:value-type="float" office:value="0.482542272261086" calcext:value-type="float">
            <text:p>0.482542272261086</text:p>
          </table:table-cell>
          <table:table-cell office:value-type="float" office:value="0.873809523809524" calcext:value-type="float">
            <text:p>0.873809523809524</text:p>
          </table:table-cell>
          <table:table-cell office:value-type="float" office:value="0.867912475399607" calcext:value-type="float">
            <text:p>0.867912475399607</text:p>
          </table:table-cell>
          <table:table-cell office:value-type="float" office:value="0.0476190476190476" calcext:value-type="float">
            <text:p>0.0476190476190476</text:p>
          </table:table-cell>
          <table:table-cell office:value-type="float" office:value="0.879818594104308" calcext:value-type="float">
            <text:p>0.879818594104308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682795195187524" calcext:value-type="float">
            <text:p>0.682795195187524</text:p>
          </table:table-cell>
          <table:table-cell office:value-type="float" office:value="0.760266034955844" calcext:value-type="float">
            <text:p>0.760266034955844</text:p>
          </table:table-cell>
          <table:table-cell office:value-type="float" office:value="0.87033442173743" calcext:value-type="float">
            <text:p>0.8703344217374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abetic_retinopathy</text:p>
          </table:table-cell>
          <table:table-cell table:style-name="Default" office:value-type="float" office:value="0.333333333333333" calcext:value-type="float">
            <text:p>0.333333333333333</text:p>
          </table:table-cell>
          <table:table-cell office:value-type="float" office:value="0.393703703703704" calcext:value-type="float">
            <text:p>0.393703703703704</text:p>
          </table:table-cell>
          <table:table-cell office:value-type="float" office:value="0.82472613458529" calcext:value-type="float">
            <text:p>0.82472613458529</text:p>
          </table:table-cell>
          <table:table-cell office:value-type="float" office:value="0.42907273634957" calcext:value-type="float">
            <text:p>0.42907273634957</text:p>
          </table:table-cell>
          <table:table-cell office:value-type="float" office:value="0.494592592592593" calcext:value-type="float">
            <text:p>0.494592592592593</text:p>
          </table:table-cell>
          <table:table-cell office:value-type="float" office:value="0.751851851851852" calcext:value-type="float">
            <text:p>0.751851851851852</text:p>
          </table:table-cell>
          <table:table-cell office:value-type="float" office:value="0.11620294599018" calcext:value-type="float">
            <text:p>0.11620294599018</text:p>
          </table:table-cell>
          <table:table-cell office:value-type="float" office:value="0.687228496959166" calcext:value-type="float">
            <text:p>0.687228496959166</text:p>
          </table:table-cell>
          <table:table-cell office:value-type="float" office:value="0.483431161508162" calcext:value-type="float">
            <text:p>0.483431161508162</text:p>
          </table:table-cell>
          <table:table-cell office:value-type="float" office:value="0.387092151675485" calcext:value-type="float">
            <text:p>0.387092151675485</text:p>
          </table:table-cell>
          <table:table-cell office:value-type="float" office:value="0.47288957159799" calcext:value-type="float">
            <text:p>0.47288957159799</text:p>
          </table:table-cell>
          <table:table-cell office:value-type="float" office:value="0.996454339311482" calcext:value-type="float">
            <text:p>0.996454339311482</text:p>
          </table:table-cell>
          <table:table-cell office:value-type="float" office:value="0.938979797482883" calcext:value-type="float">
            <text:p>0.938979797482883</text:p>
          </table:table-cell>
          <table:table-cell office:value-type="float" office:value="0.00185185185185185" calcext:value-type="float">
            <text:p>0.00185185185185185</text:p>
          </table:table-cell>
          <table:table-cell office:value-type="float" office:value="0.996460905349794" calcext:value-type="float">
            <text:p>0.996460905349794</text:p>
          </table:table-cell>
          <table:table-cell office:value-type="float" office:value="0.705847953216374" calcext:value-type="float">
            <text:p>0.705847953216374</text:p>
          </table:table-cell>
          <table:table-cell office:value-type="float" office:value="0" calcext:value-type="float">
            <text:p>0</text:p>
          </table:table-cell>
          <table:table-cell office:value-type="float" office:value="0.708998507216009" calcext:value-type="float">
            <text:p>0.708998507216009</text:p>
          </table:table-cell>
          <table:table-cell office:value-type="float" office:value="0.928273022323124" calcext:value-type="float">
            <text:p>0.92827302232312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upa</text:p>
          </table:table-cell>
          <table:table-cell table:style-name="Default" office:value-type="float" office:value="0.33" calcext:value-type="float">
            <text:p>0.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675333333333333" calcext:value-type="float">
            <text:p>0.675333333333333</text:p>
          </table:table-cell>
          <table:table-cell office:value-type="float" office:value="0.363672764227642" calcext:value-type="float">
            <text:p>0.363672764227642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6525" calcext:value-type="float">
            <text:p>0.6525</text:p>
          </table:table-cell>
          <table:table-cell office:value-type="float" office:value="0" calcext:value-type="float">
            <text:p>0</text:p>
          </table:table-cell>
          <table:table-cell office:value-type="float" office:value="0.613526570048309" calcext:value-type="float">
            <text:p>0.613526570048309</text:p>
          </table:table-cell>
          <table:table-cell office:value-type="float" office:value="0.413390849335729" calcext:value-type="float">
            <text:p>0.413390849335729</text:p>
          </table:table-cell>
          <table:table-cell office:value-type="float" office:value="0.33575" calcext:value-type="float">
            <text:p>0.33575</text:p>
          </table:table-cell>
          <table:table-cell office:value-type="float" office:value="0.458812025744106" calcext:value-type="float">
            <text:p>0.458812025744106</text:p>
          </table:table-cell>
          <table:table-cell office:value-type="float" office:value="0.990125628140703" calcext:value-type="float">
            <text:p>0.990125628140703</text:p>
          </table:table-cell>
          <table:table-cell office:value-type="float" office:value="0.880589971785879" calcext:value-type="float">
            <text:p>0.880589971785879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0175" calcext:value-type="float">
            <text:p>0.990175</text:p>
          </table:table-cell>
          <table:table-cell office:value-type="float" office:value="0.965833333333333" calcext:value-type="float">
            <text:p>0.965833333333333</text:p>
          </table:table-cell>
          <table:table-cell office:value-type="float" office:value="0.692391829083435" calcext:value-type="float">
            <text:p>0.692391829083435</text:p>
          </table:table-cell>
          <table:table-cell office:value-type="float" office:value="0.80031546726382" calcext:value-type="float">
            <text:p>0.80031546726382</text:p>
          </table:table-cell>
          <table:table-cell office:value-type="float" office:value="0.927859920200315" calcext:value-type="float">
            <text:p>0.92785992020031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ands</text:p>
          </table:table-cell>
          <table:table-cell table:style-name="ce7" office:value-type="float" office:value="0.315068493150685" calcext:value-type="float">
            <text:p>0.315</text:p>
          </table:table-cell>
          <table:table-cell office:value-type="float" office:value="0.368767123287671" calcext:value-type="float">
            <text:p>0.368767123287671</text:p>
          </table:table-cell>
          <table:table-cell office:value-type="float" office:value="0.625711275026344" calcext:value-type="float">
            <text:p>0.625711275026344</text:p>
          </table:table-cell>
          <table:table-cell office:value-type="float" office:value="0.466128729592794" calcext:value-type="float">
            <text:p>0.466128729592794</text:p>
          </table:table-cell>
          <table:table-cell office:value-type="float" office:value="0.638107098381071" calcext:value-type="float">
            <text:p>0.638107098381071</text:p>
          </table:table-cell>
          <table:table-cell/>
          <table:table-cell office:value-type="float" office:value="0.15276950565813" calcext:value-type="float">
            <text:p>0.15276950565813</text:p>
          </table:table-cell>
          <table:table-cell office:value-type="float" office:value="0.644085819728529" calcext:value-type="float">
            <text:p>0.644085819728529</text:p>
          </table:table-cell>
          <table:table-cell office:value-type="float" office:value="0.462394332221569" calcext:value-type="float">
            <text:p>0.462394332221569</text:p>
          </table:table-cell>
          <table:table-cell office:value-type="float" office:value="0.276679712981083" calcext:value-type="float">
            <text:p>0.276679712981083</text:p>
          </table:table-cell>
          <table:table-cell office:value-type="float" office:value="0.424692364082616" calcext:value-type="float">
            <text:p>0.424692364082616</text:p>
          </table:table-cell>
          <table:table-cell office:value-type="float" office:value="0.98868396546906" calcext:value-type="float">
            <text:p>0.98868396546906</text:p>
          </table:table-cell>
          <table:table-cell office:value-type="float" office:value="0.720542106460897" calcext:value-type="float">
            <text:p>0.720542106460897</text:p>
          </table:table-cell>
          <table:table-cell office:value-type="float" office:value="0.00547945205479452" calcext:value-type="float">
            <text:p>0.00547945205479452</text:p>
          </table:table-cell>
          <table:table-cell office:value-type="float" office:value="0.988743299583085" calcext:value-type="float">
            <text:p>0.988743299583085</text:p>
          </table:table-cell>
          <table:table-cell office:value-type="float" office:value="0.750108147080029" calcext:value-type="float">
            <text:p>0.750108147080029</text:p>
          </table:table-cell>
          <table:table-cell office:value-type="float" office:value="0" calcext:value-type="float">
            <text:p>0</text:p>
          </table:table-cell>
          <table:table-cell office:value-type="float" office:value="0.769062042134019" calcext:value-type="float">
            <text:p>0.769062042134019</text:p>
          </table:table-cell>
          <table:table-cell office:value-type="float" office:value="0.979238513462604" calcext:value-type="float">
            <text:p>0.979238513462604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lpd</text:p>
          </table:table-cell>
          <table:table-cell table:style-name="ce7" office:value-type="float" office:value="0.309153713298791" calcext:value-type="float">
            <text:p>0.309</text:p>
          </table:table-cell>
          <table:table-cell office:value-type="float" office:value="0.382383419689119" calcext:value-type="float">
            <text:p>0.382383419689119</text:p>
          </table:table-cell>
          <table:table-cell office:value-type="float" office:value="0.730870316137268" calcext:value-type="float">
            <text:p>0.730870316137268</text:p>
          </table:table-cell>
          <table:table-cell office:value-type="float" office:value="0.3650318153245" calcext:value-type="float">
            <text:p>0.3650318153245</text:p>
          </table:table-cell>
          <table:table-cell office:value-type="float" office:value="0.458117443868739" calcext:value-type="float">
            <text:p>0.458117443868739</text:p>
          </table:table-cell>
          <table:table-cell office:value-type="float" office:value="1" calcext:value-type="float">
            <text:p>1</text:p>
          </table:table-cell>
          <table:table-cell office:value-type="float" office:value="0.171397461890816" calcext:value-type="float">
            <text:p>0.171397461890816</text:p>
          </table:table-cell>
          <table:table-cell office:value-type="float" office:value="0.605018479243291" calcext:value-type="float">
            <text:p>0.605018479243291</text:p>
          </table:table-cell>
          <table:table-cell office:value-type="float" office:value="0.363327507979754" calcext:value-type="float">
            <text:p>0.363327507979754</text:p>
          </table:table-cell>
          <table:table-cell office:value-type="float" office:value="0.367328727691422" calcext:value-type="float">
            <text:p>0.367328727691422</text:p>
          </table:table-cell>
          <table:table-cell office:value-type="float" office:value="0.437806439830472" calcext:value-type="float">
            <text:p>0.437806439830472</text:p>
          </table:table-cell>
          <table:table-cell office:value-type="float" office:value="0.98883698599999" calcext:value-type="float">
            <text:p>0.98883698599999</text:p>
          </table:table-cell>
          <table:table-cell office:value-type="float" office:value="0.904550311408326" calcext:value-type="float">
            <text:p>0.904550311408326</text:p>
          </table:table-cell>
          <table:table-cell office:value-type="float" office:value="0.00345423143350604" calcext:value-type="float">
            <text:p>0.00345423143350604</text:p>
          </table:table-cell>
          <table:table-cell office:value-type="float" office:value="0.988868940209332" calcext:value-type="float">
            <text:p>0.988868940209332</text:p>
          </table:table-cell>
          <table:table-cell office:value-type="float" office:value="0.839550949913644" calcext:value-type="float">
            <text:p>0.839550949913644</text:p>
          </table:table-cell>
          <table:table-cell office:value-type="float" office:value="0.614944576676015" calcext:value-type="float">
            <text:p>0.614944576676015</text:p>
          </table:table-cell>
          <table:table-cell office:value-type="float" office:value="0.765888262684638" calcext:value-type="float">
            <text:p>0.765888262684638</text:p>
          </table:table-cell>
          <table:table-cell office:value-type="float" office:value="0.946065877030485" calcext:value-type="float">
            <text:p>0.94606587703048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LS</text:p>
          </table:table-cell>
          <table:table-cell table:style-name="Default" office:value-type="float" office:value="0.301369863013699" calcext:value-type="float">
            <text:p>0.301369863013699</text:p>
          </table:table-cell>
          <table:table-cell office:value-type="float" office:value="0.329941291585127" calcext:value-type="float">
            <text:p>0.329941291585127</text:p>
          </table:table-cell>
          <table:table-cell office:value-type="float" office:value="0.801913459447706" calcext:value-type="float">
            <text:p>0.801913459447706</text:p>
          </table:table-cell>
          <table:table-cell office:value-type="float" office:value="0.331021978934537" calcext:value-type="float">
            <text:p>0.331021978934537</text:p>
          </table:table-cell>
          <table:table-cell office:value-type="float" office:value="0.558862910701411" calcext:value-type="float">
            <text:p>0.558862910701411</text:p>
          </table:table-cell>
          <table:table-cell office:value-type="float" office:value="0.699412915851272" calcext:value-type="float">
            <text:p>0.699412915851272</text:p>
          </table:table-cell>
          <table:table-cell office:value-type="float" office:value="0" calcext:value-type="float">
            <text:p>0</text:p>
          </table:table-cell>
          <table:table-cell office:value-type="float" office:value="0.596366508688784" calcext:value-type="float">
            <text:p>0.596366508688784</text:p>
          </table:table-cell>
          <table:table-cell office:value-type="float" office:value="0.35623769922614" calcext:value-type="float">
            <text:p>0.35623769922614</text:p>
          </table:table-cell>
          <table:table-cell office:value-type="float" office:value="0.337769080234834" calcext:value-type="float">
            <text:p>0.337769080234834</text:p>
          </table:table-cell>
          <table:table-cell office:value-type="float" office:value="0.43286089601469" calcext:value-type="float">
            <text:p>0.43286089601469</text:p>
          </table:table-cell>
          <table:table-cell office:value-type="float" office:value="0.994313341775066" calcext:value-type="float">
            <text:p>0.994313341775066</text:p>
          </table:table-cell>
          <table:table-cell office:value-type="float" office:value="0.934282736971247" calcext:value-type="float">
            <text:p>0.934282736971247</text:p>
          </table:table-cell>
          <table:table-cell office:value-type="float" office:value="0.00195694716242661" calcext:value-type="float">
            <text:p>0.00195694716242661</text:p>
          </table:table-cell>
          <table:table-cell office:value-type="float" office:value="0.994324470264743" calcext:value-type="float">
            <text:p>0.994324470264743</text:p>
          </table:table-cell>
          <table:table-cell office:value-type="float" office:value="0.439878234398782" calcext:value-type="float">
            <text:p>0.439878234398782</text:p>
          </table:table-cell>
          <table:table-cell office:value-type="float" office:value="0.666316335989541" calcext:value-type="float">
            <text:p>0.666316335989541</text:p>
          </table:table-cell>
          <table:table-cell office:value-type="float" office:value="0.743084441349172" calcext:value-type="float">
            <text:p>0.743084441349172</text:p>
          </table:table-cell>
          <table:table-cell office:value-type="float" office:value="0.89019407331002" calcext:value-type="float">
            <text:p>0.8901940733100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ineQualityRed_5vs6</text:p>
          </table:table-cell>
          <table:table-cell table:style-name="Default" office:value-type="float" office:value="0.297805642633229" calcext:value-type="float">
            <text:p>0.297805642633229</text:p>
          </table:table-cell>
          <table:table-cell office:value-type="float" office:value="0.353918495297806" calcext:value-type="float">
            <text:p>0.353918495297806</text:p>
          </table:table-cell>
          <table:table-cell office:value-type="float" office:value="0.675026123301985" calcext:value-type="float">
            <text:p>0.675026123301985</text:p>
          </table:table-cell>
          <table:table-cell office:value-type="float" office:value="0.449250908447048" calcext:value-type="float">
            <text:p>0.449250908447048</text:p>
          </table:table-cell>
          <table:table-cell office:value-type="float" office:value="0.547370254266806" calcext:value-type="float">
            <text:p>0.547370254266806</text:p>
          </table:table-cell>
          <table:table-cell office:value-type="float" office:value="1" calcext:value-type="float">
            <text:p>1</text:p>
          </table:table-cell>
          <table:table-cell office:value-type="float" office:value="0.0631424375917768" calcext:value-type="float">
            <text:p>0.0631424375917768</text:p>
          </table:table-cell>
          <table:table-cell office:value-type="float" office:value="0.677533484963356" calcext:value-type="float">
            <text:p>0.677533484963356</text:p>
          </table:table-cell>
          <table:table-cell office:value-type="float" office:value="0.451439381784841" calcext:value-type="float">
            <text:p>0.451439381784841</text:p>
          </table:table-cell>
          <table:table-cell office:value-type="float" office:value="0.36265487386177" calcext:value-type="float">
            <text:p>0.36265487386177</text:p>
          </table:table-cell>
          <table:table-cell office:value-type="float" office:value="0.316926038050533" calcext:value-type="float">
            <text:p>0.316926038050533</text:p>
          </table:table-cell>
          <table:table-cell office:value-type="float" office:value="0.995450362445436" calcext:value-type="float">
            <text:p>0.995450362445436</text:p>
          </table:table-cell>
          <table:table-cell office:value-type="float" office:value="0.867083173910642" calcext:value-type="float">
            <text:p>0.867083173910642</text:p>
          </table:table-cell>
          <table:table-cell office:value-type="float" office:value="0.00156739811912226" calcext:value-type="float">
            <text:p>0.00156739811912226</text:p>
          </table:table-cell>
          <table:table-cell office:value-type="float" office:value="0.995457493538782" calcext:value-type="float">
            <text:p>0.995457493538782</text:p>
          </table:table-cell>
          <table:table-cell office:value-type="float" office:value="0.979481333713309" calcext:value-type="float">
            <text:p>0.979481333713309</text:p>
          </table:table-cell>
          <table:table-cell office:value-type="float" office:value="0.686460304034036" calcext:value-type="float">
            <text:p>0.686460304034036</text:p>
          </table:table-cell>
          <table:table-cell office:value-type="float" office:value="0.803597540402405" calcext:value-type="float">
            <text:p>0.803597540402405</text:p>
          </table:table-cell>
          <table:table-cell office:value-type="float" office:value="0.96057832138534" calcext:value-type="float">
            <text:p>0.9605783213853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itanic</text:p>
          </table:table-cell>
          <table:table-cell table:style-name="Default" office:value-type="float" office:value="0.282" calcext:value-type="float">
            <text:p>0.282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731090909090909" calcext:value-type="float">
            <text:p>0.731090909090909</text:p>
          </table:table-cell>
          <table:table-cell office:value-type="float" office:value="0.445279789633386" calcext:value-type="float">
            <text:p>0.445279789633386</text:p>
          </table:table-cell>
          <table:table-cell office:value-type="float" office:value="0.473789473684211" calcext:value-type="float">
            <text:p>0.473789473684211</text:p>
          </table:table-cell>
          <table:table-cell office:value-type="float" office:value="1" calcext:value-type="float">
            <text:p>1</text:p>
          </table:table-cell>
          <table:table-cell office:value-type="float" office:value="0.381953028430161" calcext:value-type="float">
            <text:p>0.381953028430161</text:p>
          </table:table-cell>
          <table:table-cell office:value-type="float" office:value="0.745352686529157" calcext:value-type="float">
            <text:p>0.745352686529157</text:p>
          </table:table-cell>
          <table:table-cell office:value-type="float" office:value="0.584961822309249" calcext:value-type="float">
            <text:p>0.584961822309249</text:p>
          </table:table-cell>
          <table:table-cell office:value-type="float" office:value="0.337566666666667" calcext:value-type="float">
            <text:p>0.337566666666667</text:p>
          </table:table-cell>
          <table:table-cell office:value-type="float" office:value="0.331401857378528" calcext:value-type="float">
            <text:p>0.331401857378528</text:p>
          </table:table-cell>
          <table:table-cell office:value-type="float" office:value="0.982629258517034" calcext:value-type="float">
            <text:p>0.982629258517034</text:p>
          </table:table-cell>
          <table:table-cell office:value-type="float" office:value="0.976792747224232" calcext:value-type="float">
            <text:p>0.9767927472242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2664" calcext:value-type="float">
            <text:p>0.982664</text:p>
          </table:table-cell>
          <table:table-cell office:value-type="float" office:value="0.308888888888889" calcext:value-type="float">
            <text:p>0.308888888888889</text:p>
          </table:table-cell>
          <table:table-cell office:value-type="float" office:value="0.666666518396557" calcext:value-type="float">
            <text:p>0.666666518396557</text:p>
          </table:table-cell>
          <table:table-cell office:value-type="float" office:value="0.693913666750946" calcext:value-type="float">
            <text:p>0.693913666750946</text:p>
          </table:table-cell>
          <table:table-cell office:value-type="float" office:value="0.826633896601891" calcext:value-type="float">
            <text:p>0.82663389660189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Yeast_CYTvsNUC</text:p>
          </table:table-cell>
          <table:table-cell table:style-name="Default" office:value-type="float" office:value="0.280777537796976" calcext:value-type="float">
            <text:p>0.280777537796976</text:p>
          </table:table-cell>
          <table:table-cell office:value-type="float" office:value="0.367602591792657" calcext:value-type="float">
            <text:p>0.367602591792657</text:p>
          </table:table-cell>
          <table:table-cell office:value-type="float" office:value="0.739216291268127" calcext:value-type="float">
            <text:p>0.739216291268127</text:p>
          </table:table-cell>
          <table:table-cell office:value-type="float" office:value="0.434609193528669" calcext:value-type="float">
            <text:p>0.434609193528669</text:p>
          </table:table-cell>
          <table:table-cell office:value-type="float" office:value="0.576313894888409" calcext:value-type="float">
            <text:p>0.576313894888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961136023916" calcext:value-type="float">
            <text:p>0.653961136023916</text:p>
          </table:table-cell>
          <table:table-cell office:value-type="float" office:value="0.495615014359857" calcext:value-type="float">
            <text:p>0.495615014359857</text:p>
          </table:table-cell>
          <table:table-cell office:value-type="float" office:value="0.393952483801296" calcext:value-type="float">
            <text:p>0.393952483801296</text:p>
          </table:table-cell>
          <table:table-cell office:value-type="float" office:value="0.413071583661829" calcext:value-type="float">
            <text:p>0.413071583661829</text:p>
          </table:table-cell>
          <table:table-cell office:value-type="float" office:value="0.995488672594504" calcext:value-type="float">
            <text:p>0.995488672594504</text:p>
          </table:table-cell>
          <table:table-cell office:value-type="float" office:value="0.919016087104366" calcext:value-type="float">
            <text:p>0.919016087104366</text:p>
          </table:table-cell>
          <table:table-cell office:value-type="float" office:value="0.00215982721382289" calcext:value-type="float">
            <text:p>0.00215982721382289</text:p>
          </table:table-cell>
          <table:table-cell office:value-type="float" office:value="0.995498416282205" calcext:value-type="float">
            <text:p>0.995498416282205</text:p>
          </table:table-cell>
          <table:table-cell office:value-type="float" office:value="0.73488120950324" calcext:value-type="float">
            <text:p>0.73488120950324</text:p>
          </table:table-cell>
          <table:table-cell office:value-type="float" office:value="0" calcext:value-type="float">
            <text:p>0</text:p>
          </table:table-cell>
          <table:table-cell office:value-type="float" office:value="0.71274637380369" calcext:value-type="float">
            <text:p>0.71274637380369</text:p>
          </table:table-cell>
          <table:table-cell office:value-type="float" office:value="0.953111618358468" calcext:value-type="float">
            <text:p>0.95311161835846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rrhythmia_cfs</text:p>
          </table:table-cell>
          <table:table-cell table:style-name="Default" office:value-type="float" office:value="0.280193236714976" calcext:value-type="float">
            <text:p>0.280193236714976</text:p>
          </table:table-cell>
          <table:table-cell office:value-type="float" office:value="0.49951690821256" calcext:value-type="float">
            <text:p>0.49951690821256</text:p>
          </table:table-cell>
          <table:table-cell office:value-type="float" office:value="0.891347739304001" calcext:value-type="float">
            <text:p>0.891347739304001</text:p>
          </table:table-cell>
          <table:table-cell office:value-type="float" office:value="0.193338730687819" calcext:value-type="float">
            <text:p>0.193338730687819</text:p>
          </table:table-cell>
          <table:table-cell office:value-type="float" office:value="0.287000439174352" calcext:value-type="float">
            <text:p>0.287000439174352</text:p>
          </table:table-cell>
          <table:table-cell office:value-type="float" office:value="0.419753086419753" calcext:value-type="float">
            <text:p>0.419753086419753</text:p>
          </table:table-cell>
          <table:table-cell office:value-type="float" office:value="0.155102040816327" calcext:value-type="float">
            <text:p>0.155102040816327</text:p>
          </table:table-cell>
          <table:table-cell office:value-type="float" office:value="0.694690265486726" calcext:value-type="float">
            <text:p>0.694690265486726</text:p>
          </table:table-cell>
          <table:table-cell office:value-type="float" office:value="0.371484425294844" calcext:value-type="float">
            <text:p>0.371484425294844</text:p>
          </table:table-cell>
          <table:table-cell office:value-type="float" office:value="0.407648953301127" calcext:value-type="float">
            <text:p>0.407648953301127</text:p>
          </table:table-cell>
          <table:table-cell office:value-type="float" office:value="0.483443690726302" calcext:value-type="float">
            <text:p>0.483443690726302</text:p>
          </table:table-cell>
          <table:table-cell office:value-type="float" office:value="0.989845692040711" calcext:value-type="float">
            <text:p>0.989845692040711</text:p>
          </table:table-cell>
          <table:table-cell office:value-type="float" office:value="0.750224923821408" calcext:value-type="float">
            <text:p>0.750224923821408</text:p>
          </table:table-cell>
          <table:table-cell office:value-type="float" office:value="0.00483091787439613" calcext:value-type="float">
            <text:p>0.00483091787439613</text:p>
          </table:table-cell>
          <table:table-cell office:value-type="float" office:value="0.989894746668534" calcext:value-type="float">
            <text:p>0.989894746668534</text:p>
          </table:table-cell>
          <table:table-cell office:value-type="float" office:value="0.716673194934065" calcext:value-type="float">
            <text:p>0.716673194934065</text:p>
          </table:table-cell>
          <table:table-cell office:value-type="float" office:value="0.53559427745651" calcext:value-type="float">
            <text:p>0.53559427745651</text:p>
          </table:table-cell>
          <table:table-cell office:value-type="float" office:value="0.785533719385156" calcext:value-type="float">
            <text:p>0.785533719385156</text:p>
          </table:table-cell>
          <table:table-cell office:value-type="float" office:value="0.988120993657142" calcext:value-type="float">
            <text:p>0.98812099365714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3</text:p>
          </table:table-cell>
          <table:table-cell table:style-name="Default" office:value-type="float" office:value="0.27992277992278" calcext:value-type="float">
            <text:p>0.27992277992278</text:p>
          </table:table-cell>
          <table:table-cell office:value-type="float" office:value="0.388416988416988" calcext:value-type="float">
            <text:p>0.388416988416988</text:p>
          </table:table-cell>
          <table:table-cell office:value-type="float" office:value="0.687442544585402" calcext:value-type="float">
            <text:p>0.687442544585402</text:p>
          </table:table-cell>
          <table:table-cell office:value-type="float" office:value="0.346842536489879" calcext:value-type="float">
            <text:p>0.346842536489879</text:p>
          </table:table-cell>
          <table:table-cell office:value-type="float" office:value="0.484314671814672" calcext:value-type="float">
            <text:p>0.484314671814672</text:p>
          </table:table-cell>
          <table:table-cell office:value-type="float" office:value="0.563063063063063" calcext:value-type="float">
            <text:p>0.563063063063063</text:p>
          </table:table-cell>
          <table:table-cell office:value-type="float" office:value="0" calcext:value-type="float">
            <text:p>0</text:p>
          </table:table-cell>
          <table:table-cell office:value-type="float" office:value="0.654666666666667" calcext:value-type="float">
            <text:p>0.654666666666667</text:p>
          </table:table-cell>
          <table:table-cell office:value-type="float" office:value="0.390032737495683" calcext:value-type="float">
            <text:p>0.390032737495683</text:p>
          </table:table-cell>
          <table:table-cell office:value-type="float" office:value="0.390926640926641" calcext:value-type="float">
            <text:p>0.390926640926641</text:p>
          </table:table-cell>
          <table:table-cell office:value-type="float" office:value="0.43250874385587" calcext:value-type="float">
            <text:p>0.43250874385587</text:p>
          </table:table-cell>
          <table:table-cell office:value-type="float" office:value="0.995653570121655" calcext:value-type="float">
            <text:p>0.995653570121655</text:p>
          </table:table-cell>
          <table:table-cell office:value-type="float" office:value="0.967578714189714" calcext:value-type="float">
            <text:p>0.967578714189714</text:p>
          </table:table-cell>
          <table:table-cell office:value-type="float" office:value="0.00193050193050193" calcext:value-type="float">
            <text:p>0.00193050193050193</text:p>
          </table:table-cell>
          <table:table-cell office:value-type="float" office:value="0.995661960912926" calcext:value-type="float">
            <text:p>0.995661960912926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815001380489357" calcext:value-type="float">
            <text:p>0.815001380489357</text:p>
          </table:table-cell>
          <table:table-cell office:value-type="float" office:value="0.862071187894175" calcext:value-type="float">
            <text:p>0.862071187894175</text:p>
          </table:table-cell>
          <table:table-cell office:value-type="float" office:value="0.909140995298992" calcext:value-type="float">
            <text:p>0.90914099529899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aching_assistant_LH</text:p>
          </table:table-cell>
          <table:table-cell table:style-name="ce8" office:value-type="float" office:value="0.277227722772277" calcext:value-type="float">
            <text:p>0.277</text:p>
          </table:table-cell>
          <table:table-cell office:value-type="float" office:value="0.415841584158416" calcext:value-type="float">
            <text:p>0.415841584158416</text:p>
          </table:table-cell>
          <table:table-cell office:value-type="float" office:value="0.690784463061691" calcext:value-type="float">
            <text:p>0.690784463061691</text:p>
          </table:table-cell>
          <table:table-cell office:value-type="float" office:value="0.231476738407431" calcext:value-type="float">
            <text:p>0.231476738407431</text:p>
          </table:table-cell>
          <table:table-cell office:value-type="float" office:value="0.492719860221316" calcext:value-type="float">
            <text:p>0.492719860221316</text:p>
          </table:table-cell>
          <table:table-cell office:value-type="float" office:value="0.671067106710671" calcext:value-type="float">
            <text:p>0.671067106710671</text:p>
          </table:table-cell>
          <table:table-cell office:value-type="float" office:value="0.027989337395278" calcext:value-type="float">
            <text:p>0.027989337395278</text:p>
          </table:table-cell>
          <table:table-cell office:value-type="float" office:value="0.666372577851844" calcext:value-type="float">
            <text:p>0.666372577851844</text:p>
          </table:table-cell>
          <table:table-cell office:value-type="float" office:value="0.406431901907107" calcext:value-type="float">
            <text:p>0.406431901907107</text:p>
          </table:table-cell>
          <table:table-cell office:value-type="float" office:value="0.441301272984441" calcext:value-type="float">
            <text:p>0.441301272984441</text:p>
          </table:table-cell>
          <table:table-cell office:value-type="float" office:value="0.188148454611057" calcext:value-type="float">
            <text:p>0.188148454611057</text:p>
          </table:table-cell>
          <table:table-cell office:value-type="float" office:value="0.9546447291788" calcext:value-type="float">
            <text:p>0.9546447291788</text:p>
          </table:table-cell>
          <table:table-cell office:value-type="float" office:value="0.951285944739473" calcext:value-type="float">
            <text:p>0.951285944739473</text:p>
          </table:table-cell>
          <table:table-cell office:value-type="float" office:value="0.0198019801980198" calcext:value-type="float">
            <text:p>0.0198019801980198</text:p>
          </table:table-cell>
          <table:table-cell office:value-type="float" office:value="0.955534917698991" calcext:value-type="float">
            <text:p>0.955534917698991</text:p>
          </table:table-cell>
          <table:table-cell office:value-type="float" office:value="0.316831683168317" calcext:value-type="float">
            <text:p>0.316831683168317</text:p>
          </table:table-cell>
          <table:table-cell office:value-type="float" office:value="0.665713768995335" calcext:value-type="float">
            <text:p>0.665713768995335</text:p>
          </table:table-cell>
          <table:table-cell office:value-type="float" office:value="0.719985214605985" calcext:value-type="float">
            <text:p>0.719985214605985</text:p>
          </table:table-cell>
          <table:table-cell office:value-type="float" office:value="0.827575208155953" calcext:value-type="float">
            <text:p>0.82757520815595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aching_assistant_MH</text:p>
          </table:table-cell>
          <table:table-cell table:style-name="ce8" office:value-type="float" office:value="0.274509803921569" calcext:value-type="float">
            <text:p>0.27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107516339869281" calcext:value-type="float">
            <text:p>0.107516339869281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625816993464052" calcext:value-type="float">
            <text:p>0.625816993464052</text:p>
          </table:table-cell>
          <table:table-cell office:value-type="float" office:value="0.0188536953242835" calcext:value-type="float">
            <text:p>0.0188536953242835</text:p>
          </table:table-cell>
          <table:table-cell office:value-type="float" office:value="0.666538510829168" calcext:value-type="float">
            <text:p>0.666538510829168</text:p>
          </table:table-cell>
          <table:table-cell office:value-type="float" office:value="0.457779491013922" calcext:value-type="float">
            <text:p>0.457779491013922</text:p>
          </table:table-cell>
          <table:table-cell office:value-type="float" office:value="0.566830065359477" calcext:value-type="float">
            <text:p>0.566830065359477</text:p>
          </table:table-cell>
          <table:table-cell office:value-type="float" office:value="0.233760908688402" calcext:value-type="float">
            <text:p>0.233760908688402</text:p>
          </table:table-cell>
          <table:table-cell office:value-type="float" office:value="0.96748895636686" calcext:value-type="float">
            <text:p>0.96748895636686</text:p>
          </table:table-cell>
          <table:table-cell office:value-type="float" office:value="0.985220271358295" calcext:value-type="float">
            <text:p>0.985220271358295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968129713423831" calcext:value-type="float">
            <text:p>0.968129713423831</text:p>
          </table:table-cell>
          <table:table-cell office:value-type="float" office:value="0.297385620915033" calcext:value-type="float">
            <text:p>0.297385620915033</text:p>
          </table:table-cell>
          <table:table-cell office:value-type="float" office:value="0.661058746553525" calcext:value-type="float">
            <text:p>0.661058746553525</text:p>
          </table:table-cell>
          <table:table-cell office:value-type="float" office:value="0.712281396016698" calcext:value-type="float">
            <text:p>0.712281396016698</text:p>
          </table:table-cell>
          <table:table-cell office:value-type="float" office:value="0.809118774829902" calcext:value-type="float">
            <text:p>0.80911877482990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raceptive_NL</text:p>
          </table:table-cell>
          <table:table-cell table:style-name="ce8" office:value-type="float" office:value="0.274428274428274" calcext:value-type="float">
            <text:p>0.274</text:p>
          </table:table-cell>
          <table:table-cell office:value-type="float" office:value="0.357172557172557" calcext:value-type="float">
            <text:p>0.357172557172557</text:p>
          </table:table-cell>
          <table:table-cell office:value-type="float" office:value="0.744739110592769" calcext:value-type="float">
            <text:p>0.744739110592769</text:p>
          </table:table-cell>
          <table:table-cell office:value-type="float" office:value="0.32356949789587" calcext:value-type="float">
            <text:p>0.32356949789587</text:p>
          </table:table-cell>
          <table:table-cell office:value-type="float" office:value="0.537360890302067" calcext:value-type="float">
            <text:p>0.537360890302067</text:p>
          </table:table-cell>
          <table:table-cell office:value-type="float" office:value="0.751819126819127" calcext:value-type="float">
            <text:p>0.751819126819127</text:p>
          </table:table-cell>
          <table:table-cell office:value-type="float" office:value="0.16289592760181" calcext:value-type="float">
            <text:p>0.16289592760181</text:p>
          </table:table-cell>
          <table:table-cell office:value-type="float" office:value="0.635108481262327" calcext:value-type="float">
            <text:p>0.635108481262327</text:p>
          </table:table-cell>
          <table:table-cell office:value-type="float" office:value="0.386484418655944" calcext:value-type="float">
            <text:p>0.386484418655944</text:p>
          </table:table-cell>
          <table:table-cell office:value-type="float" office:value="0.350121275121275" calcext:value-type="float">
            <text:p>0.350121275121275</text:p>
          </table:table-cell>
          <table:table-cell office:value-type="float" office:value="0.427313986445734" calcext:value-type="float">
            <text:p>0.427313986445734</text:p>
          </table:table-cell>
          <table:table-cell office:value-type="float" office:value="0.993752085024819" calcext:value-type="float">
            <text:p>0.993752085024819</text:p>
          </table:table-cell>
          <table:table-cell office:value-type="float" office:value="0.924892457571045" calcext:value-type="float">
            <text:p>0.924892457571045</text:p>
          </table:table-cell>
          <table:table-cell office:value-type="float" office:value="0.00207900207900208" calcext:value-type="float">
            <text:p>0.00207900207900208</text:p>
          </table:table-cell>
          <table:table-cell office:value-type="float" office:value="0.993764279137888" calcext:value-type="float">
            <text:p>0.993764279137888</text:p>
          </table:table-cell>
          <table:table-cell office:value-type="float" office:value="0.398821898821899" calcext:value-type="float">
            <text:p>0.398821898821899</text:p>
          </table:table-cell>
          <table:table-cell office:value-type="float" office:value="0.662836777122491" calcext:value-type="float">
            <text:p>0.662836777122491</text:p>
          </table:table-cell>
          <table:table-cell office:value-type="float" office:value="0.735081235824071" calcext:value-type="float">
            <text:p>0.735081235824071</text:p>
          </table:table-cell>
          <table:table-cell office:value-type="float" office:value="0.886280712372407" calcext:value-type="float">
            <text:p>0.88628071237240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3</text:p>
          </table:table-cell>
          <table:table-cell table:style-name="ce8" office:value-type="float" office:value="0.266" calcext:value-type="float">
            <text:p>0.266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76380952380952" calcext:value-type="float">
            <text:p>0.676380952380952</text:p>
          </table:table-cell>
          <table:table-cell office:value-type="float" office:value="0.359328867803515" calcext:value-type="float">
            <text:p>0.359328867803515</text:p>
          </table:table-cell>
          <table:table-cell office:value-type="float" office:value="0.497041666666667" calcext:value-type="float">
            <text:p>0.497041666666667</text:p>
          </table:table-cell>
          <table:table-cell office:value-type="float" office:value="0.610666666666667" calcext:value-type="float">
            <text:p>0.610666666666667</text:p>
          </table:table-cell>
          <table:table-cell office:value-type="float" office:value="0.0334980694980695" calcext:value-type="float">
            <text:p>0.0334980694980695</text:p>
          </table:table-cell>
          <table:table-cell office:value-type="float" office:value="0.666234666666667" calcext:value-type="float">
            <text:p>0.666234666666667</text:p>
          </table:table-cell>
          <table:table-cell office:value-type="float" office:value="0.403737603038409" calcext:value-type="float">
            <text:p>0.403737603038409</text:p>
          </table:table-cell>
          <table:table-cell office:value-type="float" office:value="0.385916666666667" calcext:value-type="float">
            <text:p>0.385916666666667</text:p>
          </table:table-cell>
          <table:table-cell office:value-type="float" office:value="0.436739931856771" calcext:value-type="float">
            <text:p>0.436739931856771</text:p>
          </table:table-cell>
          <table:table-cell office:value-type="float" office:value="0.995690337264806" calcext:value-type="float">
            <text:p>0.995690337264806</text:p>
          </table:table-cell>
          <table:table-cell office:value-type="float" office:value="0.974090026217305" calcext:value-type="float">
            <text:p>0.9740900262173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698953844182" calcext:value-type="float">
            <text:p>0.9956989538441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821856385369242" calcext:value-type="float">
            <text:p>0.821856385369242</text:p>
          </table:table-cell>
          <table:table-cell office:value-type="float" office:value="0.86991530084676" calcext:value-type="float">
            <text:p>0.86991530084676</text:p>
          </table:table-cell>
          <table:table-cell office:value-type="float" office:value="0.917974216324278" calcext:value-type="float">
            <text:p>0.917974216324278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1</text:p>
          </table:table-cell>
          <table:table-cell table:style-name="Default" office:value-type="float" office:value="0.255" calcext:value-type="float">
            <text:p>0.25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909978910369068" calcext:value-type="float">
            <text:p>0.909978910369068</text:p>
          </table:table-cell>
          <table:table-cell office:value-type="float" office:value="0.266157674986192" calcext:value-type="float">
            <text:p>0.266157674986192</text:p>
          </table:table-cell>
          <table:table-cell office:value-type="float" office:value="0.402888888888889" calcext:value-type="float">
            <text:p>0.402888888888889</text:p>
          </table:table-cell>
          <table:table-cell office:value-type="float" office:value="0.499833333333333" calcext:value-type="float">
            <text:p>0.499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79311628200467" calcext:value-type="float">
            <text:p>0.279311628200467</text:p>
          </table:table-cell>
          <table:table-cell office:value-type="float" office:value="0.285333333333333" calcext:value-type="float">
            <text:p>0.285333333333333</text:p>
          </table:table-cell>
          <table:table-cell office:value-type="float" office:value="0.360887412191332" calcext:value-type="float">
            <text:p>0.360887412191332</text:p>
          </table:table-cell>
          <table:table-cell office:value-type="float" office:value="0.979992992992993" calcext:value-type="float">
            <text:p>0.979992992992993</text:p>
          </table:table-cell>
          <table:table-cell office:value-type="float" office:value="0.972820087925986" calcext:value-type="float">
            <text:p>0.972820087925986</text:p>
          </table:table-cell>
          <table:table-cell office:value-type="float" office:value="0.000470666666666667" calcext:value-type="float">
            <text:p>0.000470666666666667</text:p>
          </table:table-cell>
          <table:table-cell office:value-type="float" office:value="0.980013" calcext:value-type="float">
            <text:p>0.98001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401476866310678" calcext:value-type="float">
            <text:p>0.401476866310678</text:p>
          </table:table-cell>
          <table:table-cell office:value-type="float" office:value="0.416276156595782" calcext:value-type="float">
            <text:p>0.416276156595782</text:p>
          </table:table-cell>
          <table:table-cell office:value-type="float" office:value="0.431075446880887" calcext:value-type="float">
            <text:p>0.43107544688088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hill_valley_without_noise_traintest</text:p>
          </table:table-cell>
          <table:table-cell table:style-name="Default" office:value-type="float" office:value="0.251666666666667" calcext:value-type="float">
            <text:p>0.251666666666667</text:p>
          </table:table-cell>
          <table:table-cell office:value-type="float" office:value="0.462333333333333" calcext:value-type="float">
            <text:p>0.462333333333333</text:p>
          </table:table-cell>
          <table:table-cell office:value-type="float" office:value="0.633809523809524" calcext:value-type="float">
            <text:p>0.633809523809524</text:p>
          </table:table-cell>
          <table:table-cell office:value-type="float" office:value="0.0247121100648577" calcext:value-type="float">
            <text:p>0.0247121100648577</text:p>
          </table:table-cell>
          <table:table-cell office:value-type="float" office:value="0.512297297297297" calcext:value-type="float">
            <text:p>0.512297297297297</text:p>
          </table:table-cell>
          <table:table-cell office:value-type="float" office:value="0.506531531531532" calcext:value-type="float">
            <text:p>0.506531531531532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66996699669967" calcext:value-type="float">
            <text:p>0.66996699669967</text:p>
          </table:table-cell>
          <table:table-cell office:value-type="float" office:value="0.505774410687214" calcext:value-type="float">
            <text:p>0.505774410687214</text:p>
          </table:table-cell>
          <table:table-cell office:value-type="float" office:value="0.36784126984127" calcext:value-type="float">
            <text:p>0.36784126984127</text:p>
          </table:table-cell>
          <table:table-cell office:value-type="float" office:value="0.450446438705632" calcext:value-type="float">
            <text:p>0.450446438705632</text:p>
          </table:table-cell>
          <table:table-cell office:value-type="float" office:value="0.997679465776294" calcext:value-type="float">
            <text:p>0.997679465776294</text:p>
          </table:table-cell>
          <table:table-cell office:value-type="float" office:value="0.994801247657035" calcext:value-type="float">
            <text:p>0.994801247657035</text:p>
          </table:table-cell>
          <table:table-cell office:value-type="float" office:value="0.00166666666666667" calcext:value-type="float">
            <text:p>0.00166666666666667</text:p>
          </table:table-cell>
          <table:table-cell office:value-type="float" office:value="0.997683333333333" calcext:value-type="float">
            <text:p>0.99768333333333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687854830556175" calcext:value-type="float">
            <text:p>0.687854830556175</text:p>
          </table:table-cell>
          <table:table-cell office:value-type="float" office:value="0.69650961722854" calcext:value-type="float">
            <text:p>0.69650961722854</text:p>
          </table:table-cell>
          <table:table-cell office:value-type="float" office:value="0.702809608021251" calcext:value-type="float">
            <text:p>0.702809608021251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3</text:p>
          </table:table-cell>
          <table:table-cell table:style-name="Default" office:value-type="float" office:value="0.25103734439834" calcext:value-type="float">
            <text:p>0.25103734439834</text:p>
          </table:table-cell>
          <table:table-cell office:value-type="float" office:value="0.39045643153527" calcext:value-type="float">
            <text:p>0.39045643153527</text:p>
          </table:table-cell>
          <table:table-cell office:value-type="float" office:value="0.664493183165382" calcext:value-type="float">
            <text:p>0.664493183165382</text:p>
          </table:table-cell>
          <table:table-cell office:value-type="float" office:value="0.37274778817792" calcext:value-type="float">
            <text:p>0.37274778817792</text:p>
          </table:table-cell>
          <table:table-cell office:value-type="float" office:value="0.510719225449516" calcext:value-type="float">
            <text:p>0.510719225449516</text:p>
          </table:table-cell>
          <table:table-cell office:value-type="float" office:value="0.661825726141079" calcext:value-type="float">
            <text:p>0.661825726141079</text:p>
          </table:table-cell>
          <table:table-cell office:value-type="float" office:value="0.0694980694980695" calcext:value-type="float">
            <text:p>0.0694980694980695</text:p>
          </table:table-cell>
          <table:table-cell office:value-type="float" office:value="0.678666666666667" calcext:value-type="float">
            <text:p>0.678666666666667</text:p>
          </table:table-cell>
          <table:table-cell office:value-type="float" office:value="0.418466068497189" calcext:value-type="float">
            <text:p>0.418466068497189</text:p>
          </table:table-cell>
          <table:table-cell office:value-type="float" office:value="0.380532503457815" calcext:value-type="float">
            <text:p>0.380532503457815</text:p>
          </table:table-cell>
          <table:table-cell office:value-type="float" office:value="0.441287142197989" calcext:value-type="float">
            <text:p>0.441287142197989</text:p>
          </table:table-cell>
          <table:table-cell office:value-type="float" office:value="0.995729850501635" calcext:value-type="float">
            <text:p>0.995729850501635</text:p>
          </table:table-cell>
          <table:table-cell office:value-type="float" office:value="0.981087660305047" calcext:value-type="float">
            <text:p>0.981087660305047</text:p>
          </table:table-cell>
          <table:table-cell office:value-type="float" office:value="0.0020746887966805" calcext:value-type="float">
            <text:p>0.0020746887966805</text:p>
          </table:table-cell>
          <table:table-cell office:value-type="float" office:value="0.995738709732959" calcext:value-type="float">
            <text:p>0.995738709732959</text:p>
          </table:table-cell>
          <table:table-cell office:value-type="float" office:value="0.995850622406639" calcext:value-type="float">
            <text:p>0.995850622406639</text:p>
          </table:table-cell>
          <table:table-cell office:value-type="float" office:value="0.829223382314845" calcext:value-type="float">
            <text:p>0.829223382314845</text:p>
          </table:table-cell>
          <table:table-cell office:value-type="float" office:value="0.8783452811568" calcext:value-type="float">
            <text:p>0.8783452811568</text:p>
          </table:table-cell>
          <table:table-cell office:value-type="float" office:value="0.927467179998756" calcext:value-type="float">
            <text:p>0.92746717999875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LM</text:p>
          </table:table-cell>
          <table:table-cell table:style-name="Default" office:value-type="float" office:value="0.244897959183673" calcext:value-type="float">
            <text:p>0.244897959183673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0.418367346938776" calcext:value-type="float">
            <text:p>0.418367346938776</text:p>
          </table:table-cell>
          <table:table-cell office:value-type="float" office:value="0.407664113863575" calcext:value-type="float">
            <text:p>0.407664113863575</text:p>
          </table:table-cell>
          <table:table-cell office:value-type="float" office:value="0.522108843537415" calcext:value-type="float">
            <text:p>0.522108843537415</text:p>
          </table:table-cell>
          <table:table-cell office:value-type="float" office:value="0.891156462585034" calcext:value-type="float">
            <text:p>0.891156462585034</text:p>
          </table:table-cell>
          <table:table-cell office:value-type="float" office:value="0.02" calcext:value-type="float">
            <text:p>0.02</text:p>
          </table:table-cell>
          <table:table-cell office:value-type="float" office:value="0.67003367003367" calcext:value-type="float">
            <text:p>0.67003367003367</text:p>
          </table:table-cell>
          <table:table-cell office:value-type="float" office:value="0.494774875876319" calcext:value-type="float">
            <text:p>0.494774875876319</text:p>
          </table:table-cell>
          <table:table-cell office:value-type="float" office:value="0.474489795918367" calcext:value-type="float">
            <text:p>0.474489795918367</text:p>
          </table:table-cell>
          <table:table-cell office:value-type="float" office:value="0.197019760285047" calcext:value-type="float">
            <text:p>0.197019760285047</text:p>
          </table:table-cell>
          <table:table-cell office:value-type="float" office:value="0.959608843537415" calcext:value-type="float">
            <text:p>0.959608843537415</text:p>
          </table:table-cell>
          <table:table-cell office:value-type="float" office:value="0.987909719451815" calcext:value-type="float">
            <text:p>0.987909719451815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0.960433152852978" calcext:value-type="float">
            <text:p>0.960433152852978</text:p>
          </table:table-cell>
          <table:table-cell office:value-type="float" office:value="0.27891156462585" calcext:value-type="float">
            <text:p>0.27891156462585</text:p>
          </table:table-cell>
          <table:table-cell office:value-type="float" office:value="0.658544939663278" calcext:value-type="float">
            <text:p>0.658544939663278</text:p>
          </table:table-cell>
          <table:table-cell office:value-type="float" office:value="0.713309391953502" calcext:value-type="float">
            <text:p>0.713309391953502</text:p>
          </table:table-cell>
          <table:table-cell office:value-type="float" office:value="0.814716569530562" calcext:value-type="float">
            <text:p>0.81471656953056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ineQualityRed_5vs6</text:p>
          </table:table-cell>
          <table:table-cell table:style-name="ce8" office:value-type="float" office:value="0.238817285822593" calcext:value-type="float">
            <text:p>0.239</text:p>
          </table:table-cell>
          <table:table-cell office:value-type="float" office:value="0.353297952994693" calcext:value-type="float">
            <text:p>0.353297952994693</text:p>
          </table:table-cell>
          <table:table-cell office:value-type="float" office:value="0.697413865723191" calcext:value-type="float">
            <text:p>0.697413865723191</text:p>
          </table:table-cell>
          <table:table-cell office:value-type="float" office:value="0.434605124471898" calcext:value-type="float">
            <text:p>0.434605124471898</text:p>
          </table:table-cell>
          <table:table-cell office:value-type="float" office:value="0.526071940021902" calcext:value-type="float">
            <text:p>0.526071940021902</text:p>
          </table:table-cell>
          <table:table-cell office:value-type="float" office:value="1" calcext:value-type="float">
            <text:p>1</text:p>
          </table:table-cell>
          <table:table-cell office:value-type="float" office:value="0.0305419827017086" calcext:value-type="float">
            <text:p>0.0305419827017086</text:p>
          </table:table-cell>
          <table:table-cell office:value-type="float" office:value="0.666312403446987" calcext:value-type="float">
            <text:p>0.666312403446987</text:p>
          </table:table-cell>
          <table:table-cell office:value-type="float" office:value="0.439801261869513" calcext:value-type="float">
            <text:p>0.439801261869513</text:p>
          </table:table-cell>
          <table:table-cell office:value-type="float" office:value="0.349711180909058" calcext:value-type="float">
            <text:p>0.349711180909058</text:p>
          </table:table-cell>
          <table:table-cell office:value-type="float" office:value="0.311649367832998" calcext:value-type="float">
            <text:p>0.311649367832998</text:p>
          </table:table-cell>
          <table:table-cell office:value-type="float" office:value="0.994867084292165" calcext:value-type="float">
            <text:p>0.994867084292165</text:p>
          </table:table-cell>
          <table:table-cell office:value-type="float" office:value="0.863843850495498" calcext:value-type="float">
            <text:p>0.863843850495498</text:p>
          </table:table-cell>
          <table:table-cell office:value-type="float" office:value="0.00151630022744503" calcext:value-type="float">
            <text:p>0.00151630022744503</text:p>
          </table:table-cell>
          <table:table-cell office:value-type="float" office:value="0.994874839411051" calcext:value-type="float">
            <text:p>0.994874839411051</text:p>
          </table:table-cell>
          <table:table-cell office:value-type="float" office:value="0.982080088221104" calcext:value-type="float">
            <text:p>0.982080088221104</text:p>
          </table:table-cell>
          <table:table-cell office:value-type="float" office:value="0.687071660682237" calcext:value-type="float">
            <text:p>0.687071660682237</text:p>
          </table:table-cell>
          <table:table-cell office:value-type="float" office:value="0.804350392216013" calcext:value-type="float">
            <text:p>0.804350392216013</text:p>
          </table:table-cell>
          <table:table-cell office:value-type="float" office:value="0.961776890437682" calcext:value-type="float">
            <text:p>0.96177689043768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haberman</text:p>
          </table:table-cell>
          <table:table-cell table:style-name="ce8" office:value-type="float" office:value="0.238562091503268" calcext:value-type="float">
            <text:p>0.239</text:p>
          </table:table-cell>
          <table:table-cell office:value-type="float" office:value="0.334640522875817" calcext:value-type="float">
            <text:p>0.334640522875817</text:p>
          </table:table-cell>
          <table:table-cell office:value-type="float" office:value="0.686499887311246" calcext:value-type="float">
            <text:p>0.686499887311246</text:p>
          </table:table-cell>
          <table:table-cell office:value-type="float" office:value="0.348478933907659" calcext:value-type="float">
            <text:p>0.348478933907659</text:p>
          </table:table-cell>
          <table:table-cell office:value-type="float" office:value="0.588468720821662" calcext:value-type="float">
            <text:p>0.588468720821662</text:p>
          </table:table-cell>
          <table:table-cell office:value-type="float" office:value="1" calcext:value-type="float">
            <text:p>1</text:p>
          </table:table-cell>
          <table:table-cell office:value-type="float" office:value="0.169411764705882" calcext:value-type="float">
            <text:p>0.169411764705882</text:p>
          </table:table-cell>
          <table:table-cell office:value-type="float" office:value="0.592848904267589" calcext:value-type="float">
            <text:p>0.592848904267589</text:p>
          </table:table-cell>
          <table:table-cell office:value-type="float" office:value="0.37546949925923" calcext:value-type="float">
            <text:p>0.37546949925923</text:p>
          </table:table-cell>
          <table:table-cell office:value-type="float" office:value="0.366339869281046" calcext:value-type="float">
            <text:p>0.366339869281046</text:p>
          </table:table-cell>
          <table:table-cell office:value-type="float" office:value="0.398663988455239" calcext:value-type="float">
            <text:p>0.398663988455239</text:p>
          </table:table-cell>
          <table:table-cell office:value-type="float" office:value="0.983668884220355" calcext:value-type="float">
            <text:p>0.983668884220355</text:p>
          </table:table-cell>
          <table:table-cell office:value-type="float" office:value="0.930509603482382" calcext:value-type="float">
            <text:p>0.930509603482382</text:p>
          </table:table-cell>
          <table:table-cell office:value-type="float" office:value="0.0065359477124183" calcext:value-type="float">
            <text:p>0.0065359477124183</text:p>
          </table:table-cell>
          <table:table-cell office:value-type="float" office:value="0.983752118131203" calcext:value-type="float">
            <text:p>0.983752118131203</text:p>
          </table:table-cell>
          <table:table-cell office:value-type="float" office:value="0.77995642701525" calcext:value-type="float">
            <text:p>0.77995642701525</text:p>
          </table:table-cell>
          <table:table-cell office:value-type="float" office:value="0.689780827447847" calcext:value-type="float">
            <text:p>0.689780827447847</text:p>
          </table:table-cell>
          <table:table-cell office:value-type="float" office:value="0.783575600200286" calcext:value-type="float">
            <text:p>0.783575600200286</text:p>
          </table:table-cell>
          <table:table-cell office:value-type="float" office:value="0.882925211333556" calcext:value-type="float">
            <text:p>0.88292521133355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vertebral_column</text:p>
          </table:table-cell>
          <table:table-cell table:style-name="ce8" office:value-type="float" office:value="0.232258064516129" calcext:value-type="float">
            <text:p>0.232</text:p>
          </table:table-cell>
          <table:table-cell office:value-type="float" office:value="0.254838709677419" calcext:value-type="float">
            <text:p>0.254838709677419</text:p>
          </table:table-cell>
          <table:table-cell office:value-type="float" office:value="0.554010062148565" calcext:value-type="float">
            <text:p>0.554010062148565</text:p>
          </table:table-cell>
          <table:table-cell office:value-type="float" office:value="0.139404780254607" calcext:value-type="float">
            <text:p>0.139404780254607</text:p>
          </table:table-cell>
          <table:table-cell office:value-type="float" office:value="0.331612903225806" calcext:value-type="float">
            <text:p>0.331612903225806</text:p>
          </table:table-cell>
          <table:table-cell office:value-type="float" office:value="0.489677419354839" calcext:value-type="float">
            <text:p>0.489677419354839</text:p>
          </table:table-cell>
          <table:table-cell office:value-type="float" office:value="0.168970814132104" calcext:value-type="float">
            <text:p>0.168970814132104</text:p>
          </table:table-cell>
          <table:table-cell office:value-type="float" office:value="0.624696496704821" calcext:value-type="float">
            <text:p>0.624696496704821</text:p>
          </table:table-cell>
          <table:table-cell office:value-type="float" office:value="0.284414810792249" calcext:value-type="float">
            <text:p>0.284414810792249</text:p>
          </table:table-cell>
          <table:table-cell office:value-type="float" office:value="0.225268817204301" calcext:value-type="float">
            <text:p>0.225268817204301</text:p>
          </table:table-cell>
          <table:table-cell office:value-type="float" office:value="0.413275455429665" calcext:value-type="float">
            <text:p>0.413275455429665</text:p>
          </table:table-cell>
          <table:table-cell office:value-type="float" office:value="0.958347481607244" calcext:value-type="float">
            <text:p>0.958347481607244</text:p>
          </table:table-cell>
          <table:table-cell office:value-type="float" office:value="0.865148936146374" calcext:value-type="float">
            <text:p>0.865148936146374</text:p>
          </table:table-cell>
          <table:table-cell office:value-type="float" office:value="0.00645161290322581" calcext:value-type="float">
            <text:p>0.00645161290322581</text:p>
          </table:table-cell>
          <table:table-cell office:value-type="float" office:value="0.958589861751152" calcext:value-type="float">
            <text:p>0.958589861751152</text:p>
          </table:table-cell>
          <table:table-cell office:value-type="float" office:value="0.874731182795699" calcext:value-type="float">
            <text:p>0.874731182795699</text:p>
          </table:table-cell>
          <table:table-cell office:value-type="float" office:value="0.642241913011923" calcext:value-type="float">
            <text:p>0.642241913011923</text:p>
          </table:table-cell>
          <table:table-cell office:value-type="float" office:value="0.807558368593817" calcext:value-type="float">
            <text:p>0.807558368593817</text:p>
          </table:table-cell>
          <table:table-cell office:value-type="float" office:value="0.941469662927198" calcext:value-type="float">
            <text:p>0.94146966292719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iabetes</text:p>
          </table:table-cell>
          <table:table-cell table:style-name="ce8" office:value-type="float" office:value="0.231770833333333" calcext:value-type="float">
            <text:p>0.232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71036316586671" calcext:value-type="float">
            <text:p>0.271036316586671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648177083333333" calcext:value-type="float">
            <text:p>0.648177083333333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5318109304055" calcext:value-type="float">
            <text:p>0.335318109304055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6345619" calcext:value-type="float">
            <text:p>0.454191606345619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107585" calcext:value-type="float">
            <text:p>0.844815734107585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28883" calcext:value-type="float">
            <text:p>0.681206453928883</text:p>
          </table:table-cell>
          <table:table-cell office:value-type="float" office:value="0.813310031550987" calcext:value-type="float">
            <text:p>0.813310031550987</text:p>
          </table:table-cell>
          <table:table-cell office:value-type="float" office:value="0.960738971499129" calcext:value-type="float">
            <text:p>0.96073897149912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</text:p>
          </table:table-cell>
          <table:table-cell table:style-name="Default" office:value-type="float" office:value="0.231" calcext:value-type="float">
            <text:p>0.231</text:p>
          </table:table-cell>
          <table:table-cell office:value-type="float" office:value="0.334" calcext:value-type="float">
            <text:p>0.334</text:p>
          </table:table-cell>
          <table:table-cell office:value-type="float" office:value="0.898860892388451" calcext:value-type="float">
            <text:p>0.898860892388451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3089898989899" calcext:value-type="float">
            <text:p>0.43089898989899</text:p>
          </table:table-cell>
          <table:table-cell office:value-type="float" office:value="0.833066666666667" calcext:value-type="float">
            <text:p>0.8330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315985793231" calcext:value-type="float">
            <text:p>0.332315985793231</text:p>
          </table:table-cell>
          <table:table-cell office:value-type="float" office:value="0.342194444444444" calcext:value-type="float">
            <text:p>0.342194444444444</text:p>
          </table:table-cell>
          <table:table-cell office:value-type="float" office:value="0.413653575792864" calcext:value-type="float">
            <text:p>0.413653575792864</text:p>
          </table:table-cell>
          <table:table-cell office:value-type="float" office:value="0.998548627320218" calcext:value-type="float">
            <text:p>0.998548627320218</text:p>
          </table:table-cell>
          <table:table-cell office:value-type="float" office:value="0.985684027969723" calcext:value-type="float">
            <text:p>0.985684027969723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8549111111111" calcext:value-type="float">
            <text:p>0.998549111111111</text:p>
          </table:table-cell>
          <table:table-cell office:value-type="float" office:value="0.993" calcext:value-type="float">
            <text:p>0.993</text:p>
          </table:table-cell>
          <table:table-cell office:value-type="float" office:value="0.826841812454088" calcext:value-type="float">
            <text:p>0.826841812454088</text:p>
          </table:table-cell>
          <table:table-cell office:value-type="float" office:value="0.87401594878388" calcext:value-type="float">
            <text:p>0.87401594878388</text:p>
          </table:table-cell>
          <table:table-cell office:value-type="float" office:value="0.921190085113673" calcext:value-type="float">
            <text:p>0.92119008511367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</text:p>
          </table:table-cell>
          <table:table-cell table:style-name="ce8" office:value-type="float" office:value="0.221" calcext:value-type="float">
            <text:p>0.221</text:p>
          </table:table-cell>
          <table:table-cell office:value-type="float" office:value="0.337566666666667" calcext:value-type="float">
            <text:p>0.337566666666667</text:p>
          </table:table-cell>
          <table:table-cell office:value-type="float" office:value="0.882992125984252" calcext:value-type="float">
            <text:p>0.882992125984252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20419191919192" calcext:value-type="float">
            <text:p>0.420419191919192</text:p>
          </table:table-cell>
          <table:table-cell office:value-type="float" office:value="0.796333333333333" calcext:value-type="float">
            <text:p>0.796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226514278877" calcext:value-type="float">
            <text:p>0.332226514278877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413336174779157" calcext:value-type="float">
            <text:p>0.413336174779157</text:p>
          </table:table-cell>
          <table:table-cell office:value-type="float" office:value="0.998214738246082" calcext:value-type="float">
            <text:p>0.998214738246082</text:p>
          </table:table-cell>
          <table:table-cell office:value-type="float" office:value="0.98409764737989" calcext:value-type="float">
            <text:p>0.98409764737989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8215333333333" calcext:value-type="float">
            <text:p>0.998215333333333</text:p>
          </table:table-cell>
          <table:table-cell office:value-type="float" office:value="0.992666666666667" calcext:value-type="float">
            <text:p>0.992666666666667</text:p>
          </table:table-cell>
          <table:table-cell office:value-type="float" office:value="0.831142105525266" calcext:value-type="float">
            <text:p>0.831142105525266</text:p>
          </table:table-cell>
          <table:table-cell office:value-type="float" office:value="0.87748415685408" calcext:value-type="float">
            <text:p>0.87748415685408</text:p>
          </table:table-cell>
          <table:table-cell office:value-type="float" office:value="0.923826208182893" calcext:value-type="float">
            <text:p>0.92382620818289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redit-g</text:p>
          </table:table-cell>
          <table:table-cell table:style-name="ce8" office:value-type="float" office:value="0.216" calcext:value-type="float">
            <text:p>0.216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760689655172414" calcext:value-type="float">
            <text:p>0.760689655172414</text:p>
          </table:table-cell>
          <table:table-cell office:value-type="float" office:value="0.341864718055936" calcext:value-type="float">
            <text:p>0.341864718055936</text:p>
          </table:table-cell>
          <table:table-cell office:value-type="float" office:value="0.533647058823529" calcext:value-type="float">
            <text:p>0.533647058823529</text:p>
          </table:table-cell>
          <table:table-cell office:value-type="float" office:value="0.695333333333333" calcext:value-type="float">
            <text:p>0.695333333333333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336562984633399" calcext:value-type="float">
            <text:p>0.336562984633399</text:p>
          </table:table-cell>
          <table:table-cell office:value-type="float" office:value="0.304678571428571" calcext:value-type="float">
            <text:p>0.304678571428571</text:p>
          </table:table-cell>
          <table:table-cell office:value-type="float" office:value="0.438320110294215" calcext:value-type="float">
            <text:p>0.438320110294215</text:p>
          </table:table-cell>
          <table:table-cell office:value-type="float" office:value="0.992118702781326" calcext:value-type="float">
            <text:p>0.992118702781326</text:p>
          </table:table-cell>
          <table:table-cell office:value-type="float" office:value="0.797038986813093" calcext:value-type="float">
            <text:p>0.7970389868130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2131904761905" calcext:value-type="float">
            <text:p>0.992131904761905</text:p>
          </table:table-cell>
          <table:table-cell office:value-type="float" office:value="0.475578947368421" calcext:value-type="float">
            <text:p>0.475578947368421</text:p>
          </table:table-cell>
          <table:table-cell office:value-type="float" office:value="0.666365818318045" calcext:value-type="float">
            <text:p>0.666365818318045</text:p>
          </table:table-cell>
          <table:table-cell office:value-type="float" office:value="0.757790270102111" calcext:value-type="float">
            <text:p>0.757790270102111</text:p>
          </table:table-cell>
          <table:table-cell office:value-type="float" office:value="0.991594630187532" calcext:value-type="float">
            <text:p>0.99159463018753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</text:p>
          </table:table-cell>
          <table:table-cell table:style-name="Default" office:value-type="float" office:value="0.211" calcext:value-type="float">
            <text:p>0.211</text:p>
          </table:table-cell>
          <table:table-cell office:value-type="float" office:value="0.341133333333333" calcext:value-type="float">
            <text:p>0.341133333333333</text:p>
          </table:table-cell>
          <table:table-cell office:value-type="float" office:value="0.867123359580052" calcext:value-type="float">
            <text:p>0.867123359580052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09939393939394" calcext:value-type="float">
            <text:p>0.409939393939394</text:p>
          </table:table-cell>
          <table:table-cell office:value-type="float" office:value="0.7596" calcext:value-type="float">
            <text:p>0.7596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137042764524" calcext:value-type="float">
            <text:p>0.332137042764524</text:p>
          </table:table-cell>
          <table:table-cell office:value-type="float" office:value="0.344805555555556" calcext:value-type="float">
            <text:p>0.344805555555556</text:p>
          </table:table-cell>
          <table:table-cell office:value-type="float" office:value="0.41301877376545" calcext:value-type="float">
            <text:p>0.41301877376545</text:p>
          </table:table-cell>
          <table:table-cell office:value-type="float" office:value="0.997880849171946" calcext:value-type="float">
            <text:p>0.997880849171946</text:p>
          </table:table-cell>
          <table:table-cell office:value-type="float" office:value="0.982511266790056" calcext:value-type="float">
            <text:p>0.982511266790056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7881555555555" calcext:value-type="float">
            <text:p>0.997881555555555</text:p>
          </table:table-cell>
          <table:table-cell office:value-type="float" office:value="0.992333333333333" calcext:value-type="float">
            <text:p>0.992333333333333</text:p>
          </table:table-cell>
          <table:table-cell office:value-type="float" office:value="0.835442398596445" calcext:value-type="float">
            <text:p>0.835442398596445</text:p>
          </table:table-cell>
          <table:table-cell office:value-type="float" office:value="0.880952364924279" calcext:value-type="float">
            <text:p>0.880952364924279</text:p>
          </table:table-cell>
          <table:table-cell office:value-type="float" office:value="0.926462331252113" calcext:value-type="float">
            <text:p>0.92646233125211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5</text:p>
          </table:table-cell>
          <table:table-cell table:style-name="Default" office:value-type="float" office:value="0.208" calcext:value-type="float">
            <text:p>0.208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611209169054441" calcext:value-type="float">
            <text:p>0.611209169054441</text:p>
          </table:table-cell>
          <table:table-cell office:value-type="float" office:value="0.188075470546818" calcext:value-type="float">
            <text:p>0.188075470546818</text:p>
          </table:table-cell>
          <table:table-cell office:value-type="float" office:value="0.453789473684211" calcext:value-type="float">
            <text:p>0.453789473684211</text:p>
          </table:table-cell>
          <table:table-cell office:value-type="float" office:value="0.731142857142857" calcext:value-type="float">
            <text:p>0.731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211823320990001" calcext:value-type="float">
            <text:p>0.2118233209900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70475332152014" calcext:value-type="float">
            <text:p>0.270475332152014</text:p>
          </table:table-cell>
          <table:table-cell office:value-type="float" office:value="0.894468937875751" calcext:value-type="float">
            <text:p>0.894468937875751</text:p>
          </table:table-cell>
          <table:table-cell office:value-type="float" office:value="0.896827361503255" calcext:value-type="float">
            <text:p>0.896827361503255</text:p>
          </table:table-cell>
          <table:table-cell office:value-type="float" office:value="0.0006192" calcext:value-type="float">
            <text:p>0.0006192</text:p>
          </table:table-cell>
          <table:table-cell office:value-type="float" office:value="0.89468" calcext:value-type="float">
            <text:p>0.89468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23016593039193" calcext:value-type="float">
            <text:p>0.23016593039193</text:p>
          </table:table-cell>
          <table:table-cell office:value-type="float" office:value="0.24268047947427" calcext:value-type="float">
            <text:p>0.24268047947427</text:p>
          </table:table-cell>
          <table:table-cell office:value-type="float" office:value="0.255195028556609" calcext:value-type="float">
            <text:p>0.255195028556609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8</text:p>
          </table:table-cell>
          <table:table-cell table:style-name="Default" office:value-type="float" office:value="0.208" calcext:value-type="float">
            <text:p>0.208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458005479452055" calcext:value-type="float">
            <text:p>0.458005479452055</text:p>
          </table:table-cell>
          <table:table-cell office:value-type="float" office:value="0.242614835220613" calcext:value-type="float">
            <text:p>0.242614835220613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84870073973229" calcext:value-type="float">
            <text:p>0.28487007397322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65980995740642" calcext:value-type="float">
            <text:p>0.265980995740642</text:p>
          </table:table-cell>
          <table:table-cell office:value-type="float" office:value="0.857695390781563" calcext:value-type="float">
            <text:p>0.857695390781563</text:p>
          </table:table-cell>
          <table:table-cell office:value-type="float" office:value="0.864848079391703" calcext:value-type="float">
            <text:p>0.86484807939170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85798" calcext:value-type="float">
            <text:p>0.85798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0.225029394408215" calcext:value-type="float">
            <text:p>0.225029394408215</text:p>
          </table:table-cell>
          <table:table-cell office:value-type="float" office:value="0.248507992248767" calcext:value-type="float">
            <text:p>0.248507992248767</text:p>
          </table:table-cell>
          <table:table-cell office:value-type="float" office:value="0.271986590089318" calcext:value-type="float">
            <text:p>0.27198659008931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rrhythmia_cfs</text:p>
          </table:table-cell>
          <table:table-cell table:style-name="ce8" office:value-type="float" office:value="0.20575221238938" calcext:value-type="float">
            <text:p>0.206</text:p>
          </table:table-cell>
          <table:table-cell office:value-type="float" office:value="0.316371681415929" calcext:value-type="float">
            <text:p>0.316371681415929</text:p>
          </table:table-cell>
          <table:table-cell office:value-type="float" office:value="0.573684489428223" calcext:value-type="float">
            <text:p>0.573684489428223</text:p>
          </table:table-cell>
          <table:table-cell office:value-type="float" office:value="0.177084589612295" calcext:value-type="float">
            <text:p>0.177084589612295</text:p>
          </table:table-cell>
          <table:table-cell office:value-type="float" office:value="0.57260659694288" calcext:value-type="float">
            <text:p>0.57260659694288</text:p>
          </table:table-cell>
          <table:table-cell office:value-type="float" office:value="0.692232055063913" calcext:value-type="float">
            <text:p>0.692232055063913</text:p>
          </table:table-cell>
          <table:table-cell office:value-type="float" office:value="0.0710312443561495" calcext:value-type="float">
            <text:p>0.0710312443561495</text:p>
          </table:table-cell>
          <table:table-cell office:value-type="float" office:value="0.664310700394184" calcext:value-type="float">
            <text:p>0.664310700394184</text:p>
          </table:table-cell>
          <table:table-cell office:value-type="float" office:value="0.331717624771329" calcext:value-type="float">
            <text:p>0.331717624771329</text:p>
          </table:table-cell>
          <table:table-cell office:value-type="float" office:value="0.316757971625228" calcext:value-type="float">
            <text:p>0.316757971625228</text:p>
          </table:table-cell>
          <table:table-cell office:value-type="float" office:value="0.471771640717309" calcext:value-type="float">
            <text:p>0.471771640717309</text:p>
          </table:table-cell>
          <table:table-cell office:value-type="float" office:value="0.981821469367404" calcext:value-type="float">
            <text:p>0.981821469367404</text:p>
          </table:table-cell>
          <table:table-cell office:value-type="float" office:value="0.715306718441616" calcext:value-type="float">
            <text:p>0.715306718441616</text:p>
          </table:table-cell>
          <table:table-cell office:value-type="float" office:value="0.00442477876106195" calcext:value-type="float">
            <text:p>0.00442477876106195</text:p>
          </table:table-cell>
          <table:table-cell office:value-type="float" office:value="0.981899151862874" calcext:value-type="float">
            <text:p>0.981899151862874</text:p>
          </table:table-cell>
          <table:table-cell office:value-type="float" office:value="0.745515426931356" calcext:value-type="float">
            <text:p>0.745515426931356</text:p>
          </table:table-cell>
          <table:table-cell office:value-type="float" office:value="0.603953233046613" calcext:value-type="float">
            <text:p>0.603953233046613</text:p>
          </table:table-cell>
          <table:table-cell office:value-type="float" office:value="0.801924468005593" calcext:value-type="float">
            <text:p>0.801924468005593</text:p>
          </table:table-cell>
          <table:table-cell office:value-type="float" office:value="0.989751648918869" calcext:value-type="float">
            <text:p>0.98975164891886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ima</text:p>
          </table:table-cell>
          <table:table-cell table:style-name="ce8" office:value-type="float" office:value="0.19921875" calcext:value-type="float">
            <text:p>0.199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84579290472845" calcext:value-type="float">
            <text:p>0.284579290472845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2725480292108" calcext:value-type="float">
            <text:p>0.332725480292108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5936901" calcext:value-type="float">
            <text:p>0.454191605936901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30854" calcext:value-type="float">
            <text:p>0.84481573430854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32371" calcext:value-type="float">
            <text:p>0.681206453932371</text:p>
          </table:table-cell>
          <table:table-cell office:value-type="float" office:value="0.813310032056068" calcext:value-type="float">
            <text:p>0.813310032056068</text:p>
          </table:table-cell>
          <table:table-cell office:value-type="float" office:value="0.960738972414303" calcext:value-type="float">
            <text:p>0.96073897241430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ands</text:p>
          </table:table-cell>
          <table:table-cell table:style-name="Default" office:value-type="float" office:value="0.191304347826087" calcext:value-type="float">
            <text:p>0.191304347826087</text:p>
          </table:table-cell>
          <table:table-cell office:value-type="float" office:value="0.298260869565217" calcext:value-type="float">
            <text:p>0.298260869565217</text:p>
          </table:table-cell>
          <table:table-cell office:value-type="float" office:value="0.553177257525084" calcext:value-type="float">
            <text:p>0.553177257525084</text:p>
          </table:table-cell>
          <table:table-cell office:value-type="float" office:value="0.36986301369863" calcext:value-type="float">
            <text:p>0.36986301369863</text:p>
          </table:table-cell>
          <table:table-cell office:value-type="float" office:value="0.600790513833992" calcext:value-type="float">
            <text:p>0.600790513833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9908675799087" calcext:value-type="float">
            <text:p>0.579908675799087</text:p>
          </table:table-cell>
          <table:table-cell office:value-type="float" office:value="0.352926779594067" calcext:value-type="float">
            <text:p>0.352926779594067</text:p>
          </table:table-cell>
          <table:table-cell office:value-type="float" office:value="0.198633540372671" calcext:value-type="float">
            <text:p>0.198633540372671</text:p>
          </table:table-cell>
          <table:table-cell office:value-type="float" office:value="0.395000871958936" calcext:value-type="float">
            <text:p>0.395000871958936</text:p>
          </table:table-cell>
          <table:table-cell office:value-type="float" office:value="0.987298272261249" calcext:value-type="float">
            <text:p>0.987298272261249</text:p>
          </table:table-cell>
          <table:table-cell office:value-type="float" office:value="0.722435774491346" calcext:value-type="float">
            <text:p>0.722435774491346</text:p>
          </table:table-cell>
          <table:table-cell office:value-type="float" office:value="0.00434782608695652" calcext:value-type="float">
            <text:p>0.00434782608695652</text:p>
          </table:table-cell>
          <table:table-cell office:value-type="float" office:value="0.987353497164461" calcext:value-type="float">
            <text:p>0.987353497164461</text:p>
          </table:table-cell>
          <table:table-cell office:value-type="float" office:value="0.752860411899314" calcext:value-type="float">
            <text:p>0.752860411899314</text:p>
          </table:table-cell>
          <table:table-cell office:value-type="float" office:value="0" calcext:value-type="float">
            <text:p>0</text:p>
          </table:table-cell>
          <table:table-cell office:value-type="float" office:value="0.770569578988296" calcext:value-type="float">
            <text:p>0.770569578988296</text:p>
          </table:table-cell>
          <table:table-cell office:value-type="float" office:value="0.981649832008157" calcext:value-type="float">
            <text:p>0.981649832008157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9</text:p>
          </table:table-cell>
          <table:table-cell table:style-name="Default" office:value-type="float" office:value="0.190690690690691" calcext:value-type="float">
            <text:p>0.190690690690691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0.52339880864471" calcext:value-type="float">
            <text:p>0.52339880864471</text:p>
          </table:table-cell>
          <table:table-cell office:value-type="float" office:value="0.230913011045092" calcext:value-type="float">
            <text:p>0.230913011045092</text:p>
          </table:table-cell>
          <table:table-cell office:value-type="float" office:value="0.254215754215754" calcext:value-type="float">
            <text:p>0.254215754215754</text:p>
          </table:table-cell>
          <table:table-cell office:value-type="float" office:value="0.705405405405405" calcext:value-type="float">
            <text:p>0.705405405405405</text:p>
          </table:table-cell>
          <table:table-cell office:value-type="float" office:value="0.00149925037481258" calcext:value-type="float">
            <text:p>0.00149925037481258</text:p>
          </table:table-cell>
          <table:table-cell office:value-type="float" office:value="0.75025" calcext:value-type="float">
            <text:p>0.75025</text:p>
          </table:table-cell>
          <table:table-cell office:value-type="float" office:value="0.272779605467287" calcext:value-type="float">
            <text:p>0.272779605467287</text:p>
          </table:table-cell>
          <table:table-cell office:value-type="float" office:value="0.197697697697698" calcext:value-type="float">
            <text:p>0.197697697697698</text:p>
          </table:table-cell>
          <table:table-cell office:value-type="float" office:value="0.264971842285011" calcext:value-type="float">
            <text:p>0.264971842285011</text:p>
          </table:table-cell>
          <table:table-cell office:value-type="float" office:value="0.864011379800853" calcext:value-type="float">
            <text:p>0.864011379800853</text:p>
          </table:table-cell>
          <table:table-cell office:value-type="float" office:value="0.868220248416007" calcext:value-type="float">
            <text:p>0.868220248416007</text:p>
          </table:table-cell>
          <table:table-cell office:value-type="float" office:value="0.00148799474136805" calcext:value-type="float">
            <text:p>0.00148799474136805</text:p>
          </table:table-cell>
          <table:table-cell office:value-type="float" office:value="0.86421556691827" calcext:value-type="float">
            <text:p>0.86421556691827</text:p>
          </table:table-cell>
          <table:table-cell office:value-type="float" office:value="0.665915915915916" calcext:value-type="float">
            <text:p>0.665915915915916</text:p>
          </table:table-cell>
          <table:table-cell office:value-type="float" office:value="0.433353785019884" calcext:value-type="float">
            <text:p>0.433353785019884</text:p>
          </table:table-cell>
          <table:table-cell office:value-type="float" office:value="0.480726804665129" calcext:value-type="float">
            <text:p>0.480726804665129</text:p>
          </table:table-cell>
          <table:table-cell office:value-type="float" office:value="0.528099824310374" calcext:value-type="float">
            <text:p>0.52809982431037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honeme</text:p>
          </table:table-cell>
          <table:table-cell table:style-name="Default" office:value-type="float" office:value="0.184741488020177" calcext:value-type="float">
            <text:p>0.184741488020177</text:p>
          </table:table-cell>
          <table:table-cell office:value-type="float" office:value="0.274905422446406" calcext:value-type="float">
            <text:p>0.274905422446406</text:p>
          </table:table-cell>
          <table:table-cell office:value-type="float" office:value="0.976357285540515" calcext:value-type="float">
            <text:p>0.976357285540515</text:p>
          </table:table-cell>
          <table:table-cell office:value-type="float" office:value="0.293441910821669" calcext:value-type="float">
            <text:p>0.293441910821669</text:p>
          </table:table-cell>
          <table:table-cell office:value-type="float" office:value="0.460786691240663" calcext:value-type="float">
            <text:p>0.460786691240663</text:p>
          </table:table-cell>
          <table:table-cell office:value-type="float" office:value="0.583018074821353" calcext:value-type="float">
            <text:p>0.583018074821353</text:p>
          </table:table-cell>
          <table:table-cell office:value-type="float" office:value="0.584599266631744" calcext:value-type="float">
            <text:p>0.584599266631744</text:p>
          </table:table-cell>
          <table:table-cell office:value-type="float" office:value="0.804342462373551" calcext:value-type="float">
            <text:p>0.804342462373551</text:p>
          </table:table-cell>
          <table:table-cell office:value-type="float" office:value="0.530643902744339" calcext:value-type="float">
            <text:p>0.530643902744339</text:p>
          </table:table-cell>
          <table:table-cell office:value-type="float" office:value="0.213146279949559" calcext:value-type="float">
            <text:p>0.213146279949559</text:p>
          </table:table-cell>
          <table:table-cell office:value-type="float" office:value="0.333898959324569" calcext:value-type="float">
            <text:p>0.333898959324569</text:p>
          </table:table-cell>
          <table:table-cell office:value-type="float" office:value="0.995698561148217" calcext:value-type="float">
            <text:p>0.995698561148217</text:p>
          </table:table-cell>
          <table:table-cell office:value-type="float" office:value="0.930904300603326" calcext:value-type="float">
            <text:p>0.930904300603326</text:p>
          </table:table-cell>
          <table:table-cell office:value-type="float" office:value="0.000630517023959647" calcext:value-type="float">
            <text:p>0.000630517023959647</text:p>
          </table:table-cell>
          <table:table-cell office:value-type="float" office:value="0.995701273278641" calcext:value-type="float">
            <text:p>0.995701273278641</text:p>
          </table:table-cell>
          <table:table-cell office:value-type="float" office:value="0.998108448928121" calcext:value-type="float">
            <text:p>0.998108448928121</text:p>
          </table:table-cell>
          <table:table-cell office:value-type="float" office:value="0.77626199712394" calcext:value-type="float">
            <text:p>0.77626199712394</text:p>
          </table:table-cell>
          <table:table-cell office:value-type="float" office:value="0.870699268486465" calcext:value-type="float">
            <text:p>0.870699268486465</text:p>
          </table:table-cell>
          <table:table-cell office:value-type="float" office:value="0.958800968428078" calcext:value-type="float">
            <text:p>0.95880096842807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mammographic</text:p>
          </table:table-cell>
          <table:table-cell table:style-name="Default" office:value-type="float" office:value="0.183622828784119" calcext:value-type="float">
            <text:p>0.183622828784119</text:p>
          </table:table-cell>
          <table:table-cell office:value-type="float" office:value="0.275930521091811" calcext:value-type="float">
            <text:p>0.275930521091811</text:p>
          </table:table-cell>
          <table:table-cell office:value-type="float" office:value="0.740062737019523" calcext:value-type="float">
            <text:p>0.740062737019523</text:p>
          </table:table-cell>
          <table:table-cell office:value-type="float" office:value="0.234956044077525" calcext:value-type="float">
            <text:p>0.234956044077525</text:p>
          </table:table-cell>
          <table:table-cell office:value-type="float" office:value="0.56745461669061" calcext:value-type="float">
            <text:p>0.56745461669061</text:p>
          </table:table-cell>
          <table:table-cell office:value-type="float" office:value="0.515301902398677" calcext:value-type="float">
            <text:p>0.515301902398677</text:p>
          </table:table-cell>
          <table:table-cell office:value-type="float" office:value="0.0562060889929742" calcext:value-type="float">
            <text:p>0.0562060889929742</text:p>
          </table:table-cell>
          <table:table-cell office:value-type="float" office:value="0.676305220883534" calcext:value-type="float">
            <text:p>0.676305220883534</text:p>
          </table:table-cell>
          <table:table-cell office:value-type="float" office:value="0.29838759533678" calcext:value-type="float">
            <text:p>0.29838759533678</text:p>
          </table:table-cell>
          <table:table-cell office:value-type="float" office:value="0.260504549214227" calcext:value-type="float">
            <text:p>0.260504549214227</text:p>
          </table:table-cell>
          <table:table-cell office:value-type="float" office:value="0.245754928096883" calcext:value-type="float">
            <text:p>0.245754928096883</text:p>
          </table:table-cell>
          <table:table-cell office:value-type="float" office:value="0.989543597150723" calcext:value-type="float">
            <text:p>0.989543597150723</text:p>
          </table:table-cell>
          <table:table-cell office:value-type="float" office:value="0.979039991672439" calcext:value-type="float">
            <text:p>0.979039991672439</text:p>
          </table:table-cell>
          <table:table-cell office:value-type="float" office:value="0.00248138957816377" calcext:value-type="float">
            <text:p>0.00248138957816377</text:p>
          </table:table-cell>
          <table:table-cell office:value-type="float" office:value="0.989569543559778" calcext:value-type="float">
            <text:p>0.989569543559778</text:p>
          </table:table-cell>
          <table:table-cell office:value-type="float" office:value="0.748387096774194" calcext:value-type="float">
            <text:p>0.748387096774194</text:p>
          </table:table-cell>
          <table:table-cell office:value-type="float" office:value="0.675785574960099" calcext:value-type="float">
            <text:p>0.675785574960099</text:p>
          </table:table-cell>
          <table:table-cell office:value-type="float" office:value="0.792902139945289" calcext:value-type="float">
            <text:p>0.792902139945289</text:p>
          </table:table-cell>
          <table:table-cell office:value-type="float" office:value="0.909406794230176" calcext:value-type="float">
            <text:p>0.90940679423017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ineQualityRed_5vs6</text:p>
          </table:table-cell>
          <table:table-cell table:style-name="Default" office:value-type="float" office:value="0.183553597650514" calcext:value-type="float">
            <text:p>0.183553597650514</text:p>
          </table:table-cell>
          <table:table-cell office:value-type="float" office:value="0.352716593245228" calcext:value-type="float">
            <text:p>0.352716593245228</text:p>
          </table:table-cell>
          <table:table-cell office:value-type="float" office:value="0.718387991515745" calcext:value-type="float">
            <text:p>0.718387991515745</text:p>
          </table:table-cell>
          <table:table-cell office:value-type="float" office:value="0.420884110997382" calcext:value-type="float">
            <text:p>0.420884110997382</text:p>
          </table:table-cell>
          <table:table-cell office:value-type="float" office:value="0.506118453255017" calcext:value-type="float">
            <text:p>0.506118453255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5799848369977" calcext:value-type="float">
            <text:p>0.655799848369977</text:p>
          </table:table-cell>
          <table:table-cell office:value-type="float" office:value="0.428898001214624" calcext:value-type="float">
            <text:p>0.428898001214624</text:p>
          </table:table-cell>
          <table:table-cell office:value-type="float" office:value="0.337584784280819" calcext:value-type="float">
            <text:p>0.337584784280819</text:p>
          </table:table-cell>
          <table:table-cell office:value-type="float" office:value="0.306705879435367" calcext:value-type="float">
            <text:p>0.306705879435367</text:p>
          </table:table-cell>
          <table:table-cell office:value-type="float" office:value="0.994320635743284" calcext:value-type="float">
            <text:p>0.994320635743284</text:p>
          </table:table-cell>
          <table:table-cell office:value-type="float" office:value="0.860809065856935" calcext:value-type="float">
            <text:p>0.860809065856935</text:p>
          </table:table-cell>
          <table:table-cell office:value-type="float" office:value="0.00146842878120411" calcext:value-type="float">
            <text:p>0.00146842878120411</text:p>
          </table:table-cell>
          <table:table-cell office:value-type="float" office:value="0.994328975485218" calcext:value-type="float">
            <text:p>0.994328975485218</text:p>
          </table:table-cell>
          <table:table-cell office:value-type="float" office:value="0.984514751034575" calcext:value-type="float">
            <text:p>0.984514751034575</text:p>
          </table:table-cell>
          <table:table-cell office:value-type="float" office:value="0.687644414781432" calcext:value-type="float">
            <text:p>0.687644414781432</text:p>
          </table:table-cell>
          <table:table-cell office:value-type="float" office:value="0.805055707130965" calcext:value-type="float">
            <text:p>0.805055707130965</text:p>
          </table:table-cell>
          <table:table-cell office:value-type="float" office:value="0.962899778918437" calcext:value-type="float">
            <text:p>0.96289977891843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MH</text:p>
          </table:table-cell>
          <table:table-cell table:style-name="Default" office:value-type="float" office:value="0.18" calcext:value-type="float">
            <text:p>0.18</text:p>
          </table:table-cell>
          <table:table-cell office:value-type="float" office:value="0.424" calcext:value-type="float">
            <text:p>0.424</text:p>
          </table:table-cell>
          <table:table-cell office:value-type="float" office:value="0.54" calcext:value-type="float">
            <text:p>0.54</text:p>
          </table:table-cell>
          <table:table-cell office:value-type="float" office:value="0.109666666666667" calcext:value-type="float">
            <text:p>0.10966666666666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85" calcext:value-type="float">
            <text:p>0.685</text:p>
          </table:table-cell>
          <table:table-cell office:value-type="float" office:value="0.0384615384615384" calcext:value-type="float">
            <text:p>0.0384615384615384</text:p>
          </table:table-cell>
          <table:table-cell office:value-type="float" office:value="0.673202614379085" calcext:value-type="float">
            <text:p>0.673202614379085</text:p>
          </table:table-cell>
          <table:table-cell office:value-type="float" office:value="0.462201800226899" calcext:value-type="float">
            <text:p>0.462201800226899</text:p>
          </table:table-cell>
          <table:table-cell office:value-type="float" office:value="0.519666666666667" calcext:value-type="float">
            <text:p>0.519666666666667</text:p>
          </table:table-cell>
          <table:table-cell office:value-type="float" office:value="0.213632034632023" calcext:value-type="float">
            <text:p>0.213632034632023</text:p>
          </table:table-cell>
          <table:table-cell office:value-type="float" office:value="0.958775510204081" calcext:value-type="float">
            <text:p>0.958775510204081</text:p>
          </table:table-cell>
          <table:table-cell office:value-type="float" office:value="0.989599254741041" calcext:value-type="float">
            <text:p>0.989599254741041</text:p>
          </table:table-cell>
          <table:table-cell office:value-type="float" office:value="0.02" calcext:value-type="float">
            <text:p>0.02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666225895316804" calcext:value-type="float">
            <text:p>0.666225895316804</text:p>
          </table:table-cell>
          <table:table-cell office:value-type="float" office:value="0.712622058769899" calcext:value-type="float">
            <text:p>0.712622058769899</text:p>
          </table:table-cell>
          <table:table-cell office:value-type="float" office:value="0.804973614326227" calcext:value-type="float">
            <text:p>0.804973614326227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vertebral_column</text:p>
          </table:table-cell>
          <table:table-cell table:style-name="Default" office:value-type="float" office:value="0.171428571428571" calcext:value-type="float">
            <text:p>0.171428571428571</text:p>
          </table:table-cell>
          <table:table-cell office:value-type="float" office:value="0.202857142857143" calcext:value-type="float">
            <text:p>0.202857142857143</text:p>
          </table:table-cell>
          <table:table-cell office:value-type="float" office:value="0.42350371341197" calcext:value-type="float">
            <text:p>0.42350371341197</text:p>
          </table:table-cell>
          <table:table-cell office:value-type="float" office:value="0.102894004473638" calcext:value-type="float">
            <text:p>0.102894004473638</text:p>
          </table:table-cell>
          <table:table-cell office:value-type="float" office:value="0.315873015873016" calcext:value-type="float">
            <text:p>0.315873015873016</text:p>
          </table:table-cell>
          <table:table-cell office:value-type="float" office:value="0.382857142857143" calcext:value-type="float">
            <text:p>0.38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548387096774194" calcext:value-type="float">
            <text:p>0.548387096774194</text:p>
          </table:table-cell>
          <table:table-cell office:value-type="float" office:value="0.206616427602711" calcext:value-type="float">
            <text:p>0.206616427602711</text:p>
          </table:table-cell>
          <table:table-cell office:value-type="float" office:value="0.178174603174603" calcext:value-type="float">
            <text:p>0.178174603174603</text:p>
          </table:table-cell>
          <table:table-cell office:value-type="float" office:value="0.398693350080867" calcext:value-type="float">
            <text:p>0.398693350080867</text:p>
          </table:table-cell>
          <table:table-cell office:value-type="float" office:value="0.950922761449077" calcext:value-type="float">
            <text:p>0.950922761449077</text:p>
          </table:table-cell>
          <table:table-cell office:value-type="float" office:value="0.862119571879333" calcext:value-type="float">
            <text:p>0.862119571879333</text:p>
          </table:table-cell>
          <table:table-cell office:value-type="float" office:value="0.00476190476190476" calcext:value-type="float">
            <text:p>0.00476190476190476</text:p>
          </table:table-cell>
          <table:table-cell office:value-type="float" office:value="0.951156462585034" calcext:value-type="float">
            <text:p>0.951156462585034</text:p>
          </table:table-cell>
          <table:table-cell office:value-type="float" office:value="0.824603174603175" calcext:value-type="float">
            <text:p>0.824603174603175</text:p>
          </table:table-cell>
          <table:table-cell office:value-type="float" office:value="0.588676086246436" calcext:value-type="float">
            <text:p>0.588676086246436</text:p>
          </table:table-cell>
          <table:table-cell office:value-type="float" office:value="0.785915176998916" calcext:value-type="float">
            <text:p>0.785915176998916</text:p>
          </table:table-cell>
          <table:table-cell office:value-type="float" office:value="0.937646557509419" calcext:value-type="float">
            <text:p>0.93764655750941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ammographic</text:p>
          </table:table-cell>
          <table:table-cell table:style-name="ce8" office:value-type="float" office:value="0.163855421686747" calcext:value-type="float">
            <text:p>0.164</text:p>
          </table:table-cell>
          <table:table-cell office:value-type="float" office:value="0.260722891566265" calcext:value-type="float">
            <text:p>0.260722891566265</text:p>
          </table:table-cell>
          <table:table-cell office:value-type="float" office:value="0.714980677426688" calcext:value-type="float">
            <text:p>0.714980677426688</text:p>
          </table:table-cell>
          <table:table-cell office:value-type="float" office:value="0.228162134369259" calcext:value-type="float">
            <text:p>0.228162134369259</text:p>
          </table:table-cell>
          <table:table-cell office:value-type="float" office:value="0.553392517438174" calcext:value-type="float">
            <text:p>0.553392517438174</text:p>
          </table:table-cell>
          <table:table-cell office:value-type="float" office:value="0.738152610441767" calcext:value-type="float">
            <text:p>0.738152610441767</text:p>
          </table:table-cell>
          <table:table-cell office:value-type="float" office:value="0.0272904263423718" calcext:value-type="float">
            <text:p>0.0272904263423718</text:p>
          </table:table-cell>
          <table:table-cell office:value-type="float" office:value="0.666387961484492" calcext:value-type="float">
            <text:p>0.666387961484492</text:p>
          </table:table-cell>
          <table:table-cell office:value-type="float" office:value="0.285570612519885" calcext:value-type="float">
            <text:p>0.285570612519885</text:p>
          </table:table-cell>
          <table:table-cell office:value-type="float" office:value="0.257511474469306" calcext:value-type="float">
            <text:p>0.257511474469306</text:p>
          </table:table-cell>
          <table:table-cell office:value-type="float" office:value="0.226993753045191" calcext:value-type="float">
            <text:p>0.226993753045191</text:p>
          </table:table-cell>
          <table:table-cell office:value-type="float" office:value="0.983989099133553" calcext:value-type="float">
            <text:p>0.983989099133553</text:p>
          </table:table-cell>
          <table:table-cell office:value-type="float" office:value="0.971956045978985" calcext:value-type="float">
            <text:p>0.971956045978985</text:p>
          </table:table-cell>
          <table:table-cell office:value-type="float" office:value="0.00240963855421687" calcext:value-type="float">
            <text:p>0.00240963855421687</text:p>
          </table:table-cell>
          <table:table-cell office:value-type="float" office:value="0.984027303477075" calcext:value-type="float">
            <text:p>0.984027303477075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678134814945645" calcext:value-type="float">
            <text:p>0.678134814945645</text:p>
          </table:table-cell>
          <table:table-cell office:value-type="float" office:value="0.798452509822162" calcext:value-type="float">
            <text:p>0.798452509822162</text:p>
          </table:table-cell>
          <table:table-cell office:value-type="float" office:value="0.9079749937451" calcext:value-type="float">
            <text:p>0.907974993745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itanic</text:p>
          </table:table-cell>
          <table:table-cell table:style-name="ce8" office:value-type="float" office:value="0.163483575248281" calcext:value-type="float">
            <text:p>0.163</text:p>
          </table:table-cell>
          <table:table-cell office:value-type="float" office:value="0.27196333078686" calcext:value-type="float">
            <text:p>0.27196333078686</text:p>
          </table:table-cell>
          <table:table-cell office:value-type="float" office:value="0.816126119869435" calcext:value-type="float">
            <text:p>0.816126119869435</text:p>
          </table:table-cell>
          <table:table-cell office:value-type="float" office:value="0.340167906519011" calcext:value-type="float">
            <text:p>0.340167906519011</text:p>
          </table:table-cell>
          <table:table-cell office:value-type="float" office:value="0.552732097623739" calcext:value-type="float">
            <text:p>0.552732097623739</text:p>
          </table:table-cell>
          <table:table-cell office:value-type="float" office:value="1" calcext:value-type="float">
            <text:p>1</text:p>
          </table:table-cell>
          <table:table-cell office:value-type="float" office:value="0.145894968842689" calcext:value-type="float">
            <text:p>0.145894968842689</text:p>
          </table:table-cell>
          <table:table-cell office:value-type="float" office:value="0.648092197501266" calcext:value-type="float">
            <text:p>0.648092197501266</text:p>
          </table:table-cell>
          <table:table-cell office:value-type="float" office:value="0.428117217993752" calcext:value-type="float">
            <text:p>0.428117217993752</text:p>
          </table:table-cell>
          <table:table-cell office:value-type="float" office:value="0.277327294554185" calcext:value-type="float">
            <text:p>0.277327294554185</text:p>
          </table:table-cell>
          <table:table-cell office:value-type="float" office:value="0.285172681928071" calcext:value-type="float">
            <text:p>0.285172681928071</text:p>
          </table:table-cell>
          <table:table-cell office:value-type="float" office:value="0.989364586035067" calcext:value-type="float">
            <text:p>0.989364586035067</text:p>
          </table:table-cell>
          <table:table-cell office:value-type="float" office:value="0.98507756825517" calcext:value-type="float">
            <text:p>0.98507756825517</text:p>
          </table:table-cell>
          <table:table-cell office:value-type="float" office:value="0.00152788388082506" calcext:value-type="float">
            <text:p>0.00152788388082506</text:p>
          </table:table-cell>
          <table:table-cell office:value-type="float" office:value="0.989382801013427" calcext:value-type="float">
            <text:p>0.989382801013427</text:p>
          </table:table-cell>
          <table:table-cell office:value-type="float" office:value="0.278923690688397" calcext:value-type="float">
            <text:p>0.278923690688397</text:p>
          </table:table-cell>
          <table:table-cell office:value-type="float" office:value="0.663725014007737" calcext:value-type="float">
            <text:p>0.663725014007737</text:p>
          </table:table-cell>
          <table:table-cell office:value-type="float" office:value="0.687935548847687" calcext:value-type="float">
            <text:p>0.687935548847687</text:p>
          </table:table-cell>
          <table:table-cell office:value-type="float" office:value="0.802331469416595" calcext:value-type="float">
            <text:p>0.80233146941659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NL</text:p>
          </table:table-cell>
          <table:table-cell table:style-name="Default" office:value-type="float" office:value="0.162162162162162" calcext:value-type="float">
            <text:p>0.162162162162162</text:p>
          </table:table-cell>
          <table:table-cell office:value-type="float" office:value="0.291573926868044" calcext:value-type="float">
            <text:p>0.291573926868044</text:p>
          </table:table-cell>
          <table:table-cell office:value-type="float" office:value="0.702780255147543" calcext:value-type="float">
            <text:p>0.702780255147543</text:p>
          </table:table-cell>
          <table:table-cell office:value-type="float" office:value="0.247435498390959" calcext:value-type="float">
            <text:p>0.247435498390959</text:p>
          </table:table-cell>
          <table:table-cell office:value-type="float" office:value="0.495744879827925" calcext:value-type="float">
            <text:p>0.495744879827925</text:p>
          </table:table-cell>
          <table:table-cell office:value-type="float" office:value="0.690381558028617" calcext:value-type="float">
            <text:p>0.690381558028617</text:p>
          </table:table-cell>
          <table:table-cell office:value-type="float" office:value="0" calcext:value-type="float">
            <text:p>0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.29552305038529" calcext:value-type="float">
            <text:p>0.29552305038529</text:p>
          </table:table-cell>
          <table:table-cell office:value-type="float" office:value="0.276444091149973" calcext:value-type="float">
            <text:p>0.276444091149973</text:p>
          </table:table-cell>
          <table:table-cell office:value-type="float" office:value="0.399300311981553" calcext:value-type="float">
            <text:p>0.399300311981553</text:p>
          </table:table-cell>
          <table:table-cell office:value-type="float" office:value="0.992891355199336" calcext:value-type="float">
            <text:p>0.992891355199336</text:p>
          </table:table-cell>
          <table:table-cell office:value-type="float" office:value="0.909123499882225" calcext:value-type="float">
            <text:p>0.909123499882225</text:p>
          </table:table-cell>
          <table:table-cell office:value-type="float" office:value="0.00158982511923688" calcext:value-type="float">
            <text:p>0.00158982511923688</text:p>
          </table:table-cell>
          <table:table-cell office:value-type="float" office:value="0.992902656701404" calcext:value-type="float">
            <text:p>0.992902656701404</text:p>
          </table:table-cell>
          <table:table-cell office:value-type="float" office:value="0.417417417417417" calcext:value-type="float">
            <text:p>0.417417417417417</text:p>
          </table:table-cell>
          <table:table-cell office:value-type="float" office:value="0.660869753306728" calcext:value-type="float">
            <text:p>0.660869753306728</text:p>
          </table:table-cell>
          <table:table-cell office:value-type="float" office:value="0.737474679614127" calcext:value-type="float">
            <text:p>0.737474679614127</text:p>
          </table:table-cell>
          <table:table-cell office:value-type="float" office:value="0.88193395980588" calcext:value-type="float">
            <text:p>0.8819339598058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onar</text:p>
          </table:table-cell>
          <table:table-cell table:style-name="Default" office:value-type="float" office:value="0.162162162162162" calcext:value-type="float">
            <text:p>0.162162162162162</text:p>
          </table:table-cell>
          <table:table-cell office:value-type="float" office:value="0.138738738738739" calcext:value-type="float">
            <text:p>0.138738738738739</text:p>
          </table:table-cell>
          <table:table-cell office:value-type="float" office:value="0.330759330759331" calcext:value-type="float">
            <text:p>0.330759330759331</text:p>
          </table:table-cell>
          <table:table-cell office:value-type="float" office:value="0.342020561456298" calcext:value-type="float">
            <text:p>0.342020561456298</text:p>
          </table:table-cell>
          <table:table-cell office:value-type="float" office:value="0.76962676962677" calcext:value-type="float">
            <text:p>0.76962676962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230769230769" calcext:value-type="float">
            <text:p>0.644230769230769</text:p>
          </table:table-cell>
          <table:table-cell office:value-type="float" office:value="0.425971130754096" calcext:value-type="float">
            <text:p>0.425971130754096</text:p>
          </table:table-cell>
          <table:table-cell office:value-type="float" office:value="0.126319176319176" calcext:value-type="float">
            <text:p>0.126319176319176</text:p>
          </table:table-cell>
          <table:table-cell office:value-type="float" office:value="0.4031706918819" calcext:value-type="float">
            <text:p>0.4031706918819</text:p>
          </table:table-cell>
          <table:table-cell office:value-type="float" office:value="0.935626535626536" calcext:value-type="float">
            <text:p>0.935626535626536</text:p>
          </table:table-cell>
          <table:table-cell office:value-type="float" office:value="0.605498560305091" calcext:value-type="float">
            <text:p>0.605498560305091</text:p>
          </table:table-cell>
          <table:table-cell office:value-type="float" office:value="0.00900900900900901" calcext:value-type="float">
            <text:p>0.00900900900900901</text:p>
          </table:table-cell>
          <table:table-cell office:value-type="float" office:value="0.936206476747017" calcext:value-type="float">
            <text:p>0.936206476747017</text:p>
          </table:table-cell>
          <table:table-cell office:value-type="float" office:value="0.96036036036036" calcext:value-type="float">
            <text:p>0.96036036036036</text:p>
          </table:table-cell>
          <table:table-cell office:value-type="float" office:value="0.624336818779541" calcext:value-type="float">
            <text:p>0.624336818779541</text:p>
          </table:table-cell>
          <table:table-cell office:value-type="float" office:value="0.809632971206356" calcext:value-type="float">
            <text:p>0.809632971206356</text:p>
          </table:table-cell>
          <table:table-cell office:value-type="float" office:value="0.990349509237688" calcext:value-type="float">
            <text:p>0.99034950923768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onar</text:p>
          </table:table-cell>
          <table:table-cell table:style-name="ce8" office:value-type="float" office:value="0.153846153846154" calcext:value-type="float">
            <text:p>0.154</text:p>
          </table:table-cell>
          <table:table-cell office:value-type="float" office:value="0.197115384615385" calcext:value-type="float">
            <text:p>0.197115384615385</text:p>
          </table:table-cell>
          <table:table-cell office:value-type="float" office:value="0.389423076923077" calcext:value-type="float">
            <text:p>0.389423076923077</text:p>
          </table:table-cell>
          <table:table-cell office:value-type="float" office:value="0.365041176169703" calcext:value-type="float">
            <text:p>0.365041176169703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1" calcext:value-type="float">
            <text:p>1</text:p>
          </table:table-cell>
          <table:table-cell office:value-type="float" office:value="0.0588184338184338" calcext:value-type="float">
            <text:p>0.0588184338184338</text:p>
          </table:table-cell>
          <table:table-cell office:value-type="float" office:value="0.665156558185404" calcext:value-type="float">
            <text:p>0.665156558185404</text:p>
          </table:table-cell>
          <table:table-cell office:value-type="float" office:value="0.466306180528205" calcext:value-type="float">
            <text:p>0.466306180528205</text:p>
          </table:table-cell>
          <table:table-cell office:value-type="float" office:value="0.175721153846154" calcext:value-type="float">
            <text:p>0.175721153846154</text:p>
          </table:table-cell>
          <table:table-cell office:value-type="float" office:value="0.413269479991761" calcext:value-type="float">
            <text:p>0.413269479991761</text:p>
          </table:table-cell>
          <table:table-cell office:value-type="float" office:value="0.940456548659673" calcext:value-type="float">
            <text:p>0.940456548659673</text:p>
          </table:table-cell>
          <table:table-cell office:value-type="float" office:value="0.612678976628247" calcext:value-type="float">
            <text:p>0.612678976628247</text:p>
          </table:table-cell>
          <table:table-cell office:value-type="float" office:value="0.00961538461538462" calcext:value-type="float">
            <text:p>0.00961538461538462</text:p>
          </table:table-cell>
          <table:table-cell office:value-type="float" office:value="0.941025730329854" calcext:value-type="float">
            <text:p>0.941025730329854</text:p>
          </table:table-cell>
          <table:table-cell office:value-type="float" office:value="0.960576923076923" calcext:value-type="float">
            <text:p>0.960576923076923</text:p>
          </table:table-cell>
          <table:table-cell office:value-type="float" office:value="0.637984478458853" calcext:value-type="float">
            <text:p>0.637984478458853</text:p>
          </table:table-cell>
          <table:table-cell office:value-type="float" office:value="0.803387946857218" calcext:value-type="float">
            <text:p>0.803387946857218</text:p>
          </table:table-cell>
          <table:table-cell office:value-type="float" office:value="0.990213067673147" calcext:value-type="float">
            <text:p>0.990213067673147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11</text:p>
          </table:table-cell>
          <table:table-cell table:style-name="Default" office:value-type="float" office:value="0.152" calcext:value-type="float">
            <text:p>0.152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885732864674868" calcext:value-type="float">
            <text:p>0.885732864674868</text:p>
          </table:table-cell>
          <table:table-cell office:value-type="float" office:value="0.2379583294323" calcext:value-type="float">
            <text:p>0.2379583294323</text:p>
          </table:table-cell>
          <table:table-cell office:value-type="float" office:value="0.391296296296296" calcext:value-type="float">
            <text:p>0.391296296296296</text:p>
          </table:table-cell>
          <table:table-cell office:value-type="float" office:value="0.399333333333333" calcext:value-type="float">
            <text:p>0.399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18933350639936" calcext:value-type="float">
            <text:p>0.218933350639936</text:p>
          </table:table-cell>
          <table:table-cell office:value-type="float" office:value="0.245166666666667" calcext:value-type="float">
            <text:p>0.245166666666667</text:p>
          </table:table-cell>
          <table:table-cell office:value-type="float" office:value="0.33600187902303" calcext:value-type="float">
            <text:p>0.33600187902303</text:p>
          </table:table-cell>
          <table:table-cell office:value-type="float" office:value="0.974494494494494" calcext:value-type="float">
            <text:p>0.974494494494494</text:p>
          </table:table-cell>
          <table:table-cell office:value-type="float" office:value="0.950984472502057" calcext:value-type="float">
            <text:p>0.950984472502057</text:p>
          </table:table-cell>
          <table:table-cell office:value-type="float" office:value="0.000306666666666667" calcext:value-type="float">
            <text:p>0.000306666666666667</text:p>
          </table:table-cell>
          <table:table-cell office:value-type="float" office:value="0.97452" calcext:value-type="float">
            <text:p>0.974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409485802522415" calcext:value-type="float">
            <text:p>0.409485802522415</text:p>
          </table:table-cell>
          <table:table-cell office:value-type="float" office:value="0.432285219447962" calcext:value-type="float">
            <text:p>0.432285219447962</text:p>
          </table:table-cell>
          <table:table-cell office:value-type="float" office:value="0.455084636373509" calcext:value-type="float">
            <text:p>0.45508463637350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abetes</text:p>
          </table:table-cell>
          <table:table-cell table:style-name="Default" office:value-type="float" office:value="0.148" calcext:value-type="float">
            <text:p>0.148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43323076923077" calcext:value-type="float">
            <text:p>0.643323076923077</text:p>
          </table:table-cell>
          <table:table-cell office:value-type="float" office:value="0.208155891138563" calcext:value-type="float">
            <text:p>0.208155891138563</text:p>
          </table:table-cell>
          <table:table-cell office:value-type="float" office:value="0.556615384615385" calcext:value-type="float">
            <text:p>0.556615384615385</text:p>
          </table:table-cell>
          <table:table-cell office:value-type="float" office:value="0.5948" calcext:value-type="float">
            <text:p>0.5948</text:p>
          </table:table-cell>
          <table:table-cell office:value-type="float" office:value="0" calcext:value-type="float">
            <text:p>0</text:p>
          </table:table-cell>
          <table:table-cell office:value-type="float" office:value="0.565972222222222" calcext:value-type="float">
            <text:p>0.565972222222222</text:p>
          </table:table-cell>
          <table:table-cell office:value-type="float" office:value="0.258257043207548" calcext:value-type="float">
            <text:p>0.258257043207548</text:p>
          </table:table-cell>
          <table:table-cell office:value-type="float" office:value="0.216066666666667" calcext:value-type="float">
            <text:p>0.216066666666667</text:p>
          </table:table-cell>
          <table:table-cell office:value-type="float" office:value="0.429493013170939" calcext:value-type="float">
            <text:p>0.429493013170939</text:p>
          </table:table-cell>
          <table:table-cell office:value-type="float" office:value="0.979527054108216" calcext:value-type="float">
            <text:p>0.979527054108216</text:p>
          </table:table-cell>
          <table:table-cell office:value-type="float" office:value="0.848743826753421" calcext:value-type="float">
            <text:p>0.8487438267534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9568" calcext:value-type="float">
            <text:p>0.979568</text:p>
          </table:table-cell>
          <table:table-cell office:value-type="float" office:value="0.86125" calcext:value-type="float">
            <text:p>0.86125</text:p>
          </table:table-cell>
          <table:table-cell office:value-type="float" office:value="0.679635455911996" calcext:value-type="float">
            <text:p>0.679635455911996</text:p>
          </table:table-cell>
          <table:table-cell office:value-type="float" office:value="0.813318145899524" calcext:value-type="float">
            <text:p>0.813318145899524</text:p>
          </table:table-cell>
          <table:table-cell office:value-type="float" office:value="0.964744529729727" calcext:value-type="float">
            <text:p>0.964744529729727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pambase</text:p>
          </table:table-cell>
          <table:table-cell table:style-name="Default" office:value-type="float" office:value="0.146799116997792" calcext:value-type="float">
            <text:p>0.146799116997792</text:p>
          </table:table-cell>
          <table:table-cell office:value-type="float" office:value="0.182229580573951" calcext:value-type="float">
            <text:p>0.182229580573951</text:p>
          </table:table-cell>
          <table:table-cell office:value-type="float" office:value="0.546212225013321" calcext:value-type="float">
            <text:p>0.546212225013321</text:p>
          </table:table-cell>
          <table:table-cell office:value-type="float" office:value="0.121927840778495" calcext:value-type="float">
            <text:p>0.121927840778495</text:p>
          </table:table-cell>
          <table:table-cell office:value-type="float" office:value="0.457781456953642" calcext:value-type="float">
            <text:p>0.457781456953642</text:p>
          </table:table-cell>
          <table:table-cell office:value-type="float" office:value="0.415605365936492" calcext:value-type="float">
            <text:p>0.415605365936492</text:p>
          </table:table-cell>
          <table:table-cell office:value-type="float" office:value="0.349371633752244" calcext:value-type="float">
            <text:p>0.349371633752244</text:p>
          </table:table-cell>
          <table:table-cell office:value-type="float" office:value="0.737219926038721" calcext:value-type="float">
            <text:p>0.737219926038721</text:p>
          </table:table-cell>
          <table:table-cell office:value-type="float" office:value="0.324494062698423" calcext:value-type="float">
            <text:p>0.324494062698423</text:p>
          </table:table-cell>
          <table:table-cell office:value-type="float" office:value="0.141375378668425" calcext:value-type="float">
            <text:p>0.141375378668425</text:p>
          </table:table-cell>
          <table:table-cell office:value-type="float" office:value="0.224719213648675" calcext:value-type="float">
            <text:p>0.224719213648675</text:p>
          </table:table-cell>
          <table:table-cell office:value-type="float" office:value="0.990419718594851" calcext:value-type="float">
            <text:p>0.990419718594851</text:p>
          </table:table-cell>
          <table:table-cell office:value-type="float" office:value="0.853802635262646" calcext:value-type="float">
            <text:p>0.853802635262646</text:p>
          </table:table-cell>
          <table:table-cell office:value-type="float" office:value="0.000551876379690949" calcext:value-type="float">
            <text:p>0.000551876379690949</text:p>
          </table:table-cell>
          <table:table-cell office:value-type="float" office:value="0.99042500572587" calcext:value-type="float">
            <text:p>0.99042500572587</text:p>
          </table:table-cell>
          <table:table-cell office:value-type="float" office:value="0.274679524418109" calcext:value-type="float">
            <text:p>0.274679524418109</text:p>
          </table:table-cell>
          <table:table-cell office:value-type="float" office:value="0.651192450696799" calcext:value-type="float">
            <text:p>0.651192450696799</text:p>
          </table:table-cell>
          <table:table-cell office:value-type="float" office:value="0.682280124452482" calcext:value-type="float">
            <text:p>0.682280124452482</text:p>
          </table:table-cell>
          <table:table-cell office:value-type="float" office:value="0.874752914760533" calcext:value-type="float">
            <text:p>0.87475291476053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spect_heart</text:p>
          </table:table-cell>
          <table:table-cell table:style-name="ce9" office:value-type="float" office:value="0.146067415730337" calcext:value-type="float">
            <text:p>0.146</text:p>
          </table:table-cell>
          <table:table-cell office:value-type="float" office:value="0.253183520599251" calcext:value-type="float">
            <text:p>0.253183520599251</text:p>
          </table:table-cell>
          <table:table-cell office:value-type="float" office:value="0.659176029962547" calcext:value-type="float">
            <text:p>0.659176029962547</text:p>
          </table:table-cell>
          <table:table-cell office:value-type="float" office:value="0.224134049799337" calcext:value-type="float">
            <text:p>0.224134049799337</text:p>
          </table:table-cell>
          <table:table-cell office:value-type="float" office:value="0.452648475120385" calcext:value-type="float">
            <text:p>0.452648475120385</text:p>
          </table:table-cell>
          <table:table-cell office:value-type="float" office:value="0.604868913857678" calcext:value-type="float">
            <text:p>0.604868913857678</text:p>
          </table:table-cell>
          <table:table-cell office:value-type="float" office:value="0.152551056462441" calcext:value-type="float">
            <text:p>0.152551056462441</text:p>
          </table:table-cell>
          <table:table-cell office:value-type="float" office:value="0.551412793932678" calcext:value-type="float">
            <text:p>0.551412793932678</text:p>
          </table:table-cell>
          <table:table-cell office:value-type="float" office:value="0.293577431073287" calcext:value-type="float">
            <text:p>0.293577431073287</text:p>
          </table:table-cell>
          <table:table-cell office:value-type="float" office:value="0.212555733904049" calcext:value-type="float">
            <text:p>0.212555733904049</text:p>
          </table:table-cell>
          <table:table-cell office:value-type="float" office:value="0.343134278147496" calcext:value-type="float">
            <text:p>0.343134278147496</text:p>
          </table:table-cell>
          <table:table-cell office:value-type="float" office:value="0.959223232675848" calcext:value-type="float">
            <text:p>0.959223232675848</text:p>
          </table:table-cell>
          <table:table-cell office:value-type="float" office:value="0.80033118767291" calcext:value-type="float">
            <text:p>0.80033118767291</text:p>
          </table:table-cell>
          <table:table-cell office:value-type="float" office:value="0.00749063670411985" calcext:value-type="float">
            <text:p>0.00749063670411985</text:p>
          </table:table-cell>
          <table:table-cell office:value-type="float" office:value="0.959433319842478" calcext:value-type="float">
            <text:p>0.95943331984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mammographic</text:p>
          </table:table-cell>
          <table:table-cell table:style-name="Default" office:value-type="float" office:value="0.14519906323185" calcext:value-type="float">
            <text:p>0.14519906323185</text:p>
          </table:table-cell>
          <table:table-cell office:value-type="float" office:value="0.246370023419204" calcext:value-type="float">
            <text:p>0.246370023419204</text:p>
          </table:table-cell>
          <table:table-cell office:value-type="float" office:value="0.691308382307454" calcext:value-type="float">
            <text:p>0.691308382307454</text:p>
          </table:table-cell>
          <table:table-cell office:value-type="float" office:value="0.221750083754666" calcext:value-type="float">
            <text:p>0.221750083754666</text:p>
          </table:table-cell>
          <table:table-cell office:value-type="float" office:value="0.540120793787748" calcext:value-type="float">
            <text:p>0.540120793787748</text:p>
          </table:table-cell>
          <table:table-cell office:value-type="float" office:value="0.94847775175644" calcext:value-type="float">
            <text:p>0.94847775175644</text:p>
          </table:table-cell>
          <table:table-cell office:value-type="float" office:value="0" calcext:value-type="float">
            <text:p>0</text:p>
          </table:table-cell>
          <table:table-cell office:value-type="float" office:value="0.657028112449799" calcext:value-type="float">
            <text:p>0.657028112449799</text:p>
          </table:table-cell>
          <table:table-cell office:value-type="float" office:value="0.273474022179817" calcext:value-type="float">
            <text:p>0.273474022179817</text:p>
          </table:table-cell>
          <table:table-cell office:value-type="float" office:value="0.254686628749861" calcext:value-type="float">
            <text:p>0.254686628749861</text:p>
          </table:table-cell>
          <table:table-cell office:value-type="float" office:value="0.209287070268067" calcext:value-type="float">
            <text:p>0.209287070268067</text:p>
          </table:table-cell>
          <table:table-cell office:value-type="float" office:value="0.978746797726248" calcext:value-type="float">
            <text:p>0.978746797726248</text:p>
          </table:table-cell>
          <table:table-cell office:value-type="float" office:value="0.9652702611676" calcext:value-type="float">
            <text:p>0.9652702611676</text:p>
          </table:table-cell>
          <table:table-cell office:value-type="float" office:value="0.00234192037470726" calcext:value-type="float">
            <text:p>0.00234192037470726</text:p>
          </table:table-cell>
          <table:table-cell office:value-type="float" office:value="0.978796571033681" calcext:value-type="float">
            <text:p>0.978796571033681</text:p>
          </table:table-cell>
          <table:table-cell office:value-type="float" office:value="0.722248243559719" calcext:value-type="float">
            <text:p>0.722248243559719</text:p>
          </table:table-cell>
          <table:table-cell office:value-type="float" office:value="0.680352013339497" calcext:value-type="float">
            <text:p>0.680352013339497</text:p>
          </table:table-cell>
          <table:table-cell office:value-type="float" office:value="0.803690915115791" calcext:value-type="float">
            <text:p>0.803690915115791</text:p>
          </table:table-cell>
          <table:table-cell office:value-type="float" office:value="0.906623669165507" calcext:value-type="float">
            <text:p>0.90662366916550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onar</text:p>
          </table:table-cell>
          <table:table-cell table:style-name="Default" office:value-type="float" office:value="0.144329896907216" calcext:value-type="float">
            <text:p>0.144329896907216</text:p>
          </table:table-cell>
          <table:table-cell office:value-type="float" office:value="0.263917525773196" calcext:value-type="float">
            <text:p>0.263917525773196</text:p>
          </table:table-cell>
          <table:table-cell office:value-type="float" office:value="0.456553755522828" calcext:value-type="float">
            <text:p>0.456553755522828</text:p>
          </table:table-cell>
          <table:table-cell office:value-type="float" office:value="0.391384353831434" calcext:value-type="float">
            <text:p>0.391384353831434</text:p>
          </table:table-cell>
          <table:table-cell office:value-type="float" office:value="0.839469808541974" calcext:value-type="float">
            <text:p>0.839469808541974</text:p>
          </table:table-cell>
          <table:table-cell office:value-type="float" office:value="1" calcext:value-type="float">
            <text:p>1</text:p>
          </table:table-cell>
          <table:table-cell office:value-type="float" office:value="0.126126126126126" calcext:value-type="float">
            <text:p>0.126126126126126</text:p>
          </table:table-cell>
          <table:table-cell office:value-type="float" office:value="0.689102564102564" calcext:value-type="float">
            <text:p>0.689102564102564</text:p>
          </table:table-cell>
          <table:table-cell office:value-type="float" office:value="0.51246278387796" calcext:value-type="float">
            <text:p>0.51246278387796</text:p>
          </table:table-cell>
          <table:table-cell office:value-type="float" office:value="0.232253313696613" calcext:value-type="float">
            <text:p>0.232253313696613</text:p>
          </table:table-cell>
          <table:table-cell office:value-type="float" office:value="0.424825825148407" calcext:value-type="float">
            <text:p>0.424825825148407</text:p>
          </table:table-cell>
          <table:table-cell office:value-type="float" office:value="0.945983676975945" calcext:value-type="float">
            <text:p>0.945983676975945</text:p>
          </table:table-cell>
          <table:table-cell office:value-type="float" office:value="0.620895741699076" calcext:value-type="float">
            <text:p>0.620895741699076</text:p>
          </table:table-cell>
          <table:table-cell office:value-type="float" office:value="0.0103092783505155" calcext:value-type="float">
            <text:p>0.0103092783505155</text:p>
          </table:table-cell>
          <table:table-cell office:value-type="float" office:value="0.946540546285471" calcext:value-type="float">
            <text:p>0.946540546285471</text:p>
          </table:table-cell>
          <table:table-cell office:value-type="float" office:value="0.960824742268041" calcext:value-type="float">
            <text:p>0.960824742268041</text:p>
          </table:table-cell>
          <table:table-cell office:value-type="float" office:value="0.653601903452703" calcext:value-type="float">
            <text:p>0.653601903452703</text:p>
          </table:table-cell>
          <table:table-cell office:value-type="float" office:value="0.796241578787585" calcext:value-type="float">
            <text:p>0.796241578787585</text:p>
          </table:table-cell>
          <table:table-cell office:value-type="float" office:value="0.990056933511663" calcext:value-type="float">
            <text:p>0.99005693351166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arrhythmia_cfs</text:p>
          </table:table-cell>
          <table:table-cell table:style-name="Default" office:value-type="float" office:value="0.142857142857143" calcext:value-type="float">
            <text:p>0.142857142857143</text:p>
          </table:table-cell>
          <table:table-cell office:value-type="float" office:value="0.161632653061224" calcext:value-type="float">
            <text:p>0.161632653061224</text:p>
          </table:table-cell>
          <table:table-cell office:value-type="float" office:value="0.305291457900525" calcext:value-type="float">
            <text:p>0.305291457900525</text:p>
          </table:table-cell>
          <table:table-cell office:value-type="float" office:value="0.1633514989893" calcext:value-type="float">
            <text:p>0.1633514989893</text:p>
          </table:table-cell>
          <table:table-cell office:value-type="float" office:value="0.8139146567718" calcext:value-type="float">
            <text:p>0.8139146567718</text:p>
          </table:table-cell>
          <table:table-cell office:value-type="float" office:value="0.922448979591837" calcext:value-type="float">
            <text:p>0.922448979591837</text:p>
          </table:table-cell>
          <table:table-cell office:value-type="float" office:value="0" calcext:value-type="float">
            <text:p>0</text:p>
          </table:table-cell>
          <table:table-cell office:value-type="float" office:value="0.638643067846608" calcext:value-type="float">
            <text:p>0.638643067846608</text:p>
          </table:table-cell>
          <table:table-cell office:value-type="float" office:value="0.298118736165748" calcext:value-type="float">
            <text:p>0.298118736165748</text:p>
          </table:table-cell>
          <table:table-cell office:value-type="float" office:value="0.239964366699061" calcext:value-type="float">
            <text:p>0.239964366699061</text:p>
          </table:table-cell>
          <table:table-cell office:value-type="float" office:value="0.46190994948522" calcext:value-type="float">
            <text:p>0.46190994948522</text:p>
          </table:table-cell>
          <table:table-cell office:value-type="float" office:value="0.975041820006691" calcext:value-type="float">
            <text:p>0.975041820006691</text:p>
          </table:table-cell>
          <table:table-cell office:value-type="float" office:value="0.685804397977874" calcext:value-type="float">
            <text:p>0.685804397977874</text:p>
          </table:table-cell>
          <table:table-cell office:value-type="float" office:value="0.00408163265306122" calcext:value-type="float">
            <text:p>0.00408163265306122</text:p>
          </table:table-cell>
          <table:table-cell office:value-type="float" office:value="0.975143690129113" calcext:value-type="float">
            <text:p>0.975143690129113</text:p>
          </table:table-cell>
          <table:table-cell office:value-type="float" office:value="0.76988416988417" calcext:value-type="float">
            <text:p>0.76988416988417</text:p>
          </table:table-cell>
          <table:table-cell office:value-type="float" office:value="0.661709575116619" calcext:value-type="float">
            <text:p>0.661709575116619</text:p>
          </table:table-cell>
          <table:table-cell office:value-type="float" office:value="0.815772978064492" calcext:value-type="float">
            <text:p>0.815772978064492</text:p>
          </table:table-cell>
          <table:table-cell office:value-type="float" office:value="0.991129386221635" calcext:value-type="float">
            <text:p>0.991129386221635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6</text:p>
          </table:table-cell>
          <table:table-cell table:style-name="Default" office:value-type="float" office:value="0.142" calcext:value-type="float">
            <text:p>0.142</text:p>
          </table:table-cell>
          <table:table-cell office:value-type="float" office:value="0.174" calcext:value-type="float">
            <text:p>0.174</text:p>
          </table:table-cell>
          <table:table-cell office:value-type="float" office:value="0.440871595330739" calcext:value-type="float">
            <text:p>0.440871595330739</text:p>
          </table:table-cell>
          <table:table-cell office:value-type="float" office:value="0.144152702030055" calcext:value-type="float">
            <text:p>0.144152702030055</text:p>
          </table:table-cell>
          <table:table-cell office:value-type="float" office:value="0.313578947368421" calcext:value-type="float">
            <text:p>0.313578947368421</text:p>
          </table:table-cell>
          <table:table-cell office:value-type="float" office:value="0.666" calcext:value-type="float">
            <text:p>0.66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74519276941514" calcext:value-type="float">
            <text:p>0.174519276941514</text:p>
          </table:table-cell>
          <table:table-cell office:value-type="float" office:value="0.164666666666667" calcext:value-type="float">
            <text:p>0.164666666666667</text:p>
          </table:table-cell>
          <table:table-cell office:value-type="float" office:value="0.227732829008547" calcext:value-type="float">
            <text:p>0.227732829008547</text:p>
          </table:table-cell>
          <table:table-cell office:value-type="float" office:value="0.803971943887775" calcext:value-type="float">
            <text:p>0.803971943887775</text:p>
          </table:table-cell>
          <table:table-cell office:value-type="float" office:value="0.825710788179073" calcext:value-type="float">
            <text:p>0.825710788179073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804364" calcext:value-type="float">
            <text:p>0.80436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015423052273" calcext:value-type="float">
            <text:p>0.36015423052273</text:p>
          </table:table-cell>
          <table:table-cell office:value-type="float" office:value="0.416698472845438" calcext:value-type="float">
            <text:p>0.416698472845438</text:p>
          </table:table-cell>
          <table:table-cell office:value-type="float" office:value="0.473242715168146" calcext:value-type="float">
            <text:p>0.47324271516814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1</text:p>
          </table:table-cell>
          <table:table-cell table:style-name="ce9" office:value-type="float" office:value="0.1415" calcext:value-type="float">
            <text:p>0.142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772178383128295" calcext:value-type="float">
            <text:p>0.772178383128295</text:p>
          </table:table-cell>
          <table:table-cell office:value-type="float" office:value="0.185626565444819" calcext:value-type="float">
            <text:p>0.185626565444819</text:p>
          </table:table-cell>
          <table:table-cell office:value-type="float" office:value="0.356657407407407" calcext:value-type="float">
            <text:p>0.356657407407407</text:p>
          </table:table-cell>
          <table:table-cell office:value-type="float" office:value="0.457333333333333" calcext:value-type="float">
            <text:p>0.457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76698044558262" calcext:value-type="float">
            <text:p>0.276698044558262</text:p>
          </table:table-cell>
          <table:table-cell office:value-type="float" office:value="0.1911875" calcext:value-type="float">
            <text:p>0.1911875</text:p>
          </table:table-cell>
          <table:table-cell office:value-type="float" office:value="0.275130568347371" calcext:value-type="float">
            <text:p>0.275130568347371</text:p>
          </table:table-cell>
          <table:table-cell office:value-type="float" office:value="0.94161961961962" calcext:value-type="float">
            <text:p>0.94161961961962</text:p>
          </table:table-cell>
          <table:table-cell office:value-type="float" office:value="0.947685516110414" calcext:value-type="float">
            <text:p>0.947685516110414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41678" calcext:value-type="float">
            <text:p>0.941678</text:p>
          </table:table-cell>
          <table:table-cell office:value-type="float" office:value="0.831791666666667" calcext:value-type="float">
            <text:p>0.831791666666667</text:p>
          </table:table-cell>
          <table:table-cell office:value-type="float" office:value="0.376940177017073" calcext:value-type="float">
            <text:p>0.376940177017073</text:p>
          </table:table-cell>
          <table:table-cell office:value-type="float" office:value="0.40628710449081" calcext:value-type="float">
            <text:p>0.40628710449081</text:p>
          </table:table-cell>
          <table:table-cell office:value-type="float" office:value="0.435634031964547" calcext:value-type="float">
            <text:p>0.435634031964547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5</text:p>
          </table:table-cell>
          <table:table-cell table:style-name="Default" office:value-type="float" office:value="0.14" calcext:value-type="float">
            <text:p>0.14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448607449856733" calcext:value-type="float">
            <text:p>0.448607449856733</text:p>
          </table:table-cell>
          <table:table-cell office:value-type="float" office:value="0.139717580926846" calcext:value-type="float">
            <text:p>0.139717580926846</text:p>
          </table:table-cell>
          <table:table-cell office:value-type="float" office:value="0.441578947368421" calcext:value-type="float">
            <text:p>0.441578947368421</text:p>
          </table:table-cell>
          <table:table-cell office:value-type="float" office:value="0.616285714285714" calcext:value-type="float">
            <text:p>0.616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69076112761961" calcext:value-type="float">
            <text:p>0.169076112761961</text:p>
          </table:table-cell>
          <table:table-cell office:value-type="float" office:value="0.15" calcext:value-type="float">
            <text:p>0.15</text:p>
          </table:table-cell>
          <table:table-cell office:value-type="float" office:value="0.233289619792302" calcext:value-type="float">
            <text:p>0.233289619792302</text:p>
          </table:table-cell>
          <table:table-cell office:value-type="float" office:value="0.844360721442886" calcext:value-type="float">
            <text:p>0.844360721442886</text:p>
          </table:table-cell>
          <table:table-cell office:value-type="float" office:value="0.902276567053523" calcext:value-type="float">
            <text:p>0.902276567053523</text:p>
          </table:table-cell>
          <table:table-cell office:value-type="float" office:value="0.0004328" calcext:value-type="float">
            <text:p>0.0004328</text:p>
          </table:table-cell>
          <table:table-cell office:value-type="float" office:value="0.844672" calcext:value-type="float">
            <text:p>0.844672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188897186702361" calcext:value-type="float">
            <text:p>0.188897186702361</text:p>
          </table:table-cell>
          <table:table-cell office:value-type="float" office:value="0.20273046272444" calcext:value-type="float">
            <text:p>0.20273046272444</text:p>
          </table:table-cell>
          <table:table-cell office:value-type="float" office:value="0.21656373874652" calcext:value-type="float">
            <text:p>0.2165637387465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ionosphere</text:p>
          </table:table-cell>
          <table:table-cell table:style-name="Default" office:value-type="float" office:value="0.134920634920635" calcext:value-type="float">
            <text:p>0.134920634920635</text:p>
          </table:table-cell>
          <table:table-cell office:value-type="float" office:value="0.301587301587302" calcext:value-type="float">
            <text:p>0.301587301587302</text:p>
          </table:table-cell>
          <table:table-cell office:value-type="float" office:value="0.737615851709812" calcext:value-type="float">
            <text:p>0.737615851709812</text:p>
          </table:table-cell>
          <table:table-cell office:value-type="float" office:value="0.215930291719098" calcext:value-type="float">
            <text:p>0.215930291719098</text:p>
          </table:table-cell>
          <table:table-cell office:value-type="float" office:value="0.391865079365079" calcext:value-type="float">
            <text:p>0.391865079365079</text:p>
          </table:table-cell>
          <table:table-cell office:value-type="float" office:value="0.71031746031746" calcext:value-type="float">
            <text:p>0.71031746031746</text:p>
          </table:table-cell>
          <table:table-cell office:value-type="float" office:value="0.44" calcext:value-type="float">
            <text:p>0.44</text:p>
          </table:table-cell>
          <table:table-cell office:value-type="float" office:value="0.760683760683761" calcext:value-type="float">
            <text:p>0.760683760683761</text:p>
          </table:table-cell>
          <table:table-cell office:value-type="float" office:value="0.270934518175263" calcext:value-type="float">
            <text:p>0.270934518175263</text:p>
          </table:table-cell>
          <table:table-cell office:value-type="float" office:value="0.205908289241623" calcext:value-type="float">
            <text:p>0.205908289241623</text:p>
          </table:table-cell>
          <table:table-cell office:value-type="float" office:value="0.452113802410022" calcext:value-type="float">
            <text:p>0.452113802410022</text:p>
          </table:table-cell>
          <table:table-cell office:value-type="float" office:value="0.954095238095238" calcext:value-type="float">
            <text:p>0.954095238095238</text:p>
          </table:table-cell>
          <table:table-cell office:value-type="float" office:value="0.674227182820562" calcext:value-type="float">
            <text:p>0.674227182820562</text:p>
          </table:table-cell>
          <table:table-cell office:value-type="float" office:value="0.00793650793650794" calcext:value-type="float">
            <text:p>0.00793650793650794</text:p>
          </table:table-cell>
          <table:table-cell office:value-type="float" office:value="0.954459561602419" calcext:value-type="float">
            <text:p>0.954459561602419</text:p>
          </table:table-cell>
          <table:table-cell office:value-type="float" office:value="0.571909571909572" calcext:value-type="float">
            <text:p>0.571909571909572</text:p>
          </table:table-cell>
          <table:table-cell office:value-type="float" office:value="0" calcext:value-type="float">
            <text:p>0</text:p>
          </table:table-cell>
          <table:table-cell office:value-type="float" office:value="0.776082242477046" calcext:value-type="float">
            <text:p>0.776082242477046</text:p>
          </table:table-cell>
          <table:table-cell office:value-type="float" office:value="0.975035009998445" calcext:value-type="float">
            <text:p>0.975035009998445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segment</text:p>
          </table:table-cell>
          <table:table-cell table:style-name="Default" office:value-type="float" office:value="0.13030303030303" calcext:value-type="float">
            <text:p>0.13030303030303</text:p>
          </table:table-cell>
          <table:table-cell office:value-type="float" office:value="0.112727272727273" calcext:value-type="float">
            <text:p>0.112727272727273</text:p>
          </table:table-cell>
          <table:table-cell office:value-type="float" office:value="0.780602376347057" calcext:value-type="float">
            <text:p>0.780602376347057</text:p>
          </table:table-cell>
          <table:table-cell office:value-type="float" office:value="0.0710251999844993" calcext:value-type="float">
            <text:p>0.0710251999844993</text:p>
          </table:table-cell>
          <table:table-cell office:value-type="float" office:value="0.782386363636364" calcext:value-type="float">
            <text:p>0.782386363636364</text:p>
          </table:table-cell>
          <table:table-cell office:value-type="float" office:value="0.749350649350649" calcext:value-type="float">
            <text:p>0.749350649350649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422012728367437" calcext:value-type="float">
            <text:p>0.422012728367437</text:p>
          </table:table-cell>
          <table:table-cell office:value-type="float" office:value="0.11040404040404" calcext:value-type="float">
            <text:p>0.11040404040404</text:p>
          </table:table-cell>
          <table:table-cell office:value-type="float" office:value="0.224191105410406" calcext:value-type="float">
            <text:p>0.224191105410406</text:p>
          </table:table-cell>
          <table:table-cell office:value-type="float" office:value="0.947766417979184" calcext:value-type="float">
            <text:p>0.947766417979184</text:p>
          </table:table-cell>
          <table:table-cell office:value-type="float" office:value="0.850006947424673" calcext:value-type="float">
            <text:p>0.850006947424673</text:p>
          </table:table-cell>
          <table:table-cell office:value-type="float" office:value="0.00100704009794919" calcext:value-type="float">
            <text:p>0.00100704009794919</text:p>
          </table:table-cell>
          <table:table-cell office:value-type="float" office:value="0.947924701561065" calcext:value-type="float">
            <text:p>0.947924701561065</text:p>
          </table:table-cell>
          <table:table-cell office:value-type="float" office:value="0.500026581605529" calcext:value-type="float">
            <text:p>0.500026581605529</text:p>
          </table:table-cell>
          <table:table-cell office:value-type="float" office:value="0" calcext:value-type="float">
            <text:p>0</text:p>
          </table:table-cell>
          <table:table-cell office:value-type="float" office:value="0.182703242270212" calcext:value-type="float">
            <text:p>0.182703242270212</text:p>
          </table:table-cell>
          <table:table-cell office:value-type="float" office:value="0.239803765116423" calcext:value-type="float">
            <text:p>0.23980376511642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ima</text:p>
          </table:table-cell>
          <table:table-cell table:style-name="Default" office:value-type="float" office:value="0.126" calcext:value-type="float">
            <text:p>0.126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43323076923077" calcext:value-type="float">
            <text:p>0.643323076923077</text:p>
          </table:table-cell>
          <table:table-cell office:value-type="float" office:value="0.218556895083145" calcext:value-type="float">
            <text:p>0.218556895083145</text:p>
          </table:table-cell>
          <table:table-cell office:value-type="float" office:value="0.556615384615385" calcext:value-type="float">
            <text:p>0.556615384615385</text:p>
          </table:table-cell>
          <table:table-cell office:value-type="float" office:value="0.5504" calcext:value-type="float">
            <text:p>0.5504</text:p>
          </table:table-cell>
          <table:table-cell office:value-type="float" office:value="0" calcext:value-type="float">
            <text:p>0</text:p>
          </table:table-cell>
          <table:table-cell office:value-type="float" office:value="0.565972222222222" calcext:value-type="float">
            <text:p>0.565972222222222</text:p>
          </table:table-cell>
          <table:table-cell office:value-type="float" office:value="0.255619751902428" calcext:value-type="float">
            <text:p>0.255619751902428</text:p>
          </table:table-cell>
          <table:table-cell office:value-type="float" office:value="0.216066666666667" calcext:value-type="float">
            <text:p>0.216066666666667</text:p>
          </table:table-cell>
          <table:table-cell office:value-type="float" office:value="0.429493012052668" calcext:value-type="float">
            <text:p>0.429493012052668</text:p>
          </table:table-cell>
          <table:table-cell office:value-type="float" office:value="0.979527054108216" calcext:value-type="float">
            <text:p>0.979527054108216</text:p>
          </table:table-cell>
          <table:table-cell office:value-type="float" office:value="0.848743826799867" calcext:value-type="float">
            <text:p>0.8487438267998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9568" calcext:value-type="float">
            <text:p>0.979568</text:p>
          </table:table-cell>
          <table:table-cell office:value-type="float" office:value="0.86125" calcext:value-type="float">
            <text:p>0.86125</text:p>
          </table:table-cell>
          <table:table-cell office:value-type="float" office:value="0.679635455911996" calcext:value-type="float">
            <text:p>0.679635455911996</text:p>
          </table:table-cell>
          <table:table-cell office:value-type="float" office:value="0.813318146150911" calcext:value-type="float">
            <text:p>0.813318146150911</text:p>
          </table:table-cell>
          <table:table-cell office:value-type="float" office:value="0.964744530150044" calcext:value-type="float">
            <text:p>0.96474453015004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1</text:p>
          </table:table-cell>
          <table:table-cell table:style-name="Default" office:value-type="float" office:value="0.121" calcext:value-type="float">
            <text:p>0.121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421156414762742" calcext:value-type="float">
            <text:p>0.421156414762742</text:p>
          </table:table-cell>
          <table:table-cell office:value-type="float" office:value="0.149369837895038" calcext:value-type="float">
            <text:p>0.149369837895038</text:p>
          </table:table-cell>
          <table:table-cell office:value-type="float" office:value="0.304148148148148" calcext:value-type="float">
            <text:p>0.304148148148148</text:p>
          </table:table-cell>
          <table:table-cell office:value-type="float" office:value="0.484416666666667" calcext:value-type="float">
            <text:p>0.48441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59806280799759" calcext:value-type="float">
            <text:p>0.259806280799759</text:p>
          </table:table-cell>
          <table:table-cell office:value-type="float" office:value="0.146333333333333" calcext:value-type="float">
            <text:p>0.146333333333333</text:p>
          </table:table-cell>
          <table:table-cell office:value-type="float" office:value="0.209653974306111" calcext:value-type="float">
            <text:p>0.209653974306111</text:p>
          </table:table-cell>
          <table:table-cell office:value-type="float" office:value="0.861087087087087" calcext:value-type="float">
            <text:p>0.861087087087087</text:p>
          </table:table-cell>
          <table:table-cell office:value-type="float" office:value="0.8971216398078" calcext:value-type="float">
            <text:p>0.8971216398078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861226" calcext:value-type="float">
            <text:p>0.861226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356632757540002" calcext:value-type="float">
            <text:p>0.356632757540002</text:p>
          </table:table-cell>
          <table:table-cell office:value-type="float" office:value="0.393341519487772" calcext:value-type="float">
            <text:p>0.393341519487772</text:p>
          </table:table-cell>
          <table:table-cell office:value-type="float" office:value="0.430050281435542" calcext:value-type="float">
            <text:p>0.43005028143554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ilpd</text:p>
          </table:table-cell>
          <table:table-cell table:style-name="Default" office:value-type="float" office:value="0.120772946859903" calcext:value-type="float">
            <text:p>0.120772946859903</text:p>
          </table:table-cell>
          <table:table-cell office:value-type="float" office:value="0.300966183574879" calcext:value-type="float">
            <text:p>0.300966183574879</text:p>
          </table:table-cell>
          <table:table-cell office:value-type="float" office:value="0.639403486662466" calcext:value-type="float">
            <text:p>0.639403486662466</text:p>
          </table:table-cell>
          <table:table-cell office:value-type="float" office:value="0.255257754918944" calcext:value-type="float">
            <text:p>0.255257754918944</text:p>
          </table:table-cell>
          <table:table-cell office:value-type="float" office:value="0.436594202898551" calcext:value-type="float">
            <text:p>0.436594202898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3316062176166" calcext:value-type="float">
            <text:p>0.523316062176166</text:p>
          </table:table-cell>
          <table:table-cell office:value-type="float" office:value="0.261378427297556" calcext:value-type="float">
            <text:p>0.261378427297556</text:p>
          </table:table-cell>
          <table:table-cell office:value-type="float" office:value="0.273188405797101" calcext:value-type="float">
            <text:p>0.273188405797101</text:p>
          </table:table-cell>
          <table:table-cell office:value-type="float" office:value="0.414285889540153" calcext:value-type="float">
            <text:p>0.414285889540153</text:p>
          </table:table-cell>
          <table:table-cell office:value-type="float" office:value="0.986302651741119" calcext:value-type="float">
            <text:p>0.986302651741119</text:p>
          </table:table-cell>
          <table:table-cell office:value-type="float" office:value="0.896172890488067" calcext:value-type="float">
            <text:p>0.896172890488067</text:p>
          </table:table-cell>
          <table:table-cell office:value-type="float" office:value="0.00241545893719807" calcext:value-type="float">
            <text:p>0.00241545893719807</text:p>
          </table:table-cell>
          <table:table-cell office:value-type="float" office:value="0.986335737123387" calcext:value-type="float">
            <text:p>0.986335737123387</text:p>
          </table:table-cell>
          <table:table-cell office:value-type="float" office:value="0.828743961352657" calcext:value-type="float">
            <text:p>0.828743961352657</text:p>
          </table:table-cell>
          <table:table-cell office:value-type="float" office:value="0.594487937391559" calcext:value-type="float">
            <text:p>0.594487937391559</text:p>
          </table:table-cell>
          <table:table-cell office:value-type="float" office:value="0.765589824415094" calcext:value-type="float">
            <text:p>0.765589824415094</text:p>
          </table:table-cell>
          <table:table-cell office:value-type="float" office:value="0.947798883918614" calcext:value-type="float">
            <text:p>0.94779888391861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redit-g</text:p>
          </table:table-cell>
          <table:table-cell table:style-name="Default" office:value-type="float" office:value="0.118571428571429" calcext:value-type="float">
            <text:p>0.118571428571429</text:p>
          </table:table-cell>
          <table:table-cell office:value-type="float" office:value="0.212857142857143" calcext:value-type="float">
            <text:p>0.212857142857143</text:p>
          </table:table-cell>
          <table:table-cell office:value-type="float" office:value="0.693366174055829" calcext:value-type="float">
            <text:p>0.693366174055829</text:p>
          </table:table-cell>
          <table:table-cell office:value-type="float" office:value="0.244189084325668" calcext:value-type="float">
            <text:p>0.244189084325668</text:p>
          </table:table-cell>
          <table:table-cell office:value-type="float" office:value="0.529075630252101" calcext:value-type="float">
            <text:p>0.529075630252101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239902193674776" calcext:value-type="float">
            <text:p>0.239902193674776</text:p>
          </table:table-cell>
          <table:table-cell office:value-type="float" office:value="0.196945578231292" calcext:value-type="float">
            <text:p>0.196945578231292</text:p>
          </table:table-cell>
          <table:table-cell office:value-type="float" office:value="0.411154552628448" calcext:value-type="float">
            <text:p>0.411154552628448</text:p>
          </table:table-cell>
          <table:table-cell office:value-type="float" office:value="0.990198242387084" calcext:value-type="float">
            <text:p>0.990198242387084</text:p>
          </table:table-cell>
          <table:table-cell office:value-type="float" office:value="0.792340782700929" calcext:value-type="float">
            <text:p>0.792340782700929</text:p>
          </table:table-cell>
          <table:table-cell office:value-type="float" office:value="0.00142857142857143" calcext:value-type="float">
            <text:p>0.00142857142857143</text:p>
          </table:table-cell>
          <table:table-cell office:value-type="float" office:value="0.990212244897959" calcext:value-type="float">
            <text:p>0.990212244897959</text:p>
          </table:table-cell>
          <table:table-cell office:value-type="float" office:value="0.474586466165414" calcext:value-type="float">
            <text:p>0.474586466165414</text:p>
          </table:table-cell>
          <table:table-cell office:value-type="float" office:value="0.666458495741956" calcext:value-type="float">
            <text:p>0.666458495741956</text:p>
          </table:table-cell>
          <table:table-cell office:value-type="float" office:value="0.757696091103572" calcext:value-type="float">
            <text:p>0.757696091103572</text:p>
          </table:table-cell>
          <table:table-cell office:value-type="float" office:value="0.993371675093124" calcext:value-type="float">
            <text:p>0.993371675093124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appendicitis</text:p>
          </table:table-cell>
          <table:table-cell table:style-name="ce9" office:value-type="float" office:value="0.113207547169811" calcext:value-type="float">
            <text:p>0.113</text:p>
          </table:table-cell>
          <table:table-cell office:value-type="float" office:value="0.19622641509434" calcext:value-type="float">
            <text:p>0.19622641509434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195089101996533" calcext:value-type="float">
            <text:p>0.195089101996533</text:p>
          </table:table-cell>
          <table:table-cell office:value-type="float" office:value="0.638814016172507" calcext:value-type="float">
            <text:p>0.638814016172507</text:p>
          </table:table-cell>
          <table:table-cell office:value-type="float" office:value="1" calcext:value-type="float">
            <text:p>1</text:p>
          </table:table-cell>
          <table:table-cell office:value-type="float" office:value="0.149167591564928" calcext:value-type="float">
            <text:p>0.149167591564928</text:p>
          </table:table-cell>
          <table:table-cell office:value-type="float" office:value="0.545152486056722" calcext:value-type="float">
            <text:p>0.545152486056722</text:p>
          </table:table-cell>
          <table:table-cell office:value-type="float" office:value="0.21846796431927" calcext:value-type="float">
            <text:p>0.21846796431927</text:p>
          </table:table-cell>
          <table:table-cell office:value-type="float" office:value="0.167767295597484" calcext:value-type="float">
            <text:p>0.167767295597484</text:p>
          </table:table-cell>
          <table:table-cell office:value-type="float" office:value="0.379383169374367" calcext:value-type="float">
            <text:p>0.379383169374367</text:p>
          </table:table-cell>
          <table:table-cell office:value-type="float" office:value="0.876617250673855" calcext:value-type="float">
            <text:p>0.876617250673855</text:p>
          </table:table-cell>
          <table:table-cell office:value-type="float" office:value="0.827718535973657" calcext:value-type="float">
            <text:p>0.827718535973657</text:p>
          </table:table-cell>
          <table:table-cell office:value-type="float" office:value="0.0188679245283019" calcext:value-type="float">
            <text:p>0.0188679245283019</text:p>
          </table:table-cell>
          <table:table-cell office:value-type="float" office:value="0.87896517097405" calcext:value-type="float">
            <text:p>0.87896517097405</text:p>
          </table:table-cell>
          <table:table-cell office:value-type="float" office:value="0.846361185983827" calcext:value-type="float">
            <text:p>0.846361185983827</text:p>
          </table:table-cell>
          <table:table-cell office:value-type="float" office:value="0.632823880346013" calcext:value-type="float">
            <text:p>0.632823880346013</text:p>
          </table:table-cell>
          <table:table-cell office:value-type="float" office:value="0.795815802645824" calcext:value-type="float">
            <text:p>0.795815802645824</text:p>
          </table:table-cell>
          <table:table-cell office:value-type="float" office:value="0.929307205425056" calcext:value-type="float">
            <text:p>0.92930720542505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2</text:p>
          </table:table-cell>
          <table:table-cell table:style-name="Default" office:value-type="float" office:value="0.113107119095143" calcext:value-type="float">
            <text:p>0.113107119095143</text:p>
          </table:table-cell>
          <table:table-cell office:value-type="float" office:value="0.149035262807718" calcext:value-type="float">
            <text:p>0.149035262807718</text:p>
          </table:table-cell>
          <table:table-cell office:value-type="float" office:value="0.688675281016914" calcext:value-type="float">
            <text:p>0.688675281016914</text:p>
          </table:table-cell>
          <table:table-cell office:value-type="float" office:value="0.136171871002121" calcext:value-type="float">
            <text:p>0.136171871002121</text:p>
          </table:table-cell>
          <table:table-cell office:value-type="float" office:value="0.535462408516301" calcext:value-type="float">
            <text:p>0.535462408516301</text:p>
          </table:table-cell>
          <table:table-cell office:value-type="float" office:value="0.474384564204923" calcext:value-type="float">
            <text:p>0.474384564204923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1835084006517" calcext:value-type="float">
            <text:p>0.261835084006517</text:p>
          </table:table-cell>
          <table:table-cell office:value-type="float" office:value="0.148924373475272" calcext:value-type="float">
            <text:p>0.148924373475272</text:p>
          </table:table-cell>
          <table:table-cell office:value-type="float" office:value="0.252751039241658" calcext:value-type="float">
            <text:p>0.252751039241658</text:p>
          </table:table-cell>
          <table:table-cell office:value-type="float" office:value="0.977178798195885" calcext:value-type="float">
            <text:p>0.977178798195885</text:p>
          </table:table-cell>
          <table:table-cell office:value-type="float" office:value="0.952987733551326" calcext:value-type="float">
            <text:p>0.952987733551326</text:p>
          </table:table-cell>
          <table:table-cell office:value-type="float" office:value="0.000665335994677312" calcext:value-type="float">
            <text:p>0.000665335994677312</text:p>
          </table:table-cell>
          <table:table-cell office:value-type="float" office:value="0.977193981962887" calcext:value-type="float">
            <text:p>0.977193981962887</text:p>
          </table:table-cell>
          <table:table-cell office:value-type="float" office:value="0.991017964071856" calcext:value-type="float">
            <text:p>0.991017964071856</text:p>
          </table:table-cell>
          <table:table-cell office:value-type="float" office:value="0.811102972567771" calcext:value-type="float">
            <text:p>0.811102972567771</text:p>
          </table:table-cell>
          <table:table-cell office:value-type="float" office:value="0.854574001202669" calcext:value-type="float">
            <text:p>0.854574001202669</text:p>
          </table:table-cell>
          <table:table-cell office:value-type="float" office:value="0.898045029837568" calcext:value-type="float">
            <text:p>0.89804502983756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0</text:p>
          </table:table-cell>
          <table:table-cell table:style-name="Default" office:value-type="float" office:value="0.113" calcext:value-type="float">
            <text:p>0.113</text:p>
          </table:table-cell>
          <table:table-cell office:value-type="float" office:value="0.19" calcext:value-type="float">
            <text:p>0.19</text:p>
          </table:table-cell>
          <table:table-cell office:value-type="float" office:value="0.900839552238806" calcext:value-type="float">
            <text:p>0.900839552238806</text:p>
          </table:table-cell>
          <table:table-cell office:value-type="float" office:value="0.186953027333366" calcext:value-type="float">
            <text:p>0.186953027333366</text:p>
          </table:table-cell>
          <table:table-cell office:value-type="float" office:value="0.532173913043478" calcext:value-type="float">
            <text:p>0.532173913043478</text:p>
          </table:table-cell>
          <table:table-cell office:value-type="float" office:value="0.9626" calcext:value-type="float">
            <text:p>0.962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66688928827575" calcext:value-type="float">
            <text:p>0.166688928827575</text:p>
          </table:table-cell>
          <table:table-cell office:value-type="float" office:value="0.188916666666667" calcext:value-type="float">
            <text:p>0.188916666666667</text:p>
          </table:table-cell>
          <table:table-cell office:value-type="float" office:value="0.298457665027902" calcext:value-type="float">
            <text:p>0.298457665027902</text:p>
          </table:table-cell>
          <table:table-cell office:value-type="float" office:value="0.98143043043043" calcext:value-type="float">
            <text:p>0.98143043043043</text:p>
          </table:table-cell>
          <table:table-cell office:value-type="float" office:value="0.964236421337884" calcext:value-type="float">
            <text:p>0.964236421337884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981449" calcext:value-type="float">
            <text:p>0.981449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509918823824809" calcext:value-type="float">
            <text:p>0.509918823824809</text:p>
          </table:table-cell>
          <table:table-cell office:value-type="float" office:value="0.539856789622683" calcext:value-type="float">
            <text:p>0.539856789622683</text:p>
          </table:table-cell>
          <table:table-cell office:value-type="float" office:value="0.569794755420556" calcext:value-type="float">
            <text:p>0.56979475542055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3</text:p>
          </table:table-cell>
          <table:table-cell table:style-name="Default" office:value-type="float" office:value="0.110666666666667" calcext:value-type="float">
            <text:p>0.110666666666667</text:p>
          </table:table-cell>
          <table:table-cell office:value-type="float" office:value="0.145333333333333" calcext:value-type="float">
            <text:p>0.145333333333333</text:p>
          </table:table-cell>
          <table:table-cell office:value-type="float" office:value="0.70368085106383" calcext:value-type="float">
            <text:p>0.70368085106383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50151515151515" calcext:value-type="float">
            <text:p>0.450151515151515</text:p>
          </table:table-cell>
          <table:table-cell office:value-type="float" office:value="0.674285714285714" calcext:value-type="float">
            <text:p>0.67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75653976101" calcext:value-type="float">
            <text:p>0.22275653976101</text:p>
          </table:table-cell>
          <table:table-cell office:value-type="float" office:value="0.146" calcext:value-type="float">
            <text:p>0.146</text:p>
          </table:table-cell>
          <table:table-cell office:value-type="float" office:value="0.255612175699635" calcext:value-type="float">
            <text:p>0.255612175699635</text:p>
          </table:table-cell>
          <table:table-cell office:value-type="float" office:value="0.978031131865688" calcext:value-type="float">
            <text:p>0.978031131865688</text:p>
          </table:table-cell>
          <table:table-cell office:value-type="float" office:value="0.94900150039457" calcext:value-type="float">
            <text:p>0.94900150039457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8045777777778" calcext:value-type="float">
            <text:p>0.978045777777778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739509491961528" calcext:value-type="float">
            <text:p>0.739509491961528</text:p>
          </table:table-cell>
          <table:table-cell office:value-type="float" office:value="0.807048257362546" calcext:value-type="float">
            <text:p>0.807048257362546</text:p>
          </table:table-cell>
          <table:table-cell office:value-type="float" office:value="0.874587022763565" calcext:value-type="float">
            <text:p>0.874587022763565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5</text:p>
          </table:table-cell>
          <table:table-cell table:style-name="Default" office:value-type="float" office:value="0.106" calcext:value-type="float">
            <text:p>0.106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292527220630372" calcext:value-type="float">
            <text:p>0.292527220630372</text:p>
          </table:table-cell>
          <table:table-cell office:value-type="float" office:value="0.103291706573127" calcext:value-type="float">
            <text:p>0.103291706573127</text:p>
          </table:table-cell>
          <table:table-cell office:value-type="float" office:value="0.396105263157895" calcext:value-type="float">
            <text:p>0.396105263157895</text:p>
          </table:table-cell>
          <table:table-cell office:value-type="float" office:value="0.739428571428571" calcext:value-type="float">
            <text:p>0.739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46516615382934" calcext:value-type="float">
            <text:p>0.146516615382934</text:p>
          </table:table-cell>
          <table:table-cell office:value-type="float" office:value="0.112333333333333" calcext:value-type="float">
            <text:p>0.112333333333333</text:p>
          </table:table-cell>
          <table:table-cell office:value-type="float" office:value="0.189571612944728" calcext:value-type="float">
            <text:p>0.189571612944728</text:p>
          </table:table-cell>
          <table:table-cell office:value-type="float" office:value="0.791002004008016" calcext:value-type="float">
            <text:p>0.791002004008016</text:p>
          </table:table-cell>
          <table:table-cell office:value-type="float" office:value="0.858176561675753" calcext:value-type="float">
            <text:p>0.858176561675753</text:p>
          </table:table-cell>
          <table:table-cell office:value-type="float" office:value="0.0003456" calcext:value-type="float">
            <text:p>0.0003456</text:p>
          </table:table-cell>
          <table:table-cell office:value-type="float" office:value="0.79142" calcext:value-type="float">
            <text:p>0.79142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188233071611899" calcext:value-type="float">
            <text:p>0.188233071611899</text:p>
          </table:table-cell>
          <table:table-cell office:value-type="float" office:value="0.204398771803974" calcext:value-type="float">
            <text:p>0.204398771803974</text:p>
          </table:table-cell>
          <table:table-cell office:value-type="float" office:value="0.220564471996049" calcext:value-type="float">
            <text:p>0.22056447199604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5</text:p>
          </table:table-cell>
          <table:table-cell table:style-name="ce9" office:value-type="float" office:value="0.105666666666667" calcext:value-type="float">
            <text:p>0.106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671148042024833" calcext:value-type="float">
            <text:p>0.671148042024833</text:p>
          </table:table-cell>
          <table:table-cell office:value-type="float" office:value="0.133097839042926" calcext:value-type="float">
            <text:p>0.133097839042926</text:p>
          </table:table-cell>
          <table:table-cell office:value-type="float" office:value="0.519017543859649" calcext:value-type="float">
            <text:p>0.519017543859649</text:p>
          </table:table-cell>
          <table:table-cell office:value-type="float" office:value="0.729666666666667" calcext:value-type="float">
            <text:p>0.729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45528399728305" calcext:value-type="float">
            <text:p>0.145528399728305</text:p>
          </table:table-cell>
          <table:table-cell office:value-type="float" office:value="0.149583333333333" calcext:value-type="float">
            <text:p>0.149583333333333</text:p>
          </table:table-cell>
          <table:table-cell office:value-type="float" office:value="0.259226362305462" calcext:value-type="float">
            <text:p>0.259226362305462</text:p>
          </table:table-cell>
          <table:table-cell office:value-type="float" office:value="0.909207748830995" calcext:value-type="float">
            <text:p>0.909207748830995</text:p>
          </table:table-cell>
          <table:table-cell office:value-type="float" office:value="0.913830744362996" calcext:value-type="float">
            <text:p>0.9138307443629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09389333333333" calcext:value-type="float">
            <text:p>0.909389333333333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199354731976399" calcext:value-type="float">
            <text:p>0.199354731976399</text:p>
          </table:table-cell>
          <table:table-cell office:value-type="float" office:value="0.21917289480599" calcext:value-type="float">
            <text:p>0.21917289480599</text:p>
          </table:table-cell>
          <table:table-cell office:value-type="float" office:value="0.238991057635581" calcext:value-type="float">
            <text:p>0.23899105763558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3</text:p>
          </table:table-cell>
          <table:table-cell table:style-name="ce9" office:value-type="float" office:value="0.104333333333333" calcext:value-type="float">
            <text:p>0.104</text:p>
          </table:table-cell>
          <table:table-cell office:value-type="float" office:value="0.147666666666667" calcext:value-type="float">
            <text:p>0.147666666666667</text:p>
          </table:table-cell>
          <table:table-cell office:value-type="float" office:value="0.689" calcext:value-type="float">
            <text:p>0.689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40166666666667" calcext:value-type="float">
            <text:p>0.440166666666667</text:p>
          </table:table-cell>
          <table:table-cell office:value-type="float" office:value="0.672047619047619" calcext:value-type="float">
            <text:p>0.672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81498380057" calcext:value-type="float">
            <text:p>0.22281498380057</text:p>
          </table:table-cell>
          <table:table-cell office:value-type="float" office:value="0.147416666666667" calcext:value-type="float">
            <text:p>0.147416666666667</text:p>
          </table:table-cell>
          <table:table-cell office:value-type="float" office:value="0.258505535077647" calcext:value-type="float">
            <text:p>0.258505535077647</text:p>
          </table:table-cell>
          <table:table-cell office:value-type="float" office:value="0.977393595730487" calcext:value-type="float">
            <text:p>0.977393595730487</text:p>
          </table:table-cell>
          <table:table-cell office:value-type="float" office:value="0.948877617930239" calcext:value-type="float">
            <text:p>0.948877617930239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7408666666667" calcext:value-type="float">
            <text:p>0.97740866666666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744652697220328" calcext:value-type="float">
            <text:p>0.744652697220328</text:p>
          </table:table-cell>
          <table:table-cell office:value-type="float" office:value="0.812202411580514" calcext:value-type="float">
            <text:p>0.812202411580514</text:p>
          </table:table-cell>
          <table:table-cell office:value-type="float" office:value="0.8797521259407" calcext:value-type="float">
            <text:p>0.879752125940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9</text:p>
          </table:table-cell>
          <table:table-cell table:style-name="ce9" office:value-type="float" office:value="0.103" calcext:value-type="float">
            <text:p>0.103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688334426229508" calcext:value-type="float">
            <text:p>0.688334426229508</text:p>
          </table:table-cell>
          <table:table-cell office:value-type="float" office:value="0.156312286135252" calcext:value-type="float">
            <text:p>0.156312286135252</text:p>
          </table:table-cell>
          <table:table-cell office:value-type="float" office:value="0.35325" calcext:value-type="float">
            <text:p>0.35325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000499250374812588" calcext:value-type="float">
            <text:p>0.000499250374812588</text:p>
          </table:table-cell>
          <table:table-cell office:value-type="float" office:value="0.749999875" calcext:value-type="float">
            <text:p>0.749999875</text:p>
          </table:table-cell>
          <table:table-cell office:value-type="float" office:value="0.207930177119855" calcext:value-type="float">
            <text:p>0.207930177119855</text:p>
          </table:table-cell>
          <table:table-cell office:value-type="float" office:value="0.129875" calcext:value-type="float">
            <text:p>0.129875</text:p>
          </table:table-cell>
          <table:table-cell office:value-type="float" office:value="0.224583940300966" calcext:value-type="float">
            <text:p>0.224583940300966</text:p>
          </table:table-cell>
          <table:table-cell office:value-type="float" office:value="0.915049873557768" calcext:value-type="float">
            <text:p>0.915049873557768</text:p>
          </table:table-cell>
          <table:table-cell office:value-type="float" office:value="0.927662684714327" calcext:value-type="float">
            <text:p>0.927662684714327</text:p>
          </table:table-cell>
          <table:table-cell office:value-type="float" office:value="0.000749815827270161" calcext:value-type="float">
            <text:p>0.000749815827270161</text:p>
          </table:table-cell>
          <table:table-cell office:value-type="float" office:value="0.915177337007172" calcext:value-type="float">
            <text:p>0.915177337007172</text:p>
          </table:table-cell>
          <table:table-cell office:value-type="float" office:value="0.70725" calcext:value-type="float">
            <text:p>0.70725</text:p>
          </table:table-cell>
          <table:table-cell office:value-type="float" office:value="0.418627284604568" calcext:value-type="float">
            <text:p>0.418627284604568</text:p>
          </table:table-cell>
          <table:table-cell office:value-type="float" office:value="0.489497698743341" calcext:value-type="float">
            <text:p>0.489497698743341</text:p>
          </table:table-cell>
          <table:table-cell office:value-type="float" office:value="0.560368112882113" calcext:value-type="float">
            <text:p>0.56036811288211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honeme</text:p>
          </table:table-cell>
          <table:table-cell table:style-name="ce9" office:value-type="float" office:value="0.102701702442635" calcext:value-type="float">
            <text:p>0.103</text:p>
          </table:table-cell>
          <table:table-cell office:value-type="float" office:value="0.147742413027387" calcext:value-type="float">
            <text:p>0.147742413027387</text:p>
          </table:table-cell>
          <table:table-cell office:value-type="float" office:value="0.754526309583855" calcext:value-type="float">
            <text:p>0.754526309583855</text:p>
          </table:table-cell>
          <table:table-cell office:value-type="float" office:value="0.172242365123304" calcext:value-type="float">
            <text:p>0.172242365123304</text:p>
          </table:table-cell>
          <table:table-cell office:value-type="float" office:value="0.41339748334567" calcext:value-type="float">
            <text:p>0.41339748334567</text:p>
          </table:table-cell>
          <table:table-cell office:value-type="float" office:value="0.475866641993585" calcext:value-type="float">
            <text:p>0.475866641993585</text:p>
          </table:table-cell>
          <table:table-cell office:value-type="float" office:value="0.171571879511093" calcext:value-type="float">
            <text:p>0.171571879511093</text:p>
          </table:table-cell>
          <table:table-cell office:value-type="float" office:value="0.609802792496096" calcext:value-type="float">
            <text:p>0.609802792496096</text:p>
          </table:table-cell>
          <table:table-cell office:value-type="float" office:value="0.311606197475232" calcext:value-type="float">
            <text:p>0.311606197475232</text:p>
          </table:table-cell>
          <table:table-cell office:value-type="float" office:value="0.118140883296324" calcext:value-type="float">
            <text:p>0.118140883296324</text:p>
          </table:table-cell>
          <table:table-cell office:value-type="float" office:value="0.246274044347623" calcext:value-type="float">
            <text:p>0.246274044347623</text:p>
          </table:table-cell>
          <table:table-cell office:value-type="float" office:value="0.971940564356202" calcext:value-type="float">
            <text:p>0.971940564356202</text:p>
          </table:table-cell>
          <table:table-cell office:value-type="float" office:value="0.893705622997608" calcext:value-type="float">
            <text:p>0.893705622997608</text:p>
          </table:table-cell>
          <table:table-cell office:value-type="float" office:value="0.000370096225018505" calcext:value-type="float">
            <text:p>0.000370096225018505</text:p>
          </table:table-cell>
          <table:table-cell office:value-type="float" office:value="0.971948378931292" calcext:value-type="float">
            <text:p>0.971948378931292</text:p>
          </table:table-cell>
          <table:table-cell office:value-type="float" office:value="0.972538860103627" calcext:value-type="float">
            <text:p>0.972538860103627</text:p>
          </table:table-cell>
          <table:table-cell office:value-type="float" office:value="0.743343848936354" calcext:value-type="float">
            <text:p>0.743343848936354</text:p>
          </table:table-cell>
          <table:table-cell office:value-type="float" office:value="0.856085692768322" calcext:value-type="float">
            <text:p>0.856085692768322</text:p>
          </table:table-cell>
          <table:table-cell office:value-type="float" office:value="0.951219333788813" calcext:value-type="float">
            <text:p>0.95121933378881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haberman</text:p>
          </table:table-cell>
          <table:table-cell table:style-name="Default" office:value-type="float" office:value="0.102222222222222" calcext:value-type="float">
            <text:p>0.102222222222222</text:p>
          </table:table-cell>
          <table:table-cell office:value-type="float" office:value="0.200888888888889" calcext:value-type="float">
            <text:p>0.200888888888889</text:p>
          </table:table-cell>
          <table:table-cell office:value-type="float" office:value="0.601226053639847" calcext:value-type="float">
            <text:p>0.601226053639847</text:p>
          </table:table-cell>
          <table:table-cell office:value-type="float" office:value="0.236965675057208" calcext:value-type="float">
            <text:p>0.236965675057208</text:p>
          </table:table-cell>
          <table:table-cell office:value-type="float" office:value="0.56952380952381" calcext:value-type="float">
            <text:p>0.56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0.26354506875505" calcext:value-type="float">
            <text:p>0.26354506875505</text:p>
          </table:table-cell>
          <table:table-cell office:value-type="float" office:value="0.243703703703704" calcext:value-type="float">
            <text:p>0.243703703703704</text:p>
          </table:table-cell>
          <table:table-cell office:value-type="float" office:value="0.330005782964966" calcext:value-type="float">
            <text:p>0.330005782964966</text:p>
          </table:table-cell>
          <table:table-cell office:value-type="float" office:value="0.979623015873016" calcext:value-type="float">
            <text:p>0.979623015873016</text:p>
          </table:table-cell>
          <table:table-cell office:value-type="float" office:value="0.928992098532954" calcext:value-type="float">
            <text:p>0.928992098532954</text:p>
          </table:table-cell>
          <table:table-cell office:value-type="float" office:value="0.00444444444444444" calcext:value-type="float">
            <text:p>0.00444444444444444</text:p>
          </table:table-cell>
          <table:table-cell office:value-type="float" office:value="0.979713580246914" calcext:value-type="float">
            <text:p>0.979713580246914</text:p>
          </table:table-cell>
          <table:table-cell office:value-type="float" office:value="0.76" calcext:value-type="float">
            <text:p>0.76</text:p>
          </table:table-cell>
          <table:table-cell office:value-type="float" office:value="0.681664356066376" calcext:value-type="float">
            <text:p>0.681664356066376</text:p>
          </table:table-cell>
          <table:table-cell office:value-type="float" office:value="0.777785793513739" calcext:value-type="float">
            <text:p>0.777785793513739</text:p>
          </table:table-cell>
          <table:table-cell office:value-type="float" office:value="0.879305756843488" calcext:value-type="float">
            <text:p>0.879305756843488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LH</text:p>
          </table:table-cell>
          <table:table-cell table:style-name="Default" office:value-type="float" office:value="0.102040816326531" calcext:value-type="float">
            <text:p>0.102040816326531</text:p>
          </table:table-cell>
          <table:table-cell office:value-type="float" office:value="0.391836734693877" calcext:value-type="float">
            <text:p>0.391836734693877</text:p>
          </table:table-cell>
          <table:table-cell office:value-type="float" office:value="0.789638932496075" calcext:value-type="float">
            <text:p>0.789638932496075</text:p>
          </table:table-cell>
          <table:table-cell office:value-type="float" office:value="0.238562761011741" calcext:value-type="float">
            <text:p>0.238562761011741</text:p>
          </table:table-cell>
          <table:table-cell office:value-type="float" office:value="0.593037214885954" calcext:value-type="float">
            <text:p>0.593037214885954</text:p>
          </table:table-cell>
          <table:table-cell office:value-type="float" office:value="0.81859410430839" calcext:value-type="float">
            <text:p>0.81859410430839</text:p>
          </table:table-cell>
          <table:table-cell office:value-type="float" office:value="0.0576923076923077" calcext:value-type="float">
            <text:p>0.0576923076923077</text:p>
          </table:table-cell>
          <table:table-cell office:value-type="float" office:value="0.676567656765677" calcext:value-type="float">
            <text:p>0.676567656765677</text:p>
          </table:table-cell>
          <table:table-cell office:value-type="float" office:value="0.420570472591851" calcext:value-type="float">
            <text:p>0.420570472591851</text:p>
          </table:table-cell>
          <table:table-cell office:value-type="float" office:value="0.438775510204082" calcext:value-type="float">
            <text:p>0.438775510204082</text:p>
          </table:table-cell>
          <table:table-cell office:value-type="float" office:value="0.174752118629661" calcext:value-type="float">
            <text:p>0.174752118629661</text:p>
          </table:table-cell>
          <table:table-cell office:value-type="float" office:value="0.968537414965986" calcext:value-type="float">
            <text:p>0.968537414965986</text:p>
          </table:table-cell>
          <table:table-cell office:value-type="float" office:value="0.990358104799776" calcext:value-type="float">
            <text:p>0.990358104799776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0.969179508538109" calcext:value-type="float">
            <text:p>0.969179508538109</text:p>
          </table:table-cell>
          <table:table-cell office:value-type="float" office:value="0.319727891156463" calcext:value-type="float">
            <text:p>0.319727891156463</text:p>
          </table:table-cell>
          <table:table-cell office:value-type="float" office:value="0.664702530650248" calcext:value-type="float">
            <text:p>0.664702530650248</text:p>
          </table:table-cell>
          <table:table-cell office:value-type="float" office:value="0.722980009581052" calcext:value-type="float">
            <text:p>0.722980009581052</text:p>
          </table:table-cell>
          <table:table-cell office:value-type="float" office:value="0.837570831426243" calcext:value-type="float">
            <text:p>0.83757083142624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9</text:p>
          </table:table-cell>
          <table:table-cell table:style-name="Default" office:value-type="float" office:value="0.100449775112444" calcext:value-type="float">
            <text:p>0.100449775112444</text:p>
          </table:table-cell>
          <table:table-cell office:value-type="float" office:value="0.15832083958021" calcext:value-type="float">
            <text:p>0.15832083958021</text:p>
          </table:table-cell>
          <table:table-cell office:value-type="float" office:value="0.876442106815445" calcext:value-type="float">
            <text:p>0.876442106815445</text:p>
          </table:table-cell>
          <table:table-cell office:value-type="float" office:value="0.172834407137954" calcext:value-type="float">
            <text:p>0.172834407137954</text:p>
          </table:table-cell>
          <table:table-cell office:value-type="float" office:value="0.454676507899896" calcext:value-type="float">
            <text:p>0.454676507899896</text:p>
          </table:table-cell>
          <table:table-cell office:value-type="float" office:value="0.988905547226387" calcext:value-type="float">
            <text:p>0.988905547226387</text:p>
          </table:table-cell>
          <table:table-cell office:value-type="float" office:value="0" calcext:value-type="float">
            <text:p>0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230654504591954" calcext:value-type="float">
            <text:p>0.230654504591954</text:p>
          </table:table-cell>
          <table:table-cell office:value-type="float" office:value="0.165417291354323" calcext:value-type="float">
            <text:p>0.165417291354323</text:p>
          </table:table-cell>
          <table:table-cell office:value-type="float" office:value="0.294067319731748" calcext:value-type="float">
            <text:p>0.294067319731748</text:p>
          </table:table-cell>
          <table:table-cell office:value-type="float" office:value="0.976032254143199" calcext:value-type="float">
            <text:p>0.976032254143199</text:p>
          </table:table-cell>
          <table:table-cell office:value-type="float" office:value="0.963662108312379" calcext:value-type="float">
            <text:p>0.963662108312379</text:p>
          </table:table-cell>
          <table:table-cell office:value-type="float" office:value="0.000682704409235742" calcext:value-type="float">
            <text:p>0.000682704409235742</text:p>
          </table:table-cell>
          <table:table-cell office:value-type="float" office:value="0.976068187795158" calcext:value-type="float">
            <text:p>0.976068187795158</text:p>
          </table:table-cell>
          <table:table-cell office:value-type="float" office:value="0.739880059970015" calcext:value-type="float">
            <text:p>0.739880059970015</text:p>
          </table:table-cell>
          <table:table-cell office:value-type="float" office:value="0.411715186881037" calcext:value-type="float">
            <text:p>0.411715186881037</text:p>
          </table:table-cell>
          <table:table-cell office:value-type="float" office:value="0.490283487389733" calcext:value-type="float">
            <text:p>0.490283487389733</text:p>
          </table:table-cell>
          <table:table-cell office:value-type="float" office:value="0.568851787898429" calcext:value-type="float">
            <text:p>0.56885178789842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2</text:p>
          </table:table-cell>
          <table:table-cell table:style-name="ce9" office:value-type="float" office:value="0.0993333333333333" calcext:value-type="float">
            <text:p>0.099</text:p>
          </table:table-cell>
          <table:table-cell office:value-type="float" office:value="0.147266666666667" calcext:value-type="float">
            <text:p>0.147266666666667</text:p>
          </table:table-cell>
          <table:table-cell office:value-type="float" office:value="0.761024122807017" calcext:value-type="float">
            <text:p>0.761024122807017</text:p>
          </table:table-cell>
          <table:table-cell office:value-type="float" office:value="0.136444214744126" calcext:value-type="float">
            <text:p>0.136444214744126</text:p>
          </table:table-cell>
          <table:table-cell office:value-type="float" office:value="0.529866666666667" calcext:value-type="float">
            <text:p>0.529866666666667</text:p>
          </table:table-cell>
          <table:table-cell office:value-type="float" office:value="0.521266666666667" calcext:value-type="float">
            <text:p>0.521266666666667</text:p>
          </table:table-cell>
          <table:table-cell office:value-type="float" office:value="0.00199201596806387" calcext:value-type="float">
            <text:p>0.00199201596806387</text:p>
          </table:table-cell>
          <table:table-cell office:value-type="float" office:value="0.666665333333333" calcext:value-type="float">
            <text:p>0.666665333333333</text:p>
          </table:table-cell>
          <table:table-cell office:value-type="float" office:value="0.262325578899492" calcext:value-type="float">
            <text:p>0.262325578899492</text:p>
          </table:table-cell>
          <table:table-cell office:value-type="float" office:value="0.142583333333333" calcext:value-type="float">
            <text:p>0.142583333333333</text:p>
          </table:table-cell>
          <table:table-cell office:value-type="float" office:value="0.260164495939275" calcext:value-type="float">
            <text:p>0.260164495939275</text:p>
          </table:table-cell>
          <table:table-cell office:value-type="float" office:value="0.980405481639454" calcext:value-type="float">
            <text:p>0.980405481639454</text:p>
          </table:table-cell>
          <table:table-cell office:value-type="float" office:value="0.960322956519645" calcext:value-type="float">
            <text:p>0.960322956519645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80418540340828" calcext:value-type="float">
            <text:p>0.980418540340828</text:p>
          </table:table-cell>
          <table:table-cell office:value-type="float" office:value="0.986333333333333" calcext:value-type="float">
            <text:p>0.986333333333333</text:p>
          </table:table-cell>
          <table:table-cell office:value-type="float" office:value="0.805513873780274" calcext:value-type="float">
            <text:p>0.805513873780274</text:p>
          </table:table-cell>
          <table:table-cell office:value-type="float" office:value="0.855674412415159" calcext:value-type="float">
            <text:p>0.855674412415159</text:p>
          </table:table-cell>
          <table:table-cell office:value-type="float" office:value="0.905834951050044" calcext:value-type="float">
            <text:p>0.90583495105004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7</text:p>
          </table:table-cell>
          <table:table-cell table:style-name="Default" office:value-type="float" office:value="0.0985626283367557" calcext:value-type="float">
            <text:p>0.0985626283367557</text:p>
          </table:table-cell>
          <table:table-cell office:value-type="float" office:value="0.104722792607803" calcext:value-type="float">
            <text:p>0.104722792607803</text:p>
          </table:table-cell>
          <table:table-cell office:value-type="float" office:value="0.811570805610176" calcext:value-type="float">
            <text:p>0.811570805610176</text:p>
          </table:table-cell>
          <table:table-cell office:value-type="float" office:value="0.0955737388710481" calcext:value-type="float">
            <text:p>0.0955737388710481</text:p>
          </table:table-cell>
          <table:table-cell office:value-type="float" office:value="0.306654844129177" calcext:value-type="float">
            <text:p>0.306654844129177</text:p>
          </table:table-cell>
          <table:table-cell office:value-type="float" office:value="0.566735112936345" calcext:value-type="float">
            <text:p>0.566735112936345</text:p>
          </table:table-cell>
          <table:table-cell office:value-type="float" office:value="0.050682261208577" calcext:value-type="float">
            <text:p>0.050682261208577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303588389786649" calcext:value-type="float">
            <text:p>0.303588389786649</text:p>
          </table:table-cell>
          <table:table-cell office:value-type="float" office:value="0.0811943874058864" calcext:value-type="float">
            <text:p>0.0811943874058864</text:p>
          </table:table-cell>
          <table:table-cell office:value-type="float" office:value="0.184148961112796" calcext:value-type="float">
            <text:p>0.184148961112796</text:p>
          </table:table-cell>
          <table:table-cell office:value-type="float" office:value="0.937747308753174" calcext:value-type="float">
            <text:p>0.937747308753174</text:p>
          </table:table-cell>
          <table:table-cell office:value-type="float" office:value="0.918552872605573" calcext:value-type="float">
            <text:p>0.918552872605573</text:p>
          </table:table-cell>
          <table:table-cell office:value-type="float" office:value="0.00102669404517454" calcext:value-type="float">
            <text:p>0.00102669404517454</text:p>
          </table:table-cell>
          <table:table-cell office:value-type="float" office:value="0.937811223220573" calcext:value-type="float">
            <text:p>0.937811223220573</text:p>
          </table:table-cell>
          <table:table-cell office:value-type="float" office:value="0.595482546201232" calcext:value-type="float">
            <text:p>0.595482546201232</text:p>
          </table:table-cell>
          <table:table-cell office:value-type="float" office:value="0.42351065086413" calcext:value-type="float">
            <text:p>0.42351065086413</text:p>
          </table:table-cell>
          <table:table-cell office:value-type="float" office:value="0.482912593592685" calcext:value-type="float">
            <text:p>0.482912593592685</text:p>
          </table:table-cell>
          <table:table-cell office:value-type="float" office:value="0.54231453632124" calcext:value-type="float">
            <text:p>0.54231453632124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3</text:p>
          </table:table-cell>
          <table:table-cell table:style-name="Default" office:value-type="float" office:value="0.098" calcext:value-type="float">
            <text:p>0.098</text:p>
          </table:table-cell>
          <table:table-cell office:value-type="float" office:value="0.15" calcext:value-type="float">
            <text:p>0.15</text:p>
          </table:table-cell>
          <table:table-cell office:value-type="float" office:value="0.67431914893617" calcext:value-type="float">
            <text:p>0.67431914893617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30181818181818" calcext:value-type="float">
            <text:p>0.430181818181818</text:p>
          </table:table-cell>
          <table:table-cell office:value-type="float" office:value="0.669809523809524" calcext:value-type="float">
            <text:p>0.669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873427840129" calcext:value-type="float">
            <text:p>0.222873427840129</text:p>
          </table:table-cell>
          <table:table-cell office:value-type="float" office:value="0.148833333333333" calcext:value-type="float">
            <text:p>0.148833333333333</text:p>
          </table:table-cell>
          <table:table-cell office:value-type="float" office:value="0.26139889445566" calcext:value-type="float">
            <text:p>0.26139889445566</text:p>
          </table:table-cell>
          <table:table-cell office:value-type="float" office:value="0.976756059595286" calcext:value-type="float">
            <text:p>0.976756059595286</text:p>
          </table:table-cell>
          <table:table-cell office:value-type="float" office:value="0.948753735465908" calcext:value-type="float">
            <text:p>0.948753735465908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6771555555555" calcext:value-type="float">
            <text:p>0.976771555555555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749795902479128" calcext:value-type="float">
            <text:p>0.749795902479128</text:p>
          </table:table-cell>
          <table:table-cell office:value-type="float" office:value="0.817356565798482" calcext:value-type="float">
            <text:p>0.817356565798482</text:p>
          </table:table-cell>
          <table:table-cell office:value-type="float" office:value="0.884917229117836" calcext:value-type="float">
            <text:p>0.884917229117836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0</text:p>
          </table:table-cell>
          <table:table-cell table:style-name="Default" office:value-type="float" office:value="0.096" calcext:value-type="float">
            <text:p>0.096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427432835820895" calcext:value-type="float">
            <text:p>0.427432835820895</text:p>
          </table:table-cell>
          <table:table-cell office:value-type="float" office:value="0.0949133892419795" calcext:value-type="float">
            <text:p>0.0949133892419795</text:p>
          </table:table-cell>
          <table:table-cell office:value-type="float" office:value="0.331782608695652" calcext:value-type="float">
            <text:p>0.331782608695652</text:p>
          </table:table-cell>
          <table:table-cell office:value-type="float" office:value="0.6398" calcext:value-type="float">
            <text:p>0.639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2397688722972" calcext:value-type="float">
            <text:p>0.132397688722972</text:p>
          </table:table-cell>
          <table:table-cell office:value-type="float" office:value="0.0998333333333333" calcext:value-type="float">
            <text:p>0.0998333333333333</text:p>
          </table:table-cell>
          <table:table-cell office:value-type="float" office:value="0.188431187221904" calcext:value-type="float">
            <text:p>0.188431187221904</text:p>
          </table:table-cell>
          <table:table-cell office:value-type="float" office:value="0.896368368368368" calcext:value-type="float">
            <text:p>0.896368368368368</text:p>
          </table:table-cell>
          <table:table-cell office:value-type="float" office:value="0.887521821316985" calcext:value-type="float">
            <text:p>0.887521821316985</text:p>
          </table:table-cell>
          <table:table-cell office:value-type="float" office:value="0.0003675" calcext:value-type="float">
            <text:p>0.0003675</text:p>
          </table:table-cell>
          <table:table-cell office:value-type="float" office:value="0.896472" calcext:value-type="float">
            <text:p>0.896472</text:p>
          </table:table-cell>
          <table:table-cell office:value-type="float" office:value="0.749" calcext:value-type="float">
            <text:p>0.749</text:p>
          </table:table-cell>
          <table:table-cell office:value-type="float" office:value="0.480620334124135" calcext:value-type="float">
            <text:p>0.480620334124135</text:p>
          </table:table-cell>
          <table:table-cell office:value-type="float" office:value="0.520191643110669" calcext:value-type="float">
            <text:p>0.520191643110669</text:p>
          </table:table-cell>
          <table:table-cell office:value-type="float" office:value="0.559762952097202" calcext:value-type="float">
            <text:p>0.55976295209720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itanic</text:p>
          </table:table-cell>
          <table:table-cell table:style-name="Default" office:value-type="float" office:value="0.0902348578491965" calcext:value-type="float">
            <text:p>0.0902348578491965</text:p>
          </table:table-cell>
          <table:table-cell office:value-type="float" office:value="0.219035846724351" calcext:value-type="float">
            <text:p>0.219035846724351</text:p>
          </table:table-cell>
          <table:table-cell office:value-type="float" office:value="0.868681874367906" calcext:value-type="float">
            <text:p>0.868681874367906</text:p>
          </table:table-cell>
          <table:table-cell office:value-type="float" office:value="0.275203825484169" calcext:value-type="float">
            <text:p>0.275203825484169</text:p>
          </table:table-cell>
          <table:table-cell office:value-type="float" office:value="0.60152234727734" calcext:value-type="float">
            <text:p>0.60152234727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7980646804176" calcext:value-type="float">
            <text:p>0.587980646804176</text:p>
          </table:table-cell>
          <table:table-cell office:value-type="float" office:value="0.331179885289489" calcext:value-type="float">
            <text:p>0.331179885289489</text:p>
          </table:table-cell>
          <table:table-cell office:value-type="float" office:value="0.240096533050798" calcext:value-type="float">
            <text:p>0.240096533050798</text:p>
          </table:table-cell>
          <table:table-cell office:value-type="float" office:value="0.256600880042745" calcext:value-type="float">
            <text:p>0.256600880042745</text:p>
          </table:table-cell>
          <table:table-cell office:value-type="float" office:value="0.993527334810119" calcext:value-type="float">
            <text:p>0.993527334810119</text:p>
          </table:table-cell>
          <table:table-cell office:value-type="float" office:value="0.99019797680334" calcext:value-type="float">
            <text:p>0.99019797680334</text:p>
          </table:table-cell>
          <table:table-cell office:value-type="float" office:value="0.00123609394313968" calcext:value-type="float">
            <text:p>0.00123609394313968</text:p>
          </table:table-cell>
          <table:table-cell office:value-type="float" office:value="0.993535335632356" calcext:value-type="float">
            <text:p>0.993535335632356</text:p>
          </table:table-cell>
          <table:table-cell office:value-type="float" office:value="0.260403790688092" calcext:value-type="float">
            <text:p>0.260403790688092</text:p>
          </table:table-cell>
          <table:table-cell office:value-type="float" office:value="0.661907026128367" calcext:value-type="float">
            <text:p>0.661907026128367</text:p>
          </table:table-cell>
          <table:table-cell office:value-type="float" office:value="0.68424079118189" calcext:value-type="float">
            <text:p>0.68424079118189</text:p>
          </table:table-cell>
          <table:table-cell office:value-type="float" office:value="0.787311427892927" calcext:value-type="float">
            <text:p>0.78731142789292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0</text:p>
          </table:table-cell>
          <table:table-cell table:style-name="ce9" office:value-type="float" office:value="0.0896666666666667" calcext:value-type="float">
            <text:p>0.090</text:p>
          </table:table-cell>
          <table:table-cell office:value-type="float" office:value="0.138466666666667" calcext:value-type="float">
            <text:p>0.138466666666667</text:p>
          </table:table-cell>
          <table:table-cell office:value-type="float" office:value="0.725594527363184" calcext:value-type="float">
            <text:p>0.725594527363184</text:p>
          </table:table-cell>
          <table:table-cell office:value-type="float" office:value="0.135359485710089" calcext:value-type="float">
            <text:p>0.135359485710089</text:p>
          </table:table-cell>
          <table:table-cell office:value-type="float" office:value="0.413608695652174" calcext:value-type="float">
            <text:p>0.413608695652174</text:p>
          </table:table-cell>
          <table:table-cell office:value-type="float" office:value="0.752333333333333" calcext:value-type="float">
            <text:p>0.752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43192426594945" calcext:value-type="float">
            <text:p>0.143192426594945</text:p>
          </table:table-cell>
          <table:table-cell office:value-type="float" office:value="0.137777777777778" calcext:value-type="float">
            <text:p>0.137777777777778</text:p>
          </table:table-cell>
          <table:table-cell office:value-type="float" office:value="0.242922398865269" calcext:value-type="float">
            <text:p>0.242922398865269</text:p>
          </table:table-cell>
          <table:table-cell office:value-type="float" office:value="0.947981314647981" calcext:value-type="float">
            <text:p>0.947981314647981</text:p>
          </table:table-cell>
          <table:table-cell office:value-type="float" office:value="0.927776436992871" calcext:value-type="float">
            <text:p>0.92777643699287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948033333333333" calcext:value-type="float">
            <text:p>0.948033333333333</text:p>
          </table:table-cell>
          <table:table-cell office:value-type="float" office:value="0.789083333333333" calcext:value-type="float">
            <text:p>0.789083333333333</text:p>
          </table:table-cell>
          <table:table-cell office:value-type="float" office:value="0.489639285173176" calcext:value-type="float">
            <text:p>0.489639285173176</text:p>
          </table:table-cell>
          <table:table-cell office:value-type="float" office:value="0.526339911422626" calcext:value-type="float">
            <text:p>0.526339911422626</text:p>
          </table:table-cell>
          <table:table-cell office:value-type="float" office:value="0.563040537672075" calcext:value-type="float">
            <text:p>0.56304053767207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2</text:p>
          </table:table-cell>
          <table:table-cell table:style-name="Default" office:value-type="float" office:value="0.0855043420173681" calcext:value-type="float">
            <text:p>0.0855043420173681</text:p>
          </table:table-cell>
          <table:table-cell office:value-type="float" office:value="0.145490981963928" calcext:value-type="float">
            <text:p>0.145490981963928</text:p>
          </table:table-cell>
          <table:table-cell office:value-type="float" office:value="0.833662939914917" calcext:value-type="float">
            <text:p>0.833662939914917</text:p>
          </table:table-cell>
          <table:table-cell office:value-type="float" office:value="0.136717650044214" calcext:value-type="float">
            <text:p>0.136717650044214</text:p>
          </table:table-cell>
          <table:table-cell office:value-type="float" office:value="0.524248496993988" calcext:value-type="float">
            <text:p>0.524248496993988</text:p>
          </table:table-cell>
          <table:table-cell office:value-type="float" office:value="0.568336673346693" calcext:value-type="float">
            <text:p>0.568336673346693</text:p>
          </table:table-cell>
          <table:table-cell office:value-type="float" office:value="0.00399201596806387" calcext:value-type="float">
            <text:p>0.00399201596806387</text:p>
          </table:table-cell>
          <table:table-cell office:value-type="float" office:value="0.667333333333333" calcext:value-type="float">
            <text:p>0.667333333333333</text:p>
          </table:table-cell>
          <table:table-cell office:value-type="float" office:value="0.262818039703862" calcext:value-type="float">
            <text:p>0.262818039703862</text:p>
          </table:table-cell>
          <table:table-cell office:value-type="float" office:value="0.136216878200846" calcext:value-type="float">
            <text:p>0.136216878200846</text:p>
          </table:table-cell>
          <table:table-cell office:value-type="float" office:value="0.267607665890189" calcext:value-type="float">
            <text:p>0.267607665890189</text:p>
          </table:table-cell>
          <table:table-cell office:value-type="float" office:value="0.983645097681995" calcext:value-type="float">
            <text:p>0.983645097681995</text:p>
          </table:table-cell>
          <table:table-cell office:value-type="float" office:value="0.96768757917922" calcext:value-type="float">
            <text:p>0.96768757917922</text:p>
          </table:table-cell>
          <table:table-cell office:value-type="float" office:value="0.000668002672010688" calcext:value-type="float">
            <text:p>0.000668002672010688</text:p>
          </table:table-cell>
          <table:table-cell office:value-type="float" office:value="0.983656022800444" calcext:value-type="float">
            <text:p>0.983656022800444</text:p>
          </table:table-cell>
          <table:table-cell office:value-type="float" office:value="0.981629926519706" calcext:value-type="float">
            <text:p>0.981629926519706</text:p>
          </table:table-cell>
          <table:table-cell office:value-type="float" office:value="0.799902373795233" calcext:value-type="float">
            <text:p>0.799902373795233</text:p>
          </table:table-cell>
          <table:table-cell office:value-type="float" office:value="0.856779234093431" calcext:value-type="float">
            <text:p>0.856779234093431</text:p>
          </table:table-cell>
          <table:table-cell office:value-type="float" office:value="0.913656094391628" calcext:value-type="float">
            <text:p>0.91365609439162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pambase</text:p>
          </table:table-cell>
          <table:table-cell table:style-name="ce9" office:value-type="float" office:value="0.0850554709593213" calcext:value-type="float">
            <text:p>0.085</text:p>
          </table:table-cell>
          <table:table-cell office:value-type="float" office:value="0.128344572547313" calcext:value-type="float">
            <text:p>0.128344572547313</text:p>
          </table:table-cell>
          <table:table-cell office:value-type="float" office:value="0.590844403771575" calcext:value-type="float">
            <text:p>0.590844403771575</text:p>
          </table:table-cell>
          <table:table-cell office:value-type="float" office:value="0.0961206210531362" calcext:value-type="float">
            <text:p>0.0961206210531362</text:p>
          </table:table-cell>
          <table:table-cell office:value-type="float" office:value="0.518298378738052" calcext:value-type="float">
            <text:p>0.518298378738052</text:p>
          </table:table-cell>
          <table:table-cell office:value-type="float" office:value="0.651963655226653" calcext:value-type="float">
            <text:p>0.651963655226653</text:p>
          </table:table-cell>
          <table:table-cell office:value-type="float" office:value="0.137711855636081" calcext:value-type="float">
            <text:p>0.137711855636081</text:p>
          </table:table-cell>
          <table:table-cell office:value-type="float" office:value="0.651733379442606" calcext:value-type="float">
            <text:p>0.651733379442606</text:p>
          </table:table-cell>
          <table:table-cell office:value-type="float" office:value="0.261014479684868" calcext:value-type="float">
            <text:p>0.261014479684868</text:p>
          </table:table-cell>
          <table:table-cell office:value-type="float" office:value="0.102204846249876" calcext:value-type="float">
            <text:p>0.102204846249876</text:p>
          </table:table-cell>
          <table:table-cell office:value-type="float" office:value="0.271400360081187" calcext:value-type="float">
            <text:p>0.271400360081187</text:p>
          </table:table-cell>
          <table:table-cell office:value-type="float" office:value="0.98904553536456" calcext:value-type="float">
            <text:p>0.98904553536456</text:p>
          </table:table-cell>
          <table:table-cell office:value-type="float" office:value="0.890698741817108" calcext:value-type="float">
            <text:p>0.890698741817108</text:p>
          </table:table-cell>
          <table:table-cell office:value-type="float" office:value="0.000435066347618012" calcext:value-type="float">
            <text:p>0.000435066347618012</text:p>
          </table:table-cell>
          <table:table-cell office:value-type="float" office:value="0.989050196845663" calcext:value-type="float">
            <text:p>0.989050196845663</text:p>
          </table:table-cell>
          <table:table-cell office:value-type="float" office:value="0.213071835560186" calcext:value-type="float">
            <text:p>0.213071835560186</text:p>
          </table:table-cell>
          <table:table-cell office:value-type="float" office:value="0.55930036137555" calcext:value-type="float">
            <text:p>0.55930036137555</text:p>
          </table:table-cell>
          <table:table-cell office:value-type="float" office:value="0.676877379664621" calcext:value-type="float">
            <text:p>0.676877379664621</text:p>
          </table:table-cell>
          <table:table-cell office:value-type="float" office:value="0.861805252785842" calcext:value-type="float">
            <text:p>0.86180525278584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dbc</text:p>
          </table:table-cell>
          <table:table-cell table:style-name="Default" office:value-type="float" office:value="0.080188679245283" calcext:value-type="float">
            <text:p>0.080188679245283</text:p>
          </table:table-cell>
          <table:table-cell office:value-type="float" office:value="0.0745283018867925" calcext:value-type="float">
            <text:p>0.0745283018867925</text:p>
          </table:table-cell>
          <table:table-cell office:value-type="float" office:value="0.508639159582556" calcext:value-type="float">
            <text:p>0.508639159582556</text:p>
          </table:table-cell>
          <table:table-cell office:value-type="float" office:value="0.125171778055008" calcext:value-type="float">
            <text:p>0.125171778055008</text:p>
          </table:table-cell>
          <table:table-cell office:value-type="float" office:value="0.353249475890985" calcext:value-type="float">
            <text:p>0.353249475890985</text:p>
          </table:table-cell>
          <table:table-cell office:value-type="float" office:value="0.577830188679245" calcext:value-type="float">
            <text:p>0.577830188679245</text:p>
          </table:table-cell>
          <table:table-cell office:value-type="float" office:value="0.406162464985994" calcext:value-type="float">
            <text:p>0.406162464985994</text:p>
          </table:table-cell>
          <table:table-cell office:value-type="float" office:value="0.751611013473931" calcext:value-type="float">
            <text:p>0.751611013473931</text:p>
          </table:table-cell>
          <table:table-cell office:value-type="float" office:value="0.162455188277032" calcext:value-type="float">
            <text:p>0.162455188277032</text:p>
          </table:table-cell>
          <table:table-cell office:value-type="float" office:value="0.0583333333333333" calcext:value-type="float">
            <text:p>0.0583333333333333</text:p>
          </table:table-cell>
          <table:table-cell office:value-type="float" office:value="0.359309087148618" calcext:value-type="float">
            <text:p>0.359309087148618</text:p>
          </table:table-cell>
          <table:table-cell office:value-type="float" office:value="0.724961995886614" calcext:value-type="float">
            <text:p>0.724961995886614</text:p>
          </table:table-cell>
          <table:table-cell office:value-type="float" office:value="0.679586895553281" calcext:value-type="float">
            <text:p>0.679586895553281</text:p>
          </table:table-cell>
          <table:table-cell office:value-type="float" office:value="0.00471698113207547" calcext:value-type="float">
            <text:p>0.00471698113207547</text:p>
          </table:table-cell>
          <table:table-cell office:value-type="float" office:value="0.72625934496262" calcext:value-type="float">
            <text:p>0.72625934496262</text:p>
          </table:table-cell>
          <table:table-cell office:value-type="float" office:value="0.807075471698113" calcext:value-type="float">
            <text:p>0.807075471698113</text:p>
          </table:table-cell>
          <table:table-cell office:value-type="float" office:value="0.510796362404424" calcext:value-type="float">
            <text:p>0.510796362404424</text:p>
          </table:table-cell>
          <table:table-cell office:value-type="float" office:value="0.773714137075573" calcext:value-type="float">
            <text:p>0.773714137075573</text:p>
          </table:table-cell>
          <table:table-cell office:value-type="float" office:value="0.98168201118457" calcext:value-type="float">
            <text:p>0.9816820111845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8</text:p>
          </table:table-cell>
          <table:table-cell table:style-name="Default" office:value-type="float" office:value="0.076" calcext:value-type="float">
            <text:p>0.07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796087671232877" calcext:value-type="float">
            <text:p>0.796087671232877</text:p>
          </table:table-cell>
          <table:table-cell office:value-type="float" office:value="0.11263230749366" calcext:value-type="float">
            <text:p>0.1126323074936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49324088894159" calcext:value-type="float">
            <text:p>0.149324088894159</text:p>
          </table:table-cell>
          <table:table-cell office:value-type="float" office:value="0.0998333333333333" calcext:value-type="float">
            <text:p>0.0998333333333333</text:p>
          </table:table-cell>
          <table:table-cell office:value-type="float" office:value="0.204476413574495" calcext:value-type="float">
            <text:p>0.204476413574495</text:p>
          </table:table-cell>
          <table:table-cell office:value-type="float" office:value="0.9227374749499" calcext:value-type="float">
            <text:p>0.9227374749499</text:p>
          </table:table-cell>
          <table:table-cell office:value-type="float" office:value="0.942932179400106" calcext:value-type="float">
            <text:p>0.942932179400106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0.52825" calcext:value-type="float">
            <text:p>0.52825</text:p>
          </table:table-cell>
          <table:table-cell office:value-type="float" office:value="0.223337855641544" calcext:value-type="float">
            <text:p>0.223337855641544</text:p>
          </table:table-cell>
          <table:table-cell office:value-type="float" office:value="0.248560479467118" calcext:value-type="float">
            <text:p>0.248560479467118</text:p>
          </table:table-cell>
          <table:table-cell office:value-type="float" office:value="0.273783103292693" calcext:value-type="float">
            <text:p>0.27378310329269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8</text:p>
          </table:table-cell>
          <table:table-cell table:style-name="ce9" office:value-type="float" office:value="0.0752" calcext:value-type="float">
            <text:p>0.075</text:p>
          </table:table-cell>
          <table:table-cell office:value-type="float" office:value="0.11696" calcext:value-type="float">
            <text:p>0.11696</text:p>
          </table:table-cell>
          <table:table-cell office:value-type="float" office:value="0.613170410958904" calcext:value-type="float">
            <text:p>0.613170410958904</text:p>
          </table:table-cell>
          <table:table-cell office:value-type="float" office:value="0.133319688371425" calcext:value-type="float">
            <text:p>0.133319688371425</text:p>
          </table:table-cell>
          <table:table-cell office:value-type="float" office:value="0.42242" calcext:value-type="float">
            <text:p>0.42242</text:p>
          </table:table-cell>
          <table:table-cell office:value-type="float" office:value="0.51195" calcext:value-type="float">
            <text:p>0.5119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81695951831059" calcext:value-type="float">
            <text:p>0.181695951831059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215058321416197" calcext:value-type="float">
            <text:p>0.215058321416197</text:p>
          </table:table-cell>
          <table:table-cell office:value-type="float" office:value="0.886518637274549" calcext:value-type="float">
            <text:p>0.886518637274549</text:p>
          </table:table-cell>
          <table:table-cell office:value-type="float" office:value="0.885692123930388" calcext:value-type="float">
            <text:p>0.8856921239303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867456" calcext:value-type="float">
            <text:p>0.8867456</text:p>
          </table:table-cell>
          <table:table-cell office:value-type="float" office:value="0.47755" calcext:value-type="float">
            <text:p>0.47755</text:p>
          </table:table-cell>
          <table:table-cell office:value-type="float" office:value="0.209696575960174" calcext:value-type="float">
            <text:p>0.209696575960174</text:p>
          </table:table-cell>
          <table:table-cell office:value-type="float" office:value="0.237612037734088" calcext:value-type="float">
            <text:p>0.237612037734088</text:p>
          </table:table-cell>
          <table:table-cell office:value-type="float" office:value="0.265527499508001" calcext:value-type="float">
            <text:p>0.26552749950800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honeme</text:p>
          </table:table-cell>
          <table:table-cell table:style-name="Default" office:value-type="float" office:value="0.0686223153483499" calcext:value-type="float">
            <text:p>0.0686223153483499</text:p>
          </table:table-cell>
          <table:table-cell office:value-type="float" office:value="0.0949188056574123" calcext:value-type="float">
            <text:p>0.0949188056574123</text:p>
          </table:table-cell>
          <table:table-cell office:value-type="float" office:value="0.662377559487662" calcext:value-type="float">
            <text:p>0.662377559487662</text:p>
          </table:table-cell>
          <table:table-cell office:value-type="float" office:value="0.121895984956303" calcext:value-type="float">
            <text:p>0.121895984956303</text:p>
          </table:table-cell>
          <table:table-cell office:value-type="float" office:value="0.393711971632349" calcext:value-type="float">
            <text:p>0.393711971632349</text:p>
          </table:table-cell>
          <table:table-cell office:value-type="float" office:value="0.431355858215471" calcext:value-type="float">
            <text:p>0.431355858215471</text:p>
          </table:table-cell>
          <table:table-cell office:value-type="float" office:value="0" calcext:value-type="float">
            <text:p>0</text:p>
          </table:table-cell>
          <table:table-cell office:value-type="float" office:value="0.528990870959783" calcext:value-type="float">
            <text:p>0.528990870959783</text:p>
          </table:table-cell>
          <table:table-cell office:value-type="float" office:value="0.220617774071145" calcext:value-type="float">
            <text:p>0.220617774071145</text:p>
          </table:table-cell>
          <table:table-cell office:value-type="float" office:value="0.0786755718526279" calcext:value-type="float">
            <text:p>0.0786755718526279</text:p>
          </table:table-cell>
          <table:table-cell office:value-type="float" office:value="0.209874590404868" calcext:value-type="float">
            <text:p>0.209874590404868</text:p>
          </table:table-cell>
          <table:table-cell office:value-type="float" office:value="0.962071475065438" calcext:value-type="float">
            <text:p>0.962071475065438</text:p>
          </table:table-cell>
          <table:table-cell office:value-type="float" office:value="0.878253265039864" calcext:value-type="float">
            <text:p>0.878253265039864</text:p>
          </table:table-cell>
          <table:table-cell office:value-type="float" office:value="0.000261917234154007" calcext:value-type="float">
            <text:p>0.000261917234154007</text:p>
          </table:table-cell>
          <table:table-cell office:value-type="float" office:value="0.962081409199784" calcext:value-type="float">
            <text:p>0.962081409199784</text:p>
          </table:table-cell>
          <table:table-cell office:value-type="float" office:value="0.961917234154007" calcext:value-type="float">
            <text:p>0.961917234154007</text:p>
          </table:table-cell>
          <table:table-cell office:value-type="float" office:value="0.729669626038106" calcext:value-type="float">
            <text:p>0.729669626038106</text:p>
          </table:table-cell>
          <table:table-cell office:value-type="float" office:value="0.850015202697873" calcext:value-type="float">
            <text:p>0.850015202697873</text:p>
          </table:table-cell>
          <table:table-cell office:value-type="float" office:value="0.948069917199532" calcext:value-type="float">
            <text:p>0.948069917199532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Data5</text:p>
          </table:table-cell>
          <table:table-cell table:style-name="Default" office:value-type="float" office:value="0.068" calcext:value-type="float">
            <text:p>0.068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861799426934097" calcext:value-type="float">
            <text:p>0.861799426934097</text:p>
          </table:table-cell>
          <table:table-cell office:value-type="float" office:value="0.121798622140384" calcext:value-type="float">
            <text:p>0.121798622140384</text:p>
          </table:table-cell>
          <table:table-cell office:value-type="float" office:value="0.645684210526316" calcext:value-type="float">
            <text:p>0.645684210526316</text:p>
          </table:table-cell>
          <table:table-cell office:value-type="float" office:value="0.851142857142857" calcext:value-type="float">
            <text:p>0.851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27124212396868" calcext:value-type="float">
            <text:p>0.127124212396868</text:p>
          </table:table-cell>
          <table:table-cell office:value-type="float" office:value="0.133166666666667" calcext:value-type="float">
            <text:p>0.133166666666667</text:p>
          </table:table-cell>
          <table:table-cell office:value-type="float" office:value="0.268217752985186" calcext:value-type="float">
            <text:p>0.268217752985186</text:p>
          </table:table-cell>
          <table:table-cell office:value-type="float" office:value="0.968897795591182" calcext:value-type="float">
            <text:p>0.968897795591182</text:p>
          </table:table-cell>
          <table:table-cell office:value-type="float" office:value="0.940650797166314" calcext:value-type="float">
            <text:p>0.940650797166314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202636478614407" calcext:value-type="float">
            <text:p>0.202636478614407</text:p>
          </table:table-cell>
          <table:table-cell office:value-type="float" office:value="0.232028932244466" calcext:value-type="float">
            <text:p>0.232028932244466</text:p>
          </table:table-cell>
          <table:table-cell office:value-type="float" office:value="0.261421385874524" calcext:value-type="float">
            <text:p>0.261421385874524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egment</text:p>
          </table:table-cell>
          <table:table-cell table:style-name="Default" office:value-type="float" office:value="0.0666666666666667" calcext:value-type="float">
            <text:p>0.0666666666666667</text:p>
          </table:table-cell>
          <table:table-cell office:value-type="float" office:value="0.0872727272727273" calcext:value-type="float">
            <text:p>0.0872727272727273</text:p>
          </table:table-cell>
          <table:table-cell office:value-type="float" office:value="0.654692824905591" calcext:value-type="float">
            <text:p>0.654692824905591</text:p>
          </table:table-cell>
          <table:table-cell office:value-type="float" office:value="0.0558260991329748" calcext:value-type="float">
            <text:p>0.0558260991329748</text:p>
          </table:table-cell>
          <table:table-cell office:value-type="float" office:value="0.614962121212121" calcext:value-type="float">
            <text:p>0.614962121212121</text:p>
          </table:table-cell>
          <table:table-cell office:value-type="float" office:value="0.584199134199134" calcext:value-type="float">
            <text:p>0.58419913419913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49710235170341" calcext:value-type="float">
            <text:p>0.649710235170341</text:p>
          </table:table-cell>
          <table:table-cell office:value-type="float" office:value="0.0632828282828283" calcext:value-type="float">
            <text:p>0.0632828282828283</text:p>
          </table:table-cell>
          <table:table-cell office:value-type="float" office:value="0.257482412904717" calcext:value-type="float">
            <text:p>0.257482412904717</text:p>
          </table:table-cell>
          <table:table-cell office:value-type="float" office:value="0.952003315833103" calcext:value-type="float">
            <text:p>0.952003315833103</text:p>
          </table:table-cell>
          <table:table-cell office:value-type="float" office:value="0.910749765278696" calcext:value-type="float">
            <text:p>0.910749765278696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0.952148760330578" calcext:value-type="float">
            <text:p>0.952148760330578</text:p>
          </table:table-cell>
          <table:table-cell office:value-type="float" office:value="0.493487506645401" calcext:value-type="float">
            <text:p>0.493487506645401</text:p>
          </table:table-cell>
          <table:table-cell office:value-type="float" office:value="0" calcext:value-type="float">
            <text:p>0</text:p>
          </table:table-cell>
          <table:table-cell office:value-type="float" office:value="0.175817575668672" calcext:value-type="float">
            <text:p>0.175817575668672</text:p>
          </table:table-cell>
          <table:table-cell office:value-type="float" office:value="0.238792589394647" calcext:value-type="float">
            <text:p>0.23879258939464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onosphere</text:p>
          </table:table-cell>
          <table:table-cell table:style-name="ce9" office:value-type="float" office:value="0.0655270655270655" calcext:value-type="float">
            <text:p>0.066</text:p>
          </table:table-cell>
          <table:table-cell office:value-type="float" office:value="0.124786324786325" calcext:value-type="float">
            <text:p>0.124786324786325</text:p>
          </table:table-cell>
          <table:table-cell office:value-type="float" office:value="0.439989292338286" calcext:value-type="float">
            <text:p>0.439989292338286</text:p>
          </table:table-cell>
          <table:table-cell office:value-type="float" office:value="0.155026876106019" calcext:value-type="float">
            <text:p>0.155026876106019</text:p>
          </table:table-cell>
          <table:table-cell office:value-type="float" office:value="0.646723646723647" calcext:value-type="float">
            <text:p>0.646723646723647</text:p>
          </table:table-cell>
          <table:table-cell office:value-type="float" office:value="0.89031339031339" calcext:value-type="float">
            <text:p>0.89031339031339</text:p>
          </table:table-cell>
          <table:table-cell office:value-type="float" office:value="0.157948717948718" calcext:value-type="float">
            <text:p>0.157948717948718</text:p>
          </table:table-cell>
          <table:table-cell office:value-type="float" office:value="0.640149024764409" calcext:value-type="float">
            <text:p>0.640149024764409</text:p>
          </table:table-cell>
          <table:table-cell office:value-type="float" office:value="0.186004843963524" calcext:value-type="float">
            <text:p>0.186004843963524</text:p>
          </table:table-cell>
          <table:table-cell office:value-type="float" office:value="0.112804685026907" calcext:value-type="float">
            <text:p>0.112804685026907</text:p>
          </table:table-cell>
          <table:table-cell office:value-type="float" office:value="0.322899488791954" calcext:value-type="float">
            <text:p>0.322899488791954</text:p>
          </table:table-cell>
          <table:table-cell office:value-type="float" office:value="0.856346459096459" calcext:value-type="float">
            <text:p>0.856346459096459</text:p>
          </table:table-cell>
          <table:table-cell office:value-type="float" office:value="0.708230099063239" calcext:value-type="float">
            <text:p>0.708230099063239</text:p>
          </table:table-cell>
          <table:table-cell office:value-type="float" office:value="0.0056980056980057" calcext:value-type="float">
            <text:p>0.0056980056980057</text:p>
          </table:table-cell>
          <table:table-cell office:value-type="float" office:value="0.85704246370913" calcext:value-type="float">
            <text:p>0.85704246370913</text:p>
          </table:table-cell>
          <table:table-cell office:value-type="float" office:value="0.777605110938444" calcext:value-type="float">
            <text:p>0.777605110938444</text:p>
          </table:table-cell>
          <table:table-cell office:value-type="float" office:value="0" calcext:value-type="float">
            <text:p>0</text:p>
          </table:table-cell>
          <table:table-cell office:value-type="float" office:value="0.789555857703742" calcext:value-type="float">
            <text:p>0.789555857703742</text:p>
          </table:table-cell>
          <table:table-cell office:value-type="float" office:value="0.982866275444686" calcext:value-type="float">
            <text:p>0.982866275444686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5</text:p>
          </table:table-cell>
          <table:table-cell table:style-name="Default" office:value-type="float" office:value="0.064" calcext:value-type="float">
            <text:p>0.064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908561604584527" calcext:value-type="float">
            <text:p>0.908561604584527</text:p>
          </table:table-cell>
          <table:table-cell office:value-type="float" office:value="0.139696012293933" calcext:value-type="float">
            <text:p>0.139696012293933</text:p>
          </table:table-cell>
          <table:table-cell office:value-type="float" office:value="0.607157894736842" calcext:value-type="float">
            <text:p>0.607157894736842</text:p>
          </table:table-cell>
          <table:table-cell office:value-type="float" office:value="0.684" calcext:value-type="float">
            <text:p>0.68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30492430122863" calcext:value-type="float">
            <text:p>0.130492430122863</text:p>
          </table:table-cell>
          <table:table-cell office:value-type="float" office:value="0.149833333333333" calcext:value-type="float">
            <text:p>0.149833333333333</text:p>
          </table:table-cell>
          <table:table-cell office:value-type="float" office:value="0.304094666154752" calcext:value-type="float">
            <text:p>0.304094666154752</text:p>
          </table:table-cell>
          <table:table-cell office:value-type="float" office:value="0.981911823647295" calcext:value-type="float">
            <text:p>0.981911823647295</text:p>
          </table:table-cell>
          <table:table-cell office:value-type="float" office:value="0.945579228733211" calcext:value-type="float">
            <text:p>0.945579228733211</text:p>
          </table:table-cell>
          <table:table-cell office:value-type="float" office:value="0.0003608" calcext:value-type="float">
            <text:p>0.0003608</text:p>
          </table:table-cell>
          <table:table-cell office:value-type="float" office:value="0.981948" calcext:value-type="float">
            <text:p>0.981948</text:p>
          </table:table-cell>
          <table:table-cell office:value-type="float" office:value="0.577" calcext:value-type="float">
            <text:p>0.577</text:p>
          </table:table-cell>
          <table:table-cell office:value-type="float" office:value="0.191327006151422" calcext:value-type="float">
            <text:p>0.191327006151422</text:p>
          </table:table-cell>
          <table:table-cell office:value-type="float" office:value="0.221653208980144" calcext:value-type="float">
            <text:p>0.221653208980144</text:p>
          </table:table-cell>
          <table:table-cell office:value-type="float" office:value="0.251979411808866" calcext:value-type="float">
            <text:p>0.25197941180886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6</text:p>
          </table:table-cell>
          <table:table-cell table:style-name="ce9" office:value-type="float" office:value="0.064" calcext:value-type="float">
            <text:p>0.064</text:p>
          </table:table-cell>
          <table:table-cell office:value-type="float" office:value="0.104933333333333" calcext:value-type="float">
            <text:p>0.104933333333333</text:p>
          </table:table-cell>
          <table:table-cell office:value-type="float" office:value="0.653463035019455" calcext:value-type="float">
            <text:p>0.653463035019455</text:p>
          </table:table-cell>
          <table:table-cell office:value-type="float" office:value="0.103084347343069" calcext:value-type="float">
            <text:p>0.103084347343069</text:p>
          </table:table-cell>
          <table:table-cell office:value-type="float" office:value="0.492947368421053" calcext:value-type="float">
            <text:p>0.492947368421053</text:p>
          </table:table-cell>
          <table:table-cell office:value-type="float" office:value="0.774555555555556" calcext:value-type="float">
            <text:p>0.774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4617495125797" calcext:value-type="float">
            <text:p>0.134617495125797</text:p>
          </table:table-cell>
          <table:table-cell office:value-type="float" office:value="0.109833333333333" calcext:value-type="float">
            <text:p>0.109833333333333</text:p>
          </table:table-cell>
          <table:table-cell office:value-type="float" office:value="0.228607473472368" calcext:value-type="float">
            <text:p>0.228607473472368</text:p>
          </table:table-cell>
          <table:table-cell office:value-type="float" office:value="0.90772745490982" calcext:value-type="float">
            <text:p>0.90772745490982</text:p>
          </table:table-cell>
          <table:table-cell office:value-type="float" office:value="0.897461286544739" calcext:value-type="float">
            <text:p>0.89746128654473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7912" calcext:value-type="float">
            <text:p>0.907912</text:p>
          </table:table-cell>
          <table:table-cell office:value-type="float" office:value="0.675333333333333" calcext:value-type="float">
            <text:p>0.675333333333333</text:p>
          </table:table-cell>
          <table:table-cell office:value-type="float" office:value="0.434134800176732" calcext:value-type="float">
            <text:p>0.434134800176732</text:p>
          </table:table-cell>
          <table:table-cell office:value-type="float" office:value="0.490606991869936" calcext:value-type="float">
            <text:p>0.490606991869936</text:p>
          </table:table-cell>
          <table:table-cell office:value-type="float" office:value="0.547079183563139" calcext:value-type="float">
            <text:p>0.547079183563139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pect_heart</text:p>
          </table:table-cell>
          <table:table-cell table:style-name="Default" office:value-type="float" office:value="0.0613207547169811" calcext:value-type="float">
            <text:p>0.0613207547169811</text:p>
          </table:table-cell>
          <table:table-cell office:value-type="float" office:value="0.168867924528302" calcext:value-type="float">
            <text:p>0.168867924528302</text:p>
          </table:table-cell>
          <table:table-cell office:value-type="float" office:value="0.609905660377359" calcext:value-type="float">
            <text:p>0.609905660377359</text:p>
          </table:table-cell>
          <table:table-cell office:value-type="float" office:value="0.141141017208544" calcext:value-type="float">
            <text:p>0.141141017208544</text:p>
          </table:table-cell>
          <table:table-cell office:value-type="float" office:value="0.369946091644205" calcext:value-type="float">
            <text:p>0.369946091644205</text:p>
          </table:table-cell>
          <table:table-cell office:value-type="float" office:value="0.528301886792453" calcext:value-type="float">
            <text:p>0.528301886792453</text:p>
          </table:table-cell>
          <table:table-cell office:value-type="float" office:value="0" calcext:value-type="float">
            <text:p>0</text:p>
          </table:table-cell>
          <table:table-cell office:value-type="float" office:value="0.470661672908864" calcext:value-type="float">
            <text:p>0.470661672908864</text:p>
          </table:table-cell>
          <table:table-cell office:value-type="float" office:value="0.192906538710757" calcext:value-type="float">
            <text:p>0.192906538710757</text:p>
          </table:table-cell>
          <table:table-cell office:value-type="float" office:value="0.13259209344115" calcext:value-type="float">
            <text:p>0.13259209344115</text:p>
          </table:table-cell>
          <table:table-cell office:value-type="float" office:value="0.343185586456951" calcext:value-type="float">
            <text:p>0.343185586456951</text:p>
          </table:table-cell>
          <table:table-cell office:value-type="float" office:value="0.950304032907091" calcext:value-type="float">
            <text:p>0.950304032907091</text:p>
          </table:table-cell>
          <table:table-cell office:value-type="float" office:value="0.767125714862696" calcext:value-type="float">
            <text:p>0.767125714862696</text:p>
          </table:table-cell>
          <table:table-cell office:value-type="float" office:value="0.00471698113207547" calcext:value-type="float">
            <text:p>0.00471698113207547</text:p>
          </table:table-cell>
          <table:table-cell office:value-type="float" office:value="0.950538447846209" calcext:value-type="float">
            <text:p>0.950538447846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0</text:p>
          </table:table-cell>
          <table:table-cell table:style-name="Default" office:value-type="float" office:value="0.06" calcext:value-type="float">
            <text:p>0.06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848511194029851" calcext:value-type="float">
            <text:p>0.848511194029851</text:p>
          </table:table-cell>
          <table:table-cell office:value-type="float" office:value="0.124212040554921" calcext:value-type="float">
            <text:p>0.124212040554921</text:p>
          </table:table-cell>
          <table:table-cell office:value-type="float" office:value="0.376869565217391" calcext:value-type="float">
            <text:p>0.376869565217391</text:p>
          </table:table-cell>
          <table:table-cell office:value-type="float" office:value="0.6546" calcext:value-type="float">
            <text:p>0.654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0490662234287" calcext:value-type="float">
            <text:p>0.130490662234287</text:p>
          </table:table-cell>
          <table:table-cell office:value-type="float" office:value="0.124583333333333" calcext:value-type="float">
            <text:p>0.124583333333333</text:p>
          </table:table-cell>
          <table:table-cell office:value-type="float" office:value="0.241878344346001" calcext:value-type="float">
            <text:p>0.241878344346001</text:p>
          </table:table-cell>
          <table:table-cell office:value-type="float" office:value="0.966145145145145" calcext:value-type="float">
            <text:p>0.966145145145145</text:p>
          </table:table-cell>
          <table:table-cell office:value-type="float" office:value="0.931571068323744" calcext:value-type="float">
            <text:p>0.931571068323744</text:p>
          </table:table-cell>
          <table:table-cell office:value-type="float" office:value="0.0004395" calcext:value-type="float">
            <text:p>0.0004395</text:p>
          </table:table-cell>
          <table:table-cell office:value-type="float" office:value="0.966179" calcext:value-type="float">
            <text:p>0.966179</text:p>
          </table:table-cell>
          <table:table-cell office:value-type="float" office:value="0.76675" calcext:value-type="float">
            <text:p>0.76675</text:p>
          </table:table-cell>
          <table:table-cell office:value-type="float" office:value="0.478378697570584" calcext:value-type="float">
            <text:p>0.478378697570584</text:p>
          </table:table-cell>
          <table:table-cell office:value-type="float" office:value="0.518971301534526" calcext:value-type="float">
            <text:p>0.518971301534526</text:p>
          </table:table-cell>
          <table:table-cell office:value-type="float" office:value="0.559563905498467" calcext:value-type="float">
            <text:p>0.5595639054984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appendicitis</text:p>
          </table:table-cell>
          <table:table-cell table:style-name="Default" office:value-type="float" office:value="0.0588235294117647" calcext:value-type="float">
            <text:p>0.0588235294117647</text:p>
          </table:table-cell>
          <table:table-cell office:value-type="float" office:value="0.138823529411765" calcext:value-type="float">
            <text:p>0.138823529411765</text:p>
          </table:table-cell>
          <table:table-cell office:value-type="float" office:value="0.350065359477124" calcext:value-type="float">
            <text:p>0.350065359477124</text:p>
          </table:table-cell>
          <table:table-cell office:value-type="float" office:value="0.121643793009603" calcext:value-type="float">
            <text:p>0.121643793009603</text:p>
          </table:table-cell>
          <table:table-cell office:value-type="float" office:value="0.645378151260504" calcext:value-type="float">
            <text:p>0.645378151260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5408805031446" calcext:value-type="float">
            <text:p>0.465408805031446</text:p>
          </table:table-cell>
          <table:table-cell office:value-type="float" office:value="0.136515000121262" calcext:value-type="float">
            <text:p>0.136515000121262</text:p>
          </table:table-cell>
          <table:table-cell office:value-type="float" office:value="0.100980392156863" calcext:value-type="float">
            <text:p>0.100980392156863</text:p>
          </table:table-cell>
          <table:table-cell office:value-type="float" office:value="0.353896802778824" calcext:value-type="float">
            <text:p>0.353896802778824</text:p>
          </table:table-cell>
          <table:table-cell office:value-type="float" office:value="0.877310924369748" calcext:value-type="float">
            <text:p>0.877310924369748</text:p>
          </table:table-cell>
          <table:table-cell office:value-type="float" office:value="0.817788268586069" calcext:value-type="float">
            <text:p>0.817788268586069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0.878754325259516" calcext:value-type="float">
            <text:p>0.878754325259516</text:p>
          </table:table-cell>
          <table:table-cell office:value-type="float" office:value="0.843697478991597" calcext:value-type="float">
            <text:p>0.843697478991597</text:p>
          </table:table-cell>
          <table:table-cell office:value-type="float" office:value="0.620478026091051" calcext:value-type="float">
            <text:p>0.620478026091051</text:p>
          </table:table-cell>
          <table:table-cell office:value-type="float" office:value="0.804598686428054" calcext:value-type="float">
            <text:p>0.804598686428054</text:p>
          </table:table-cell>
          <table:table-cell office:value-type="float" office:value="0.943876951983176" calcext:value-type="float">
            <text:p>0.943876951983176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segment</text:p>
          </table:table-cell>
          <table:table-cell table:style-name="Default" office:value-type="float" office:value="0.0545454545454545" calcext:value-type="float">
            <text:p>0.0545454545454545</text:p>
          </table:table-cell>
          <table:table-cell office:value-type="float" office:value="0.0981818181818182" calcext:value-type="float">
            <text:p>0.0981818181818182</text:p>
          </table:table-cell>
          <table:table-cell office:value-type="float" office:value="0.291056461269227" calcext:value-type="float">
            <text:p>0.291056461269227</text:p>
          </table:table-cell>
          <table:table-cell office:value-type="float" office:value="0.019152063059756" calcext:value-type="float">
            <text:p>0.019152063059756</text:p>
          </table:table-cell>
          <table:table-cell office:value-type="float" office:value="0.476325757575758" calcext:value-type="float">
            <text:p>0.476325757575758</text:p>
          </table:table-cell>
          <table:table-cell office:value-type="float" office:value="0.541341991341991" calcext:value-type="float">
            <text:p>0.54134199134199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48087068951175" calcext:value-type="float">
            <text:p>0.248087068951175</text:p>
          </table:table-cell>
          <table:table-cell office:value-type="float" office:value="0.0670707070707071" calcext:value-type="float">
            <text:p>0.0670707070707071</text:p>
          </table:table-cell>
          <table:table-cell office:value-type="float" office:value="0.257148726779599" calcext:value-type="float">
            <text:p>0.257148726779599</text:p>
          </table:table-cell>
          <table:table-cell office:value-type="float" office:value="0.928479322096343" calcext:value-type="float">
            <text:p>0.928479322096343</text:p>
          </table:table-cell>
          <table:table-cell office:value-type="float" office:value="0.811580818182811" calcext:value-type="float">
            <text:p>0.811580818182811</text:p>
          </table:table-cell>
          <table:table-cell office:value-type="float" office:value="0.00150902969084787" calcext:value-type="float">
            <text:p>0.00150902969084787</text:p>
          </table:table-cell>
          <table:table-cell office:value-type="float" office:value="0.928696051423324" calcext:value-type="float">
            <text:p>0.928696051423324</text:p>
          </table:table-cell>
          <table:table-cell office:value-type="float" office:value="0.571982987772461" calcext:value-type="float">
            <text:p>0.571982987772461</text:p>
          </table:table-cell>
          <table:table-cell office:value-type="float" office:value="0" calcext:value-type="float">
            <text:p>0</text:p>
          </table:table-cell>
          <table:table-cell office:value-type="float" office:value="0.18327493873346" calcext:value-type="float">
            <text:p>0.18327493873346</text:p>
          </table:table-cell>
          <table:table-cell office:value-type="float" office:value="0.244952420013436" calcext:value-type="float">
            <text:p>0.244952420013436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8</text:p>
          </table:table-cell>
          <table:table-cell table:style-name="Default" office:value-type="float" office:value="0.052" calcext:value-type="float">
            <text:p>0.052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93733698630137" calcext:value-type="float">
            <text:p>0.93733698630137</text:p>
          </table:table-cell>
          <table:table-cell office:value-type="float" office:value="0.17667174337054" calcext:value-type="float">
            <text:p>0.17667174337054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6515" calcext:value-type="float">
            <text:p>0.651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93701584175692" calcext:value-type="float">
            <text:p>0.293701584175692</text:p>
          </table:table-cell>
          <table:table-cell office:value-type="float" office:value="0.161" calcext:value-type="float">
            <text:p>0.161</text:p>
          </table:table-cell>
          <table:table-cell office:value-type="float" office:value="0.302282025081803" calcext:value-type="float">
            <text:p>0.302282025081803</text:p>
          </table:table-cell>
          <table:table-cell office:value-type="float" office:value="0.980436873747495" calcext:value-type="float">
            <text:p>0.980436873747495</text:p>
          </table:table-cell>
          <table:table-cell office:value-type="float" office:value="0.960534613982834" calcext:value-type="float">
            <text:p>0.960534613982834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980476" calcext:value-type="float">
            <text:p>0.980476</text:p>
          </table:table-cell>
          <table:table-cell office:value-type="float" office:value="0.55975" calcext:value-type="float">
            <text:p>0.55975</text:p>
          </table:table-cell>
          <table:table-cell office:value-type="float" office:value="0.212540532730985" calcext:value-type="float">
            <text:p>0.212540532730985</text:p>
          </table:table-cell>
          <table:table-cell office:value-type="float" office:value="0.250297785624529" calcext:value-type="float">
            <text:p>0.250297785624529</text:p>
          </table:table-cell>
          <table:table-cell office:value-type="float" office:value="0.288055038518073" calcext:value-type="float">
            <text:p>0.28805503851807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4</text:p>
          </table:table-cell>
          <table:table-cell table:style-name="Default" office:value-type="float" office:value="0.048" calcext:value-type="float">
            <text:p>0.04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263653758542141" calcext:value-type="float">
            <text:p>0.263653758542141</text:p>
          </table:table-cell>
          <table:table-cell office:value-type="float" office:value="0.0630520884189201" calcext:value-type="float">
            <text:p>0.0630520884189201</text:p>
          </table:table-cell>
          <table:table-cell office:value-type="float" office:value="0.417230769230769" calcext:value-type="float">
            <text:p>0.417230769230769</text:p>
          </table:table-cell>
          <table:table-cell office:value-type="float" office:value="0.6356" calcext:value-type="float">
            <text:p>0.635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964424172933358" calcext:value-type="float">
            <text:p>0.09644241729333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7750200209045" calcext:value-type="float">
            <text:p>0.137750200209045</text:p>
          </table:table-cell>
          <table:table-cell office:value-type="float" office:value="0.652204408817635" calcext:value-type="float">
            <text:p>0.652204408817635</text:p>
          </table:table-cell>
          <table:table-cell office:value-type="float" office:value="0.789827781913725" calcext:value-type="float">
            <text:p>0.789827781913725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473390642600168" calcext:value-type="float">
            <text:p>0.473390642600168</text:p>
          </table:table-cell>
          <table:table-cell office:value-type="float" office:value="0.530384684629449" calcext:value-type="float">
            <text:p>0.530384684629449</text:p>
          </table:table-cell>
          <table:table-cell office:value-type="float" office:value="0.58737872665873" calcext:value-type="float">
            <text:p>0.58737872665873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Data5</text:p>
          </table:table-cell>
          <table:table-cell table:style-name="Default" office:value-type="float" office:value="0.048" calcext:value-type="float">
            <text:p>0.04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904183381088825" calcext:value-type="float">
            <text:p>0.904183381088825</text:p>
          </table:table-cell>
          <table:table-cell office:value-type="float" office:value="0.106007641776449" calcext:value-type="float">
            <text:p>0.106007641776449</text:p>
          </table:table-cell>
          <table:table-cell office:value-type="float" office:value="0.56978947368421" calcext:value-type="float">
            <text:p>0.56978947368421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881377067152028" calcext:value-type="float">
            <text:p>0.0881377067152028</text:p>
          </table:table-cell>
          <table:table-cell office:value-type="float" office:value="0.133166666666667" calcext:value-type="float">
            <text:p>0.133166666666667</text:p>
          </table:table-cell>
          <table:table-cell office:value-type="float" office:value="0.289709189803789" calcext:value-type="float">
            <text:p>0.289709189803789</text:p>
          </table:table-cell>
          <table:table-cell office:value-type="float" office:value="0.974605210420842" calcext:value-type="float">
            <text:p>0.974605210420842</text:p>
          </table:table-cell>
          <table:table-cell office:value-type="float" office:value="0.93947395004592" calcext:value-type="float">
            <text:p>0.93947395004592</text:p>
          </table:table-cell>
          <table:table-cell office:value-type="float" office:value="0.0002656" calcext:value-type="float">
            <text:p>0.0002656</text:p>
          </table:table-cell>
          <table:table-cell office:value-type="float" office:value="0.974656" calcext:value-type="float">
            <text:p>0.974656</text:p>
          </table:table-cell>
          <table:table-cell office:value-type="float" office:value="0.4934" calcext:value-type="float">
            <text:p>0.4934</text:p>
          </table:table-cell>
          <table:table-cell office:value-type="float" office:value="0.194868718386376" calcext:value-type="float">
            <text:p>0.194868718386376</text:p>
          </table:table-cell>
          <table:table-cell office:value-type="float" office:value="0.211545513608647" calcext:value-type="float">
            <text:p>0.211545513608647</text:p>
          </table:table-cell>
          <table:table-cell office:value-type="float" office:value="0.228222308830918" calcext:value-type="float">
            <text:p>0.22822230883091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2</text:p>
          </table:table-cell>
          <table:table-cell table:style-name="Default" office:value-type="float" office:value="0.0459770114942529" calcext:value-type="float">
            <text:p>0.0459770114942529</text:p>
          </table:table-cell>
          <table:table-cell office:value-type="float" office:value="0.0595402298850575" calcext:value-type="float">
            <text:p>0.0595402298850575</text:p>
          </table:table-cell>
          <table:table-cell office:value-type="float" office:value="0.426350201522615" calcext:value-type="float">
            <text:p>0.426350201522615</text:p>
          </table:table-cell>
          <table:table-cell office:value-type="float" office:value="0.00453227557853731" calcext:value-type="float">
            <text:p>0.00453227557853731</text:p>
          </table:table-cell>
          <table:table-cell office:value-type="float" office:value="0.57533960292581" calcext:value-type="float">
            <text:p>0.57533960292581</text:p>
          </table:table-cell>
          <table:table-cell office:value-type="float" office:value="0.615402298850575" calcext:value-type="float">
            <text:p>0.615402298850575</text:p>
          </table:table-cell>
          <table:table-cell office:value-type="float" office:value="0.28921568627451" calcext:value-type="float">
            <text:p>0.28921568627451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248569735859712" calcext:value-type="float">
            <text:p>0.248569735859712</text:p>
          </table:table-cell>
          <table:table-cell office:value-type="float" office:value="0.0413793103448276" calcext:value-type="float">
            <text:p>0.0413793103448276</text:p>
          </table:table-cell>
          <table:table-cell office:value-type="float" office:value="0.165886571975308" calcext:value-type="float">
            <text:p>0.165886571975308</text:p>
          </table:table-cell>
          <table:table-cell office:value-type="float" office:value="0.923969948282476" calcext:value-type="float">
            <text:p>0.923969948282476</text:p>
          </table:table-cell>
          <table:table-cell office:value-type="float" office:value="0.897869423185749" calcext:value-type="float">
            <text:p>0.897869423185749</text:p>
          </table:table-cell>
          <table:table-cell office:value-type="float" office:value="0.000398791214721278" calcext:value-type="float">
            <text:p>0.000398791214721278</text:p>
          </table:table-cell>
          <table:table-cell office:value-type="float" office:value="0.924057339146519" calcext:value-type="float">
            <text:p>0.924057339146519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498604106071047" calcext:value-type="float">
            <text:p>0.498604106071047</text:p>
          </table:table-cell>
          <table:table-cell office:value-type="float" office:value="0.534493092863436" calcext:value-type="float">
            <text:p>0.534493092863436</text:p>
          </table:table-cell>
          <table:table-cell office:value-type="float" office:value="0.570382079655825" calcext:value-type="float">
            <text:p>0.57038207965582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2</text:p>
          </table:table-cell>
          <table:table-cell table:style-name="Default" office:value-type="float" office:value="0.0457516339869281" calcext:value-type="float">
            <text:p>0.0457516339869281</text:p>
          </table:table-cell>
          <table:table-cell office:value-type="float" office:value="0.0785947712418301" calcext:value-type="float">
            <text:p>0.0785947712418301</text:p>
          </table:table-cell>
          <table:table-cell office:value-type="float" office:value="0.564141414141414" calcext:value-type="float">
            <text:p>0.564141414141414</text:p>
          </table:table-cell>
          <table:table-cell office:value-type="float" office:value="0.0253754632893388" calcext:value-type="float">
            <text:p>0.0253754632893388</text:p>
          </table:table-cell>
          <table:table-cell office:value-type="float" office:value="0.730763517528223" calcext:value-type="float">
            <text:p>0.730763517528223</text:p>
          </table:table-cell>
          <table:table-cell office:value-type="float" office:value="0.753104575163399" calcext:value-type="float">
            <text:p>0.753104575163399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.30028206012757" calcext:value-type="float">
            <text:p>0.30028206012757</text:p>
          </table:table-cell>
          <table:table-cell office:value-type="float" office:value="0.05385348583878" calcext:value-type="float">
            <text:p>0.05385348583878</text:p>
          </table:table-cell>
          <table:table-cell office:value-type="float" office:value="0.186393393652528" calcext:value-type="float">
            <text:p>0.186393393652528</text:p>
          </table:table-cell>
          <table:table-cell office:value-type="float" office:value="0.969771909854157" calcext:value-type="float">
            <text:p>0.969771909854157</text:p>
          </table:table-cell>
          <table:table-cell office:value-type="float" office:value="0.941218187694858" calcext:value-type="float">
            <text:p>0.941218187694858</text:p>
          </table:table-cell>
          <table:table-cell office:value-type="float" office:value="0.000816993464052288" calcext:value-type="float">
            <text:p>0.000816993464052288</text:p>
          </table:table-cell>
          <table:table-cell office:value-type="float" office:value="0.969796606006237" calcext:value-type="float">
            <text:p>0.969796606006237</text:p>
          </table:table-cell>
          <table:table-cell office:value-type="float" office:value="0.938725490196078" calcext:value-type="float">
            <text:p>0.938725490196078</text:p>
          </table:table-cell>
          <table:table-cell office:value-type="float" office:value="0.510058982594223" calcext:value-type="float">
            <text:p>0.510058982594223</text:p>
          </table:table-cell>
          <table:table-cell office:value-type="float" office:value="0.546557695834135" calcext:value-type="float">
            <text:p>0.546557695834135</text:p>
          </table:table-cell>
          <table:table-cell office:value-type="float" office:value="0.583056409074048" calcext:value-type="float">
            <text:p>0.583056409074048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pambase</text:p>
          </table:table-cell>
          <table:table-cell table:style-name="Default" office:value-type="float" office:value="0.0448833034111311" calcext:value-type="float">
            <text:p>0.0448833034111311</text:p>
          </table:table-cell>
          <table:table-cell office:value-type="float" office:value="0.0932854578096948" calcext:value-type="float">
            <text:p>0.0932854578096948</text:p>
          </table:table-cell>
          <table:table-cell office:value-type="float" office:value="0.619883365319136" calcext:value-type="float">
            <text:p>0.619883365319136</text:p>
          </table:table-cell>
          <table:table-cell office:value-type="float" office:value="0.0793297118458289" calcext:value-type="float">
            <text:p>0.0793297118458289</text:p>
          </table:table-cell>
          <table:table-cell office:value-type="float" office:value="0.557672404688985" calcext:value-type="float">
            <text:p>0.557672404688985</text:p>
          </table:table-cell>
          <table:table-cell office:value-type="float" office:value="0.805745062836625" calcext:value-type="float">
            <text:p>0.805745062836625</text:p>
          </table:table-cell>
          <table:table-cell office:value-type="float" office:value="0" calcext:value-type="float">
            <text:p>0</text:p>
          </table:table-cell>
          <table:table-cell office:value-type="float" office:value="0.596113407294612" calcext:value-type="float">
            <text:p>0.596113407294612</text:p>
          </table:table-cell>
          <table:table-cell office:value-type="float" office:value="0.219712862298671" calcext:value-type="float">
            <text:p>0.219712862298671</text:p>
          </table:table-cell>
          <table:table-cell office:value-type="float" office:value="0.0767193867373401" calcext:value-type="float">
            <text:p>0.0767193867373401</text:p>
          </table:table-cell>
          <table:table-cell office:value-type="float" office:value="0.301772438119144" calcext:value-type="float">
            <text:p>0.301772438119144</text:p>
          </table:table-cell>
          <table:table-cell office:value-type="float" office:value="0.98815145277451" calcext:value-type="float">
            <text:p>0.98815145277451</text:p>
          </table:table-cell>
          <table:table-cell office:value-type="float" office:value="0.914704395345541" calcext:value-type="float">
            <text:p>0.914704395345541</text:p>
          </table:table-cell>
          <table:table-cell office:value-type="float" office:value="0.000359066427289048" calcext:value-type="float">
            <text:p>0.000359066427289048</text:p>
          </table:table-cell>
          <table:table-cell office:value-type="float" office:value="0.988155707190031" calcext:value-type="float">
            <text:p>0.988155707190031</text:p>
          </table:table-cell>
          <table:table-cell office:value-type="float" office:value="0.172988125610255" calcext:value-type="float">
            <text:p>0.172988125610255</text:p>
          </table:table-cell>
          <table:table-cell office:value-type="float" office:value="0.499512761429372" calcext:value-type="float">
            <text:p>0.499512761429372</text:p>
          </table:table-cell>
          <table:table-cell office:value-type="float" office:value="0.67336220065004" calcext:value-type="float">
            <text:p>0.67336220065004</text:p>
          </table:table-cell>
          <table:table-cell office:value-type="float" office:value="0.853381136628521" calcext:value-type="float">
            <text:p>0.85338113662852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7</text:p>
          </table:table-cell>
          <table:table-cell table:style-name="ce9" office:value-type="float" office:value="0.044" calcext:value-type="float">
            <text:p>0.044</text:p>
          </table:table-cell>
          <table:table-cell office:value-type="float" office:value="0.0618666666666667" calcext:value-type="float">
            <text:p>0.0618666666666667</text:p>
          </table:table-cell>
          <table:table-cell office:value-type="float" office:value="0.597263839811543" calcext:value-type="float">
            <text:p>0.597263839811543</text:p>
          </table:table-cell>
          <table:table-cell office:value-type="float" office:value="0.0621264574758099" calcext:value-type="float">
            <text:p>0.0621264574758099</text:p>
          </table:table-cell>
          <table:table-cell office:value-type="float" office:value="0.355727272727273" calcext:value-type="float">
            <text:p>0.355727272727273</text:p>
          </table:table-cell>
          <table:table-cell office:value-type="float" office:value="0.578458333333333" calcext:value-type="float">
            <text:p>0.578458333333333</text:p>
          </table:table-cell>
          <table:table-cell office:value-type="float" office:value="0.0249018843404808" calcext:value-type="float">
            <text:p>0.0249018843404808</text:p>
          </table:table-cell>
          <table:table-cell office:value-type="float" office:value="0.749887333333333" calcext:value-type="float">
            <text:p>0.749887333333333</text:p>
          </table:table-cell>
          <table:table-cell office:value-type="float" office:value="0.231550549009305" calcext:value-type="float">
            <text:p>0.231550549009305</text:p>
          </table:table-cell>
          <table:table-cell office:value-type="float" office:value="0.0518055555555555" calcext:value-type="float">
            <text:p>0.0518055555555555</text:p>
          </table:table-cell>
          <table:table-cell office:value-type="float" office:value="0.154989168988749" calcext:value-type="float">
            <text:p>0.154989168988749</text:p>
          </table:table-cell>
          <table:table-cell office:value-type="float" office:value="0.896495984657189" calcext:value-type="float">
            <text:p>0.896495984657189</text:p>
          </table:table-cell>
          <table:table-cell office:value-type="float" office:value="0.903206171645464" calcext:value-type="float">
            <text:p>0.903206171645464</text:p>
          </table:table-cell>
          <table:table-cell office:value-type="float" office:value="0.000496845491388045" calcext:value-type="float">
            <text:p>0.000496845491388045</text:p>
          </table:table-cell>
          <table:table-cell office:value-type="float" office:value="0.896598422623026" calcext:value-type="float">
            <text:p>0.896598422623026</text:p>
          </table:table-cell>
          <table:table-cell office:value-type="float" office:value="0.628666666666667" calcext:value-type="float">
            <text:p>0.628666666666667</text:p>
          </table:table-cell>
          <table:table-cell office:value-type="float" office:value="0.365152552594404" calcext:value-type="float">
            <text:p>0.365152552594404</text:p>
          </table:table-cell>
          <table:table-cell office:value-type="float" office:value="0.456697294645984" calcext:value-type="float">
            <text:p>0.456697294645984</text:p>
          </table:table-cell>
          <table:table-cell office:value-type="float" office:value="0.548242036697565" calcext:value-type="float">
            <text:p>0.54824203669756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dbc</text:p>
          </table:table-cell>
          <table:table-cell table:style-name="ce9" office:value-type="float" office:value="0.0421792618629174" calcext:value-type="float">
            <text:p>0.042</text:p>
          </table:table-cell>
          <table:table-cell office:value-type="float" office:value="0.0463971880492091" calcext:value-type="float">
            <text:p>0.0463971880492091</text:p>
          </table:table-cell>
          <table:table-cell office:value-type="float" office:value="0.324706927518878" calcext:value-type="float">
            <text:p>0.324706927518878</text:p>
          </table:table-cell>
          <table:table-cell office:value-type="float" office:value="0.0932738732782483" calcext:value-type="float">
            <text:p>0.0932738732782483</text:p>
          </table:table-cell>
          <table:table-cell office:value-type="float" office:value="0.559851591486038" calcext:value-type="float">
            <text:p>0.559851591486038</text:p>
          </table:table-cell>
          <table:table-cell office:value-type="float" office:value="0.833040421792619" calcext:value-type="float">
            <text:p>0.833040421792619</text:p>
          </table:table-cell>
          <table:table-cell office:value-type="float" office:value="0.151329424564202" calcext:value-type="float">
            <text:p>0.151329424564202</text:p>
          </table:table-cell>
          <table:table-cell office:value-type="float" office:value="0.645020040503128" calcext:value-type="float">
            <text:p>0.645020040503128</text:p>
          </table:table-cell>
          <table:table-cell office:value-type="float" office:value="0.116779029374091" calcext:value-type="float">
            <text:p>0.116779029374091</text:p>
          </table:table-cell>
          <table:table-cell office:value-type="float" office:value="0.0478617457527827" calcext:value-type="float">
            <text:p>0.0478617457527827</text:p>
          </table:table-cell>
          <table:table-cell office:value-type="float" office:value="0.361047629506448" calcext:value-type="float">
            <text:p>0.361047629506448</text:p>
          </table:table-cell>
          <table:table-cell office:value-type="float" office:value="0.784825199707522" calcext:value-type="float">
            <text:p>0.784825199707522</text:p>
          </table:table-cell>
          <table:table-cell office:value-type="float" office:value="0.738394767455413" calcext:value-type="float">
            <text:p>0.738394767455413</text:p>
          </table:table-cell>
          <table:table-cell office:value-type="float" office:value="0.00351493848857645" calcext:value-type="float">
            <text:p>0.00351493848857645</text:p>
          </table:table-cell>
          <table:table-cell office:value-type="float" office:value="0.785624257329685" calcext:value-type="float">
            <text:p>0.785624257329685</text:p>
          </table:table-cell>
          <table:table-cell office:value-type="float" office:value="0.832688927943761" calcext:value-type="float">
            <text:p>0.832688927943761</text:p>
          </table:table-cell>
          <table:table-cell office:value-type="float" office:value="0.579399496351037" calcext:value-type="float">
            <text:p>0.579399496351037</text:p>
          </table:table-cell>
          <table:table-cell office:value-type="float" office:value="0.76854551573416" calcext:value-type="float">
            <text:p>0.76854551573416</text:p>
          </table:table-cell>
          <table:table-cell office:value-type="float" office:value="0.968947682471783" calcext:value-type="float">
            <text:p>0.96894768247178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2</text:p>
          </table:table-cell>
          <table:table-cell table:style-name="ce9" office:value-type="float" office:value="0.0416666666666667" calcext:value-type="float">
            <text:p>0.042</text:p>
          </table:table-cell>
          <table:table-cell office:value-type="float" office:value="0.061" calcext:value-type="float">
            <text:p>0.061</text:p>
          </table:table-cell>
          <table:table-cell office:value-type="float" office:value="0.579785281385281" calcext:value-type="float">
            <text:p>0.579785281385281</text:p>
          </table:table-cell>
          <table:table-cell office:value-type="float" office:value="0.0207063780441005" calcext:value-type="float">
            <text:p>0.0207063780441005</text:p>
          </table:table-cell>
          <table:table-cell office:value-type="float" office:value="0.622757575757576" calcext:value-type="float">
            <text:p>0.622757575757576</text:p>
          </table:table-cell>
          <table:table-cell office:value-type="float" office:value="0.609966666666667" calcext:value-type="float">
            <text:p>0.609966666666667</text:p>
          </table:table-cell>
          <table:table-cell office:value-type="float" office:value="0.162333333333333" calcext:value-type="float">
            <text:p>0.162333333333333</text:p>
          </table:table-cell>
          <table:table-cell office:value-type="float" office:value="0.743674" calcext:value-type="float">
            <text:p>0.743674</text:p>
          </table:table-cell>
          <table:table-cell office:value-type="float" office:value="0.266443398181383" calcext:value-type="float">
            <text:p>0.266443398181383</text:p>
          </table:table-cell>
          <table:table-cell office:value-type="float" office:value="0.0440833333333333" calcext:value-type="float">
            <text:p>0.0440833333333333</text:p>
          </table:table-cell>
          <table:table-cell office:value-type="float" office:value="0.165465955687826" calcext:value-type="float">
            <text:p>0.165465955687826</text:p>
          </table:table-cell>
          <table:table-cell office:value-type="float" office:value="0.935561133983003" calcext:value-type="float">
            <text:p>0.935561133983003</text:p>
          </table:table-cell>
          <table:table-cell office:value-type="float" office:value="0.916257230806716" calcext:value-type="float">
            <text:p>0.916257230806716</text:p>
          </table:table-cell>
          <table:table-cell office:value-type="float" office:value="0.000526187497477703" calcext:value-type="float">
            <text:p>0.000526187497477703</text:p>
          </table:table-cell>
          <table:table-cell office:value-type="float" office:value="0.935629728959915" calcext:value-type="float">
            <text:p>0.935629728959915</text:p>
          </table:table-cell>
          <table:table-cell office:value-type="float" office:value="0.857916666666667" calcext:value-type="float">
            <text:p>0.857916666666667</text:p>
          </table:table-cell>
          <table:table-cell office:value-type="float" office:value="0.482990104295102" calcext:value-type="float">
            <text:p>0.482990104295102</text:p>
          </table:table-cell>
          <table:table-cell office:value-type="float" office:value="0.522687385424463" calcext:value-type="float">
            <text:p>0.522687385424463</text:p>
          </table:table-cell>
          <table:table-cell office:value-type="float" office:value="0.562384666553824" calcext:value-type="float">
            <text:p>0.56238466655382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6</text:p>
          </table:table-cell>
          <table:table-cell table:style-name="Default" office:value-type="float" office:value="0.04" calcext:value-type="float">
            <text:p>0.04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872186770428016" calcext:value-type="float">
            <text:p>0.872186770428016</text:p>
          </table:table-cell>
          <table:table-cell office:value-type="float" office:value="0.112369214171336" calcext:value-type="float">
            <text:p>0.112369214171336</text:p>
          </table:table-cell>
          <table:table-cell office:value-type="float" office:value="0.678105263157895" calcext:value-type="float">
            <text:p>0.678105263157895</text:p>
          </table:table-cell>
          <table:table-cell office:value-type="float" office:value="0.835666666666667" calcext:value-type="float">
            <text:p>0.835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23442315583829" calcext:value-type="float">
            <text:p>0.123442315583829</text:p>
          </table:table-cell>
          <table:table-cell office:value-type="float" office:value="0.124666666666667" calcext:value-type="float">
            <text:p>0.124666666666667</text:p>
          </table:table-cell>
          <table:table-cell office:value-type="float" office:value="0.282189806616532" calcext:value-type="float">
            <text:p>0.282189806616532</text:p>
          </table:table-cell>
          <table:table-cell office:value-type="float" office:value="0.976300601202405" calcext:value-type="float">
            <text:p>0.976300601202405</text:p>
          </table:table-cell>
          <table:table-cell office:value-type="float" office:value="0.943851060707966" calcext:value-type="float">
            <text:p>0.94385106070796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76348" calcext:value-type="float">
            <text:p>0.976348</text:p>
          </table:table-cell>
          <table:table-cell office:value-type="float" office:value="0.77" calcext:value-type="float">
            <text:p>0.77</text:p>
          </table:table-cell>
          <table:table-cell office:value-type="float" office:value="0.471181222043931" calcext:value-type="float">
            <text:p>0.471181222043931</text:p>
          </table:table-cell>
          <table:table-cell office:value-type="float" office:value="0.535320184344325" calcext:value-type="float">
            <text:p>0.535320184344325</text:p>
          </table:table-cell>
          <table:table-cell office:value-type="float" office:value="0.59945914664472" calcext:value-type="float">
            <text:p>0.5994591466447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1</text:p>
          </table:table-cell>
          <table:table-cell table:style-name="Default" office:value-type="float" office:value="0.038" calcext:value-type="float">
            <text:p>0.038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871845342706503" calcext:value-type="float">
            <text:p>0.871845342706503</text:p>
          </table:table-cell>
          <table:table-cell office:value-type="float" office:value="0.0890204194657461" calcext:value-type="float">
            <text:p>0.0890204194657461</text:p>
          </table:table-cell>
          <table:table-cell office:value-type="float" office:value="0.328296296296296" calcext:value-type="float">
            <text:p>0.328296296296296</text:p>
          </table:table-cell>
          <table:table-cell office:value-type="float" office:value="0.44575" calcext:value-type="float">
            <text:p>0.445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48740918592885" calcext:value-type="float">
            <text:p>0.348740918592885</text:p>
          </table:table-cell>
          <table:table-cell office:value-type="float" office:value="0.0879166666666667" calcext:value-type="float">
            <text:p>0.0879166666666667</text:p>
          </table:table-cell>
          <table:table-cell office:value-type="float" office:value="0.193979007869011" calcext:value-type="float">
            <text:p>0.193979007869011</text:p>
          </table:table-cell>
          <table:table-cell office:value-type="float" office:value="0.950903903903904" calcext:value-type="float">
            <text:p>0.950903903903904</text:p>
          </table:table-cell>
          <table:table-cell office:value-type="float" office:value="0.969815864205811" calcext:value-type="float">
            <text:p>0.96981586420581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50953" calcext:value-type="float">
            <text:p>0.950953</text:p>
          </table:table-cell>
          <table:table-cell office:value-type="float" office:value="0.725333333333333" calcext:value-type="float">
            <text:p>0.725333333333333</text:p>
          </table:table-cell>
          <table:table-cell office:value-type="float" office:value="0.340165281695198" calcext:value-type="float">
            <text:p>0.340165281695198</text:p>
          </table:table-cell>
          <table:table-cell office:value-type="float" office:value="0.383245522431724" calcext:value-type="float">
            <text:p>0.383245522431724</text:p>
          </table:table-cell>
          <table:table-cell office:value-type="float" office:value="0.42632576316825" calcext:value-type="float">
            <text:p>0.4263257631682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egment</text:p>
          </table:table-cell>
          <table:table-cell table:style-name="ce9" office:value-type="float" office:value="0.0376623376623377" calcext:value-type="float">
            <text:p>0.038</text:p>
          </table:table-cell>
          <table:table-cell office:value-type="float" office:value="0.0464935064935065" calcext:value-type="float">
            <text:p>0.0464935064935065</text:p>
          </table:table-cell>
          <table:table-cell office:value-type="float" office:value="0.285711654100712" calcext:value-type="float">
            <text:p>0.285711654100712</text:p>
          </table:table-cell>
          <table:table-cell office:value-type="float" office:value="0.0216081021973433" calcext:value-type="float">
            <text:p>0.0216081021973433</text:p>
          </table:table-cell>
          <table:table-cell office:value-type="float" office:value="0.412121212121212" calcext:value-type="float">
            <text:p>0.412121212121212</text:p>
          </table:table-cell>
          <table:table-cell office:value-type="float" office:value="0.432745825602968" calcext:value-type="float">
            <text:p>0.43274582560296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7840369541904" calcext:value-type="float">
            <text:p>0.287840369541904</text:p>
          </table:table-cell>
          <table:table-cell office:value-type="float" office:value="0.0387229437229437" calcext:value-type="float">
            <text:p>0.0387229437229437</text:p>
          </table:table-cell>
          <table:table-cell office:value-type="float" office:value="0.170398567090832" calcext:value-type="float">
            <text:p>0.170398567090832</text:p>
          </table:table-cell>
          <table:table-cell office:value-type="float" office:value="0.668550901985552" calcext:value-type="float">
            <text:p>0.668550901985552</text:p>
          </table:table-cell>
          <table:table-cell office:value-type="float" office:value="0.68594897415034" calcext:value-type="float">
            <text:p>0.68594897415034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0.669555293191657" calcext:value-type="float">
            <text:p>0.669555293191657</text:p>
          </table:table-cell>
          <table:table-cell office:value-type="float" office:value="0.522320953899901" calcext:value-type="float">
            <text:p>0.522320953899901</text:p>
          </table:table-cell>
          <table:table-cell office:value-type="float" office:value="0" calcext:value-type="float">
            <text:p>0</text:p>
          </table:table-cell>
          <table:table-cell office:value-type="float" office:value="0.176381409213357" calcext:value-type="float">
            <text:p>0.176381409213357</text:p>
          </table:table-cell>
          <table:table-cell office:value-type="float" office:value="0.245345292313003" calcext:value-type="float">
            <text:p>0.245345292313003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Data8</text:p>
          </table:table-cell>
          <table:table-cell table:style-name="Default" office:value-type="float" office:value="0.034" calcext:value-type="float">
            <text:p>0.034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645687671232877" calcext:value-type="float">
            <text:p>0.645687671232877</text:p>
          </table:table-cell>
          <table:table-cell office:value-type="float" office:value="0.0909124256829398" calcext:value-type="float">
            <text:p>0.0909124256829398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871898485579885" calcext:value-type="float">
            <text:p>0.0871898485579885</text:p>
          </table:table-cell>
          <table:table-cell office:value-type="float" office:value="0.0838333333333333" calcext:value-type="float">
            <text:p>0.0838333333333333</text:p>
          </table:table-cell>
          <table:table-cell office:value-type="float" office:value="0.200845506043881" calcext:value-type="float">
            <text:p>0.200845506043881</text:p>
          </table:table-cell>
          <table:table-cell office:value-type="float" office:value="0.878076152304609" calcext:value-type="float">
            <text:p>0.878076152304609</text:p>
          </table:table-cell>
          <table:table-cell office:value-type="float" office:value="0.838839773125783" calcext:value-type="float">
            <text:p>0.83883977312578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87832" calcext:value-type="float">
            <text:p>0.87832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0.191159358499379" calcext:value-type="float">
            <text:p>0.191159358499379</text:p>
          </table:table-cell>
          <table:table-cell office:value-type="float" office:value="0.223511714494975" calcext:value-type="float">
            <text:p>0.223511714494975</text:p>
          </table:table-cell>
          <table:table-cell office:value-type="float" office:value="0.255864070490572" calcext:value-type="float">
            <text:p>0.255864070490572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2</text:p>
          </table:table-cell>
          <table:table-cell table:style-name="Default" office:value-type="float" office:value="0.032008830022075" calcext:value-type="float">
            <text:p>0.032008830022075</text:p>
          </table:table-cell>
          <table:table-cell office:value-type="float" office:value="0.0386313465783664" calcext:value-type="float">
            <text:p>0.0386313465783664</text:p>
          </table:table-cell>
          <table:table-cell office:value-type="float" office:value="0.748258364152404" calcext:value-type="float">
            <text:p>0.748258364152404</text:p>
          </table:table-cell>
          <table:table-cell office:value-type="float" office:value="0.0299298976962729" calcext:value-type="float">
            <text:p>0.0299298976962729</text:p>
          </table:table-cell>
          <table:table-cell office:value-type="float" office:value="0.522376078667469" calcext:value-type="float">
            <text:p>0.522376078667469</text:p>
          </table:table-cell>
          <table:table-cell office:value-type="float" office:value="0.411368653421634" calcext:value-type="float">
            <text:p>0.411368653421634</text:p>
          </table:table-cell>
          <table:table-cell office:value-type="float" office:value="0.259803921568627" calcext:value-type="float">
            <text:p>0.259803921568627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237891040562973" calcext:value-type="float">
            <text:p>0.237891040562973</text:p>
          </table:table-cell>
          <table:table-cell office:value-type="float" office:value="0.0334805003679176" calcext:value-type="float">
            <text:p>0.0334805003679176</text:p>
          </table:table-cell>
          <table:table-cell office:value-type="float" office:value="0.136789222532303" calcext:value-type="float">
            <text:p>0.136789222532303</text:p>
          </table:table-cell>
          <table:table-cell office:value-type="float" office:value="0.900473211127779" calcext:value-type="float">
            <text:p>0.900473211127779</text:p>
          </table:table-cell>
          <table:table-cell office:value-type="float" office:value="0.900192309613733" calcext:value-type="float">
            <text:p>0.900192309613733</text:p>
          </table:table-cell>
          <table:table-cell office:value-type="float" office:value="0.000255644741308606" calcext:value-type="float">
            <text:p>0.000255644741308606</text:p>
          </table:table-cell>
          <table:table-cell office:value-type="float" office:value="0.900583064095629" calcext:value-type="float">
            <text:p>0.900583064095629</text:p>
          </table:table-cell>
          <table:table-cell office:value-type="float" office:value="0.628311258278146" calcext:value-type="float">
            <text:p>0.628311258278146</text:p>
          </table:table-cell>
          <table:table-cell office:value-type="float" office:value="0.431426651112765" calcext:value-type="float">
            <text:p>0.431426651112765</text:p>
          </table:table-cell>
          <table:table-cell office:value-type="float" office:value="0.479102147661387" calcext:value-type="float">
            <text:p>0.479102147661387</text:p>
          </table:table-cell>
          <table:table-cell office:value-type="float" office:value="0.526777644210009" calcext:value-type="float">
            <text:p>0.52677764421000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4</text:p>
          </table:table-cell>
          <table:table-cell table:style-name="ce9" office:value-type="float" office:value="0.0306666666666667" calcext:value-type="float">
            <text:p>0.031</text:p>
          </table:table-cell>
          <table:table-cell office:value-type="float" office:value="0.0522666666666667" calcext:value-type="float">
            <text:p>0.0522666666666667</text:p>
          </table:table-cell>
          <table:table-cell office:value-type="float" office:value="0.23072437357631" calcext:value-type="float">
            <text:p>0.23072437357631</text:p>
          </table:table-cell>
          <table:table-cell office:value-type="float" office:value="0.0495821378653128" calcext:value-type="float">
            <text:p>0.0495821378653128</text:p>
          </table:table-cell>
          <table:table-cell office:value-type="float" office:value="0.412769230769231" calcext:value-type="float">
            <text:p>0.412769230769231</text:p>
          </table:table-cell>
          <table:table-cell office:value-type="float" office:value="0.683866666666667" calcext:value-type="float">
            <text:p>0.6838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850845834710088" calcext:value-type="float">
            <text:p>0.0850845834710088</text:p>
          </table:table-cell>
          <table:table-cell office:value-type="float" office:value="0.0557777777777778" calcext:value-type="float">
            <text:p>0.0557777777777778</text:p>
          </table:table-cell>
          <table:table-cell office:value-type="float" office:value="0.126230803254373" calcext:value-type="float">
            <text:p>0.126230803254373</text:p>
          </table:table-cell>
          <table:table-cell office:value-type="float" office:value="0.674685370741483" calcext:value-type="float">
            <text:p>0.674685370741483</text:p>
          </table:table-cell>
          <table:table-cell office:value-type="float" office:value="0.824185627968578" calcext:value-type="float">
            <text:p>0.8241856279685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5336" calcext:value-type="float">
            <text:p>0.675336</text:p>
          </table:table-cell>
          <table:table-cell office:value-type="float" office:value="0.625" calcext:value-type="float">
            <text:p>0.625</text:p>
          </table:table-cell>
          <table:table-cell office:value-type="float" office:value="0.423220973243293" calcext:value-type="float">
            <text:p>0.423220973243293</text:p>
          </table:table-cell>
          <table:table-cell office:value-type="float" office:value="0.470620783398655" calcext:value-type="float">
            <text:p>0.470620783398655</text:p>
          </table:table-cell>
          <table:table-cell office:value-type="float" office:value="0.518020593554016" calcext:value-type="float">
            <text:p>0.51802059355401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reast-w</text:p>
          </table:table-cell>
          <table:table-cell table:style-name="Default" office:value-type="float" office:value="0.0305676855895196" calcext:value-type="float">
            <text:p>0.0305676855895196</text:p>
          </table:table-cell>
          <table:table-cell office:value-type="float" office:value="0.0296943231441048" calcext:value-type="float">
            <text:p>0.0296943231441048</text:p>
          </table:table-cell>
          <table:table-cell office:value-type="float" office:value="0.137899919793245" calcext:value-type="float">
            <text:p>0.137899919793245</text:p>
          </table:table-cell>
          <table:table-cell office:value-type="float" office:value="0.0346603967627964" calcext:value-type="float">
            <text:p>0.0346603967627964</text:p>
          </table:table-cell>
          <table:table-cell office:value-type="float" office:value="0.508951965065502" calcext:value-type="float">
            <text:p>0.508951965065502</text:p>
          </table:table-cell>
          <table:table-cell office:value-type="float" office:value="0.614410480349345" calcext:value-type="float">
            <text:p>0.614410480349345</text:p>
          </table:table-cell>
          <table:table-cell office:value-type="float" office:value="0" calcext:value-type="float">
            <text:p>0</text:p>
          </table:table-cell>
          <table:table-cell office:value-type="float" office:value="0.563185503099666" calcext:value-type="float">
            <text:p>0.563185503099666</text:p>
          </table:table-cell>
          <table:table-cell office:value-type="float" office:value="0.0573732450608778" calcext:value-type="float">
            <text:p>0.0573732450608778</text:p>
          </table:table-cell>
          <table:table-cell office:value-type="float" office:value="0.0303493449781659" calcext:value-type="float">
            <text:p>0.0303493449781659</text:p>
          </table:table-cell>
          <table:table-cell office:value-type="float" office:value="0.0923480482414876" calcext:value-type="float">
            <text:p>0.0923480482414876</text:p>
          </table:table-cell>
          <table:table-cell office:value-type="float" office:value="0.393658089113547" calcext:value-type="float">
            <text:p>0.393658089113547</text:p>
          </table:table-cell>
          <table:table-cell office:value-type="float" office:value="0.865811052016046" calcext:value-type="float">
            <text:p>0.865811052016046</text:p>
          </table:table-cell>
          <table:table-cell office:value-type="float" office:value="0.00218340611353712" calcext:value-type="float">
            <text:p>0.00218340611353712</text:p>
          </table:table-cell>
          <table:table-cell office:value-type="float" office:value="0.39498197974867" calcext:value-type="float">
            <text:p>0.39498197974867</text:p>
          </table:table-cell>
          <table:table-cell office:value-type="float" office:value="0.342794759825327" calcext:value-type="float">
            <text:p>0.342794759825327</text:p>
          </table:table-cell>
          <table:table-cell office:value-type="float" office:value="0.666676443720953" calcext:value-type="float">
            <text:p>0.666676443720953</text:p>
          </table:table-cell>
          <table:table-cell office:value-type="float" office:value="0.707378155757096" calcext:value-type="float">
            <text:p>0.707378155757096</text:p>
          </table:table-cell>
          <table:table-cell office:value-type="float" office:value="0.850887981418756" calcext:value-type="float">
            <text:p>0.85088798141875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reast-w</text:p>
          </table:table-cell>
          <table:table-cell table:style-name="ce9" office:value-type="float" office:value="0.0300429184549356" calcext:value-type="float">
            <text:p>0.030</text:p>
          </table:table-cell>
          <table:table-cell office:value-type="float" office:value="0.0489270386266094" calcext:value-type="float">
            <text:p>0.0489270386266094</text:p>
          </table:table-cell>
          <table:table-cell office:value-type="float" office:value="0.363755802750285" calcext:value-type="float">
            <text:p>0.363755802750285</text:p>
          </table:table-cell>
          <table:table-cell office:value-type="float" office:value="0.0454204913229205" calcext:value-type="float">
            <text:p>0.0454204913229205</text:p>
          </table:table-cell>
          <table:table-cell office:value-type="float" office:value="0.544635193133047" calcext:value-type="float">
            <text:p>0.544635193133047</text:p>
          </table:table-cell>
          <table:table-cell office:value-type="float" office:value="0.673533619456366" calcext:value-type="float">
            <text:p>0.673533619456366</text:p>
          </table:table-cell>
          <table:table-cell office:value-type="float" office:value="0.163355635936553" calcext:value-type="float">
            <text:p>0.163355635936553</text:p>
          </table:table-cell>
          <table:table-cell office:value-type="float" office:value="0.634541613027126" calcext:value-type="float">
            <text:p>0.634541613027126</text:p>
          </table:table-cell>
          <table:table-cell office:value-type="float" office:value="0.0809888744072964" calcext:value-type="float">
            <text:p>0.0809888744072964</text:p>
          </table:table-cell>
          <table:table-cell office:value-type="float" office:value="0.0503099666189795" calcext:value-type="float">
            <text:p>0.0503099666189795</text:p>
          </table:table-cell>
          <table:table-cell office:value-type="float" office:value="0.178190226056783" calcext:value-type="float">
            <text:p>0.178190226056783</text:p>
          </table:table-cell>
          <table:table-cell office:value-type="float" office:value="0.556937870501675" calcext:value-type="float">
            <text:p>0.556937870501675</text:p>
          </table:table-cell>
          <table:table-cell office:value-type="float" office:value="0.802291112362102" calcext:value-type="float">
            <text:p>0.802291112362102</text:p>
          </table:table-cell>
          <table:table-cell office:value-type="float" office:value="0.00286123032904149" calcext:value-type="float">
            <text:p>0.00286123032904149</text:p>
          </table:table-cell>
          <table:table-cell office:value-type="float" office:value="0.557995244900532" calcext:value-type="float">
            <text:p>0.557995244900532</text:p>
          </table:table-cell>
          <table:table-cell office:value-type="float" office:value="0.437291368621841" calcext:value-type="float">
            <text:p>0.437291368621841</text:p>
          </table:table-cell>
          <table:table-cell office:value-type="float" office:value="0.642897152006547" calcext:value-type="float">
            <text:p>0.642897152006547</text:p>
          </table:table-cell>
          <table:table-cell office:value-type="float" office:value="0.720749035144113" calcext:value-type="float">
            <text:p>0.720749035144113</text:p>
          </table:table-cell>
          <table:table-cell office:value-type="float" office:value="0.88025004979115" calcext:value-type="float">
            <text:p>0.8802500497911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reast-w</text:p>
          </table:table-cell>
          <table:table-cell table:style-name="Default" office:value-type="float" office:value="0.029045643153527" calcext:value-type="float">
            <text:p>0.029045643153527</text:p>
          </table:table-cell>
          <table:table-cell office:value-type="float" office:value="0.0854771784232365" calcext:value-type="float">
            <text:p>0.0854771784232365</text:p>
          </table:table-cell>
          <table:table-cell office:value-type="float" office:value="0.792975696502667" calcext:value-type="float">
            <text:p>0.792975696502667</text:p>
          </table:table-cell>
          <table:table-cell office:value-type="float" office:value="0.0658691357566835" calcext:value-type="float">
            <text:p>0.0658691357566835</text:p>
          </table:table-cell>
          <table:table-cell office:value-type="float" office:value="0.612448132780083" calcext:value-type="float">
            <text:p>0.612448132780083</text:p>
          </table:table-cell>
          <table:table-cell office:value-type="float" office:value="0.785892116182573" calcext:value-type="float">
            <text:p>0.785892116182573</text:p>
          </table:table-cell>
          <table:table-cell office:value-type="float" office:value="0.473799126637555" calcext:value-type="float">
            <text:p>0.473799126637555</text:p>
          </table:table-cell>
          <table:table-cell office:value-type="float" office:value="0.770147830233667" calcext:value-type="float">
            <text:p>0.770147830233667</text:p>
          </table:table-cell>
          <table:table-cell office:value-type="float" office:value="0.125868369181818" calcext:value-type="float">
            <text:p>0.125868369181818</text:p>
          </table:table-cell>
          <table:table-cell office:value-type="float" office:value="0.0882434301521438" calcext:value-type="float">
            <text:p>0.0882434301521438</text:p>
          </table:table-cell>
          <table:table-cell office:value-type="float" office:value="0.341325983066763" calcext:value-type="float">
            <text:p>0.341325983066763</text:p>
          </table:table-cell>
          <table:table-cell office:value-type="float" office:value="0.867237206085754" calcext:value-type="float">
            <text:p>0.867237206085754</text:p>
          </table:table-cell>
          <table:table-cell office:value-type="float" office:value="0.681576870198175" calcext:value-type="float">
            <text:p>0.681576870198175</text:p>
          </table:table-cell>
          <table:table-cell office:value-type="float" office:value="0.004149377593361" calcext:value-type="float">
            <text:p>0.004149377593361</text:p>
          </table:table-cell>
          <table:table-cell office:value-type="float" office:value="0.867788089048054" calcext:value-type="float">
            <text:p>0.867788089048054</text:p>
          </table:table-cell>
          <table:table-cell office:value-type="float" office:value="0.616874135546335" calcext:value-type="float">
            <text:p>0.616874135546335</text:p>
          </table:table-cell>
          <table:table-cell office:value-type="float" office:value="0.597706630823154" calcext:value-type="float">
            <text:p>0.597706630823154</text:p>
          </table:table-cell>
          <table:table-cell office:value-type="float" office:value="0.746159254062178" calcext:value-type="float">
            <text:p>0.746159254062178</text:p>
          </table:table-cell>
          <table:table-cell office:value-type="float" office:value="0.936050163129559" calcext:value-type="float">
            <text:p>0.93605016312955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ionosphere</text:p>
          </table:table-cell>
          <table:table-cell table:style-name="Default" office:value-type="float" office:value="0.0266666666666667" calcext:value-type="float">
            <text:p>0.0266666666666667</text:p>
          </table:table-cell>
          <table:table-cell office:value-type="float" office:value="0.0257777777777778" calcext:value-type="float">
            <text:p>0.0257777777777778</text:p>
          </table:table-cell>
          <table:table-cell office:value-type="float" office:value="0.273318419090231" calcext:value-type="float">
            <text:p>0.273318419090231</text:p>
          </table:table-cell>
          <table:table-cell office:value-type="float" office:value="0.120920963362695" calcext:value-type="float">
            <text:p>0.120920963362695</text:p>
          </table:table-cell>
          <table:table-cell office:value-type="float" office:value="0.789444444444444" calcext:value-type="float">
            <text:p>0.789444444444444</text:p>
          </table:table-cell>
          <table:table-cell office:value-type="float" office:value="0.991111111111111" calcext:value-type="float">
            <text:p>0.99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572649572649573" calcext:value-type="float">
            <text:p>0.572649572649573</text:p>
          </table:table-cell>
          <table:table-cell office:value-type="float" office:value="0.13844422640495" calcext:value-type="float">
            <text:p>0.13844422640495</text:p>
          </table:table-cell>
          <table:table-cell office:value-type="float" office:value="0.0606666666666667" calcext:value-type="float">
            <text:p>0.0606666666666667</text:p>
          </table:table-cell>
          <table:table-cell office:value-type="float" office:value="0.250539473165835" calcext:value-type="float">
            <text:p>0.250539473165835</text:p>
          </table:table-cell>
          <table:table-cell office:value-type="float" office:value="0.801607142857143" calcext:value-type="float">
            <text:p>0.801607142857143</text:p>
          </table:table-cell>
          <table:table-cell office:value-type="float" office:value="0.727271732159139" calcext:value-type="float">
            <text:p>0.727271732159139</text:p>
          </table:table-cell>
          <table:table-cell office:value-type="float" office:value="0.00444444444444444" calcext:value-type="float">
            <text:p>0.00444444444444444</text:p>
          </table:table-cell>
          <table:table-cell office:value-type="float" office:value="0.802488888888889" calcext:value-type="float">
            <text:p>0.802488888888889</text:p>
          </table:table-cell>
          <table:table-cell office:value-type="float" office:value="0.892794612794613" calcext:value-type="float">
            <text:p>0.892794612794613</text:p>
          </table:table-cell>
          <table:table-cell office:value-type="float" office:value="0" calcext:value-type="float">
            <text:p>0</text:p>
          </table:table-cell>
          <table:table-cell office:value-type="float" office:value="0.797101082230693" calcext:value-type="float">
            <text:p>0.797101082230693</text:p>
          </table:table-cell>
          <table:table-cell office:value-type="float" office:value="0.987251784094581" calcext:value-type="float">
            <text:p>0.987251784094581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4</text:p>
          </table:table-cell>
          <table:table-cell table:style-name="Default" office:value-type="float" office:value="0.024" calcext:value-type="float">
            <text:p>0.024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310952164009112" calcext:value-type="float">
            <text:p>0.310952164009112</text:p>
          </table:table-cell>
          <table:table-cell office:value-type="float" office:value="0.0449711247772904" calcext:value-type="float">
            <text:p>0.0449711247772904</text:p>
          </table:table-cell>
          <table:table-cell office:value-type="float" office:value="0.417384615384615" calcext:value-type="float">
            <text:p>0.417384615384615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915096739621689" calcext:value-type="float">
            <text:p>0.0915096739621689</text:p>
          </table:table-cell>
          <table:table-cell office:value-type="float" office:value="0.0563333333333333" calcext:value-type="float">
            <text:p>0.0563333333333333</text:p>
          </table:table-cell>
          <table:table-cell office:value-type="float" office:value="0.13033194509862" calcext:value-type="float">
            <text:p>0.13033194509862</text:p>
          </table:table-cell>
          <table:table-cell office:value-type="float" office:value="0.697394789579158" calcext:value-type="float">
            <text:p>0.697394789579158</text:p>
          </table:table-cell>
          <table:table-cell office:value-type="float" office:value="0.836550432027559" calcext:value-type="float">
            <text:p>0.836550432027559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58" calcext:value-type="float">
            <text:p>0.558</text:p>
          </table:table-cell>
          <table:table-cell office:value-type="float" office:value="0.390365203988846" calcext:value-type="float">
            <text:p>0.390365203988846</text:p>
          </table:table-cell>
          <table:table-cell office:value-type="float" office:value="0.438081513547471" calcext:value-type="float">
            <text:p>0.438081513547471</text:p>
          </table:table-cell>
          <table:table-cell office:value-type="float" office:value="0.485797823106096" calcext:value-type="float">
            <text:p>0.48579782310609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7</text:p>
          </table:table-cell>
          <table:table-cell table:style-name="Default" office:value-type="float" office:value="0.0214424951267056" calcext:value-type="float">
            <text:p>0.0214424951267056</text:p>
          </table:table-cell>
          <table:table-cell office:value-type="float" office:value="0.0267056530214425" calcext:value-type="float">
            <text:p>0.0267056530214425</text:p>
          </table:table-cell>
          <table:table-cell office:value-type="float" office:value="0.370997182788144" calcext:value-type="float">
            <text:p>0.370997182788144</text:p>
          </table:table-cell>
          <table:table-cell office:value-type="float" office:value="0.023245206363977" calcext:value-type="float">
            <text:p>0.023245206363977</text:p>
          </table:table-cell>
          <table:table-cell office:value-type="float" office:value="0.240209108630161" calcext:value-type="float">
            <text:p>0.240209108630161</text:p>
          </table:table-cell>
          <table:table-cell office:value-type="float" office:value="0.599293372319688" calcext:value-type="float">
            <text:p>0.599293372319688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22367911675582" calcext:value-type="float">
            <text:p>0.222367911675582</text:p>
          </table:table-cell>
          <table:table-cell office:value-type="float" office:value="0.0171377517868746" calcext:value-type="float">
            <text:p>0.0171377517868746</text:p>
          </table:table-cell>
          <table:table-cell office:value-type="float" office:value="0.10578093055434" calcext:value-type="float">
            <text:p>0.10578093055434</text:p>
          </table:table-cell>
          <table:table-cell office:value-type="float" office:value="0.814741596538772" calcext:value-type="float">
            <text:p>0.814741596538772</text:p>
          </table:table-cell>
          <table:table-cell office:value-type="float" office:value="0.855487306080208" calcext:value-type="float">
            <text:p>0.855487306080208</text:p>
          </table:table-cell>
          <table:table-cell office:value-type="float" office:value="0.00026514276234321" calcext:value-type="float">
            <text:p>0.00026514276234321</text:p>
          </table:table-cell>
          <table:table-cell office:value-type="float" office:value="0.814922160284836" calcext:value-type="float">
            <text:p>0.814922160284836</text:p>
          </table:table-cell>
          <table:table-cell office:value-type="float" office:value="0.543372319688109" calcext:value-type="float">
            <text:p>0.543372319688109</text:p>
          </table:table-cell>
          <table:table-cell office:value-type="float" office:value="0.298362651771833" calcext:value-type="float">
            <text:p>0.298362651771833</text:p>
          </table:table-cell>
          <table:table-cell office:value-type="float" office:value="0.422411503409425" calcext:value-type="float">
            <text:p>0.422411503409425</text:p>
          </table:table-cell>
          <table:table-cell office:value-type="float" office:value="0.546460355047016" calcext:value-type="float">
            <text:p>0.54646035504701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4</text:p>
          </table:table-cell>
          <table:table-cell table:style-name="Default" office:value-type="float" office:value="0.02" calcext:value-type="float">
            <text:p>0.02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117567198177677" calcext:value-type="float">
            <text:p>0.117567198177677</text:p>
          </table:table-cell>
          <table:table-cell office:value-type="float" office:value="0.0407232003997278" calcext:value-type="float">
            <text:p>0.0407232003997278</text:p>
          </table:table-cell>
          <table:table-cell office:value-type="float" office:value="0.403692307692308" calcext:value-type="float">
            <text:p>0.403692307692308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673016591575216" calcext:value-type="float">
            <text:p>0.0673016591575216</text:p>
          </table:table-cell>
          <table:table-cell office:value-type="float" office:value="0.04" calcext:value-type="float">
            <text:p>0.04</text:p>
          </table:table-cell>
          <table:table-cell office:value-type="float" office:value="0.110610264455453" calcext:value-type="float">
            <text:p>0.110610264455453</text:p>
          </table:table-cell>
          <table:table-cell office:value-type="float" office:value="0.674456913827655" calcext:value-type="float">
            <text:p>0.674456913827655</text:p>
          </table:table-cell>
          <table:table-cell office:value-type="float" office:value="0.84617866996445" calcext:value-type="float">
            <text:p>0.8461786699644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405907073140865" calcext:value-type="float">
            <text:p>0.405907073140865</text:p>
          </table:table-cell>
          <table:table-cell office:value-type="float" office:value="0.443396152019044" calcext:value-type="float">
            <text:p>0.443396152019044</text:p>
          </table:table-cell>
          <table:table-cell office:value-type="float" office:value="0.480885230897222" calcext:value-type="float">
            <text:p>0.48088523089722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dbc</text:p>
          </table:table-cell>
          <table:table-cell table:style-name="Default" office:value-type="float" office:value="0.0196078431372549" calcext:value-type="float">
            <text:p>0.0196078431372549</text:p>
          </table:table-cell>
          <table:table-cell office:value-type="float" office:value="0.0296918767507003" calcext:value-type="float">
            <text:p>0.0296918767507003</text:p>
          </table:table-cell>
          <table:table-cell office:value-type="float" office:value="0.21548106422056" calcext:value-type="float">
            <text:p>0.21548106422056</text:p>
          </table:table-cell>
          <table:table-cell office:value-type="float" office:value="0.074331700133506" calcext:value-type="float">
            <text:p>0.074331700133506</text:p>
          </table:table-cell>
          <table:table-cell office:value-type="float" office:value="0.682539682539683" calcext:value-type="float">
            <text:p>0.682539682539683</text:p>
          </table:table-cell>
          <table:table-cell office:value-type="float" office:value="0.984593837535014" calcext:value-type="float">
            <text:p>0.984593837535014</text:p>
          </table:table-cell>
          <table:table-cell office:value-type="float" office:value="0" calcext:value-type="float">
            <text:p>0</text:p>
          </table:table-cell>
          <table:table-cell office:value-type="float" office:value="0.581722319859402" calcext:value-type="float">
            <text:p>0.581722319859402</text:p>
          </table:table-cell>
          <table:table-cell office:value-type="float" office:value="0.0896548117622611" calcext:value-type="float">
            <text:p>0.0896548117622611</text:p>
          </table:table-cell>
          <table:table-cell office:value-type="float" office:value="0.0416433239962652" calcext:value-type="float">
            <text:p>0.0416433239962652</text:p>
          </table:table-cell>
          <table:table-cell office:value-type="float" office:value="0.362080041214739" calcext:value-type="float">
            <text:p>0.362080041214739</text:p>
          </table:table-cell>
          <table:table-cell office:value-type="float" office:value="0.820374217102571" calcext:value-type="float">
            <text:p>0.820374217102571</text:p>
          </table:table-cell>
          <table:table-cell office:value-type="float" office:value="0.773317089145195" calcext:value-type="float">
            <text:p>0.773317089145195</text:p>
          </table:table-cell>
          <table:table-cell office:value-type="float" office:value="0.00280112044817927" calcext:value-type="float">
            <text:p>0.00280112044817927</text:p>
          </table:table-cell>
          <table:table-cell office:value-type="float" office:value="0.820877370556066" calcext:value-type="float">
            <text:p>0.820877370556066</text:p>
          </table:table-cell>
          <table:table-cell office:value-type="float" office:value="0.847899159663866" calcext:value-type="float">
            <text:p>0.847899159663866</text:p>
          </table:table-cell>
          <table:table-cell office:value-type="float" office:value="0.620138612308129" calcext:value-type="float">
            <text:p>0.620138612308129</text:p>
          </table:table-cell>
          <table:table-cell office:value-type="float" office:value="0.765476194377354" calcext:value-type="float">
            <text:p>0.765476194377354</text:p>
          </table:table-cell>
          <table:table-cell office:value-type="float" office:value="0.961385560098924" calcext:value-type="float">
            <text:p>0.961385560098924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9</text:p>
          </table:table-cell>
          <table:table-cell table:style-name="Default" office:value-type="float" office:value="0.0179910044977511" calcext:value-type="float">
            <text:p>0.0179910044977511</text:p>
          </table:table-cell>
          <table:table-cell office:value-type="float" office:value="0.0251874062968516" calcext:value-type="float">
            <text:p>0.0251874062968516</text:p>
          </table:table-cell>
          <table:table-cell office:value-type="float" office:value="0.664915083441886" calcext:value-type="float">
            <text:p>0.664915083441886</text:p>
          </table:table-cell>
          <table:table-cell office:value-type="float" office:value="0.0653012853874923" calcext:value-type="float">
            <text:p>0.0653012853874923</text:p>
          </table:table-cell>
          <table:table-cell office:value-type="float" office:value="0.350709260754238" calcext:value-type="float">
            <text:p>0.350709260754238</text:p>
          </table:table-cell>
          <table:table-cell office:value-type="float" office:value="0.419190404797601" calcext:value-type="float">
            <text:p>0.419190404797601</text:p>
          </table:table-cell>
          <table:table-cell office:value-type="float" office:value="0" calcext:value-type="float">
            <text:p>0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120453646830081" calcext:value-type="float">
            <text:p>0.120453646830081</text:p>
          </table:table-cell>
          <table:table-cell office:value-type="float" office:value="0.0266116941529235" calcext:value-type="float">
            <text:p>0.0266116941529235</text:p>
          </table:table-cell>
          <table:table-cell office:value-type="float" office:value="0.114773210463325" calcext:value-type="float">
            <text:p>0.114773210463325</text:p>
          </table:table-cell>
          <table:table-cell office:value-type="float" office:value="0.905029467248358" calcext:value-type="float">
            <text:p>0.905029467248358</text:p>
          </table:table-cell>
          <table:table-cell office:value-type="float" office:value="0.951016578319696" calcext:value-type="float">
            <text:p>0.951016578319696</text:p>
          </table:table-cell>
          <table:table-cell office:value-type="float" office:value="0.0000798550462203257" calcext:value-type="float">
            <text:p>7.98550462203257E-05</text:p>
          </table:table-cell>
          <table:table-cell office:value-type="float" office:value="0.905171851855182" calcext:value-type="float">
            <text:p>0.905171851855182</text:p>
          </table:table-cell>
          <table:table-cell office:value-type="float" office:value="0.715892053973013" calcext:value-type="float">
            <text:p>0.715892053973013</text:p>
          </table:table-cell>
          <table:table-cell office:value-type="float" office:value="0.41083496062405" calcext:value-type="float">
            <text:p>0.41083496062405</text:p>
          </table:table-cell>
          <table:table-cell office:value-type="float" office:value="0.497469654408925" calcext:value-type="float">
            <text:p>0.497469654408925</text:p>
          </table:table-cell>
          <table:table-cell office:value-type="float" office:value="0.5841043481938" calcext:value-type="float">
            <text:p>0.5841043481938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7</text:p>
          </table:table-cell>
          <table:table-cell table:style-name="Default" office:value-type="float" office:value="0.014" calcext:value-type="float">
            <text:p>0.014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620678445229682" calcext:value-type="float">
            <text:p>0.620678445229682</text:p>
          </table:table-cell>
          <table:table-cell office:value-type="float" office:value="0.0694409690375886" calcext:value-type="float">
            <text:p>0.0694409690375886</text:p>
          </table:table-cell>
          <table:table-cell office:value-type="float" office:value="0.522045454545455" calcext:value-type="float">
            <text:p>0.522045454545455</text:p>
          </table:table-cell>
          <table:table-cell office:value-type="float" office:value="0.5685" calcext:value-type="float">
            <text:p>0.5685</text:p>
          </table:table-cell>
          <table:table-cell office:value-type="float" office:value="0.0253411306042885" calcext:value-type="float">
            <text:p>0.0253411306042885</text:p>
          </table:table-cell>
          <table:table-cell office:value-type="float" office:value="0.75" calcext:value-type="float">
            <text:p>0.75</text:p>
          </table:table-cell>
          <table:table-cell office:value-type="float" office:value="0.170807077996572" calcext:value-type="float">
            <text:p>0.170807077996572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177075184093632" calcext:value-type="float">
            <text:p>0.177075184093632</text:p>
          </table:table-cell>
          <table:table-cell office:value-type="float" office:value="0.940197197197197" calcext:value-type="float">
            <text:p>0.940197197197197</text:p>
          </table:table-cell>
          <table:table-cell office:value-type="float" office:value="0.937218040980271" calcext:value-type="float">
            <text:p>0.937218040980271</text:p>
          </table:table-cell>
          <table:table-cell office:value-type="float" office:value="0.0002185" calcext:value-type="float">
            <text:p>0.0002185</text:p>
          </table:table-cell>
          <table:table-cell office:value-type="float" office:value="0.940257" calcext:value-type="float">
            <text:p>0.940257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376838203123649" calcext:value-type="float">
            <text:p>0.376838203123649</text:p>
          </table:table-cell>
          <table:table-cell office:value-type="float" office:value="0.466340815280608" calcext:value-type="float">
            <text:p>0.466340815280608</text:p>
          </table:table-cell>
          <table:table-cell office:value-type="float" office:value="0.555843427437567" calcext:value-type="float">
            <text:p>0.5558434274375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6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647330739299611" calcext:value-type="float">
            <text:p>0.647330739299611</text:p>
          </table:table-cell>
          <table:table-cell office:value-type="float" office:value="0.0527311258278146" calcext:value-type="float">
            <text:p>0.0527311258278146</text:p>
          </table:table-cell>
          <table:table-cell office:value-type="float" office:value="0.487157894736842" calcext:value-type="float">
            <text:p>0.487157894736842</text:p>
          </table:table-cell>
          <table:table-cell office:value-type="float" office:value="0.822" calcext:value-type="float">
            <text:p>0.82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05890892852048" calcext:value-type="float">
            <text:p>0.105890892852048</text:p>
          </table:table-cell>
          <table:table-cell office:value-type="float" office:value="0.0401666666666667" calcext:value-type="float">
            <text:p>0.0401666666666667</text:p>
          </table:table-cell>
          <table:table-cell office:value-type="float" office:value="0.175899784792025" calcext:value-type="float">
            <text:p>0.175899784792025</text:p>
          </table:table-cell>
          <table:table-cell office:value-type="float" office:value="0.942909819639278" calcext:value-type="float">
            <text:p>0.942909819639278</text:p>
          </table:table-cell>
          <table:table-cell office:value-type="float" office:value="0.922822010747177" calcext:value-type="float">
            <text:p>0.92282201074717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943024" calcext:value-type="float">
            <text:p>0.943024</text:p>
          </table:table-cell>
          <table:table-cell office:value-type="float" office:value="0.86" calcext:value-type="float">
            <text:p>0.86</text:p>
          </table:table-cell>
          <table:table-cell office:value-type="float" office:value="0.471068947963536" calcext:value-type="float">
            <text:p>0.471068947963536</text:p>
          </table:table-cell>
          <table:table-cell office:value-type="float" office:value="0.519802318420043" calcext:value-type="float">
            <text:p>0.519802318420043</text:p>
          </table:table-cell>
          <table:table-cell office:value-type="float" office:value="0.568535688876551" calcext:value-type="float">
            <text:p>0.56853568887655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egment</text:p>
          </table:table-cell>
          <table:table-cell table:style-name="Default" office:value-type="float" office:value="0.00909090909090909" calcext:value-type="float">
            <text:p>0.00909090909090909</text:p>
          </table:table-cell>
          <table:table-cell office:value-type="float" office:value="0.0115151515151515" calcext:value-type="float">
            <text:p>0.0115151515151515</text:p>
          </table:table-cell>
          <table:table-cell office:value-type="float" office:value="0.237487335359676" calcext:value-type="float">
            <text:p>0.237487335359676</text:p>
          </table:table-cell>
          <table:table-cell office:value-type="float" office:value="0.00525335320417288" calcext:value-type="float">
            <text:p>0.00525335320417288</text:p>
          </table:table-cell>
          <table:table-cell office:value-type="float" office:value="0.570833333333333" calcext:value-type="float">
            <text:p>0.570833333333333</text:p>
          </table:table-cell>
          <table:table-cell office:value-type="float" office:value="0.651082251082251" calcext:value-type="float">
            <text:p>0.65108225108225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15520334964438" calcext:value-type="float">
            <text:p>0.215520334964438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133907045924116" calcext:value-type="float">
            <text:p>0.133907045924116</text:p>
          </table:table-cell>
          <table:table-cell office:value-type="float" office:value="0.759537625495072" calcext:value-type="float">
            <text:p>0.759537625495072</text:p>
          </table:table-cell>
          <table:table-cell office:value-type="float" office:value="0.744954543361549" calcext:value-type="float">
            <text:p>0.744954543361549</text:p>
          </table:table-cell>
          <table:table-cell office:value-type="float" office:value="0.000143862871135598" calcext:value-type="float">
            <text:p>0.000143862871135598</text:p>
          </table:table-cell>
          <table:table-cell office:value-type="float" office:value="0.760266299357208" calcext:value-type="float">
            <text:p>0.760266299357208</text:p>
          </table:table-cell>
          <table:table-cell office:value-type="float" office:value="0.600664540138224" calcext:value-type="float">
            <text:p>0.600664540138224</text:p>
          </table:table-cell>
          <table:table-cell office:value-type="float" office:value="0" calcext:value-type="float">
            <text:p>0</text:p>
          </table:table-cell>
          <table:table-cell office:value-type="float" office:value="0.184013326245545" calcext:value-type="float">
            <text:p>0.184013326245545</text:p>
          </table:table-cell>
          <table:table-cell office:value-type="float" office:value="0.248357638554224" calcext:value-type="float">
            <text:p>0.248357638554224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8</text:p>
          </table:table-cell>
          <table:table-cell table:style-name="Default" office:value-type="float" office:value="0.006" calcext:value-type="float">
            <text:p>0.00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28734246575342" calcext:value-type="float">
            <text:p>0.228734246575342</text:p>
          </table:table-cell>
          <table:table-cell office:value-type="float" office:value="0.0437671300893744" calcext:value-type="float">
            <text:p>0.0437671300893744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933941635542273" calcext:value-type="float">
            <text:p>0.0933941635542273</text:p>
          </table:table-cell>
          <table:table-cell office:value-type="float" office:value="0.0153333333333333" calcext:value-type="float">
            <text:p>0.0153333333333333</text:p>
          </table:table-cell>
          <table:table-cell office:value-type="float" office:value="0.101706666640167" calcext:value-type="float">
            <text:p>0.101706666640167</text:p>
          </table:table-cell>
          <table:table-cell office:value-type="float" office:value="0.793647294589178" calcext:value-type="float">
            <text:p>0.793647294589178</text:p>
          </table:table-cell>
          <table:table-cell office:value-type="float" office:value="0.821305973751512" calcext:value-type="float">
            <text:p>0.82130597375151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79406" calcext:value-type="float">
            <text:p>0.79406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0.196415738520749" calcext:value-type="float">
            <text:p>0.196415738520749</text:p>
          </table:table-cell>
          <table:table-cell office:value-type="float" office:value="0.21718221683505" calcext:value-type="float">
            <text:p>0.21718221683505</text:p>
          </table:table-cell>
          <table:table-cell office:value-type="float" office:value="0.23794869514935" calcext:value-type="float">
            <text:p>0.23794869514935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egment</text:p>
          </table:table-cell>
          <table:table-cell table:style-name="Default" office:value-type="float" office:value="0.00303030303030303" calcext:value-type="float">
            <text:p>0.00303030303030303</text:p>
          </table:table-cell>
          <table:table-cell office:value-type="float" office:value="0.00848484848484848" calcext:value-type="float">
            <text:p>0.00848484848484848</text:p>
          </table:table-cell>
          <table:table-cell office:value-type="float" office:value="0.018071290411716" calcext:value-type="float">
            <text:p>0.018071290411716</text:p>
          </table:table-cell>
          <table:table-cell office:value-type="float" office:value="0" calcext:value-type="float">
            <text:p>0</text:p>
          </table:table-cell>
          <table:table-cell office:value-type="float" office:value="0.251136363636364" calcext:value-type="float">
            <text:p>0.251136363636364</text:p>
          </table:table-cell>
          <table:table-cell office:value-type="float" office:value="0.287012987012987" calcext:value-type="float">
            <text:p>0.287012987012987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72741454871926" calcext:value-type="float">
            <text:p>0.172741454871926</text:p>
          </table:table-cell>
          <table:table-cell office:value-type="float" office:value="0.0106060606060606" calcext:value-type="float">
            <text:p>0.0106060606060606</text:p>
          </table:table-cell>
          <table:table-cell office:value-type="float" office:value="0.156436070510521" calcext:value-type="float">
            <text:p>0.156436070510521</text:p>
          </table:table-cell>
          <table:table-cell office:value-type="float" office:value="0.869411439624206" calcext:value-type="float">
            <text:p>0.869411439624206</text:p>
          </table:table-cell>
          <table:table-cell office:value-type="float" office:value="0.766971617928024" calcext:value-type="float">
            <text:p>0.766971617928024</text:p>
          </table:table-cell>
          <table:table-cell office:value-type="float" office:value="0.00037037037037037" calcext:value-type="float">
            <text:p>0.00037037037037037</text:p>
          </table:table-cell>
          <table:table-cell office:value-type="float" office:value="0.869807162534435" calcext:value-type="float">
            <text:p>0.869807162534435</text:p>
          </table:table-cell>
          <table:table-cell office:value-type="float" office:value="0.546863370547581" calcext:value-type="float">
            <text:p>0.546863370547581</text:p>
          </table:table-cell>
          <table:table-cell office:value-type="float" office:value="0" calcext:value-type="float">
            <text:p>0</text:p>
          </table:table-cell>
          <table:table-cell office:value-type="float" office:value="0.174762632222655" calcext:value-type="float">
            <text:p>0.174762632222655</text:p>
          </table:table-cell>
          <table:table-cell office:value-type="float" office:value="0.248325943524175" calcext:value-type="float">
            <text:p>0.24832594352417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anknote_authenticatio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47244094488189" calcext:value-type="float">
            <text:p>0.0047244094488189</text:p>
          </table:table-cell>
          <table:table-cell office:value-type="float" office:value="0.366834354039078" calcext:value-type="float">
            <text:p>0.366834354039078</text:p>
          </table:table-cell>
          <table:table-cell office:value-type="float" office:value="0.00384482508858505" calcext:value-type="float">
            <text:p>0.00384482508858505</text:p>
          </table:table-cell>
          <table:table-cell office:value-type="float" office:value="0.630483689538808" calcext:value-type="float">
            <text:p>0.630483689538808</text:p>
          </table:table-cell>
          <table:table-cell office:value-type="float" office:value="0.601612298462692" calcext:value-type="float">
            <text:p>0.601612298462692</text:p>
          </table:table-cell>
          <table:table-cell office:value-type="float" office:value="0" calcext:value-type="float">
            <text:p>0</text:p>
          </table:table-cell>
          <table:table-cell office:value-type="float" office:value="0.629737609329446" calcext:value-type="float">
            <text:p>0.629737609329446</text:p>
          </table:table-cell>
          <table:table-cell office:value-type="float" office:value="0.186999380612006" calcext:value-type="float">
            <text:p>0.186999380612006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104799809057407" calcext:value-type="float">
            <text:p>0.104799809057407</text:p>
          </table:table-cell>
          <table:table-cell office:value-type="float" office:value="0.842709378804653" calcext:value-type="float">
            <text:p>0.842709378804653</text:p>
          </table:table-cell>
          <table:table-cell office:value-type="float" office:value="0.773321084581859" calcext:value-type="float">
            <text:p>0.773321084581859</text:p>
          </table:table-cell>
          <table:table-cell office:value-type="float" office:value="0.00131233595800525" calcext:value-type="float">
            <text:p>0.00131233595800525</text:p>
          </table:table-cell>
          <table:table-cell office:value-type="float" office:value="0.842915796942705" calcext:value-type="float">
            <text:p>0.842915796942705</text:p>
          </table:table-cell>
          <table:table-cell office:value-type="float" office:value="0.82250656167979" calcext:value-type="float">
            <text:p>0.82250656167979</text:p>
          </table:table-cell>
          <table:table-cell office:value-type="float" office:value="0.640369474346824" calcext:value-type="float">
            <text:p>0.640369474346824</text:p>
          </table:table-cell>
          <table:table-cell office:value-type="float" office:value="0.77984321371589" calcext:value-type="float">
            <text:p>0.77984321371589</text:p>
          </table:table-cell>
          <table:table-cell office:value-type="float" office:value="0.911875625335376" calcext:value-type="float">
            <text:p>0.91187562533537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anknote_authentication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28066180935033" calcext:value-type="float">
            <text:p>0.528066180935033</text:p>
          </table:table-cell>
          <table:table-cell office:value-type="float" office:value="0.00480287986475708" calcext:value-type="float">
            <text:p>0.00480287986475708</text:p>
          </table:table-cell>
          <table:table-cell office:value-type="float" office:value="0.700468384074941" calcext:value-type="float">
            <text:p>0.700468384074941</text:p>
          </table:table-cell>
          <table:table-cell office:value-type="float" office:value="0.623185011709602" calcext:value-type="float">
            <text:p>0.623185011709602</text:p>
          </table:table-cell>
          <table:table-cell office:value-type="float" office:value="0.199475065616798" calcext:value-type="float">
            <text:p>0.199475065616798</text:p>
          </table:table-cell>
          <table:table-cell office:value-type="float" office:value="0.703595724003887" calcext:value-type="float">
            <text:p>0.703595724003887</text:p>
          </table:table-cell>
          <table:table-cell office:value-type="float" office:value="0.234130951950518" calcext:value-type="float">
            <text:p>0.234130951950518</text:p>
          </table:table-cell>
          <table:table-cell office:value-type="float" office:value="0.00191256830601093" calcext:value-type="float">
            <text:p>0.00191256830601093</text:p>
          </table:table-cell>
          <table:table-cell office:value-type="float" office:value="0.101149417894325" calcext:value-type="float">
            <text:p>0.101149417894325</text:p>
          </table:table-cell>
          <table:table-cell office:value-type="float" office:value="0.866249427979219" calcext:value-type="float">
            <text:p>0.866249427979219</text:p>
          </table:table-cell>
          <table:table-cell office:value-type="float" office:value="0.817831482225971" calcext:value-type="float">
            <text:p>0.817831482225971</text:p>
          </table:table-cell>
          <table:table-cell office:value-type="float" office:value="0.00163934426229508" calcext:value-type="float">
            <text:p>0.00163934426229508</text:p>
          </table:table-cell>
          <table:table-cell office:value-type="float" office:value="0.86646869121204" calcext:value-type="float">
            <text:p>0.86646869121204</text:p>
          </table:table-cell>
          <table:table-cell office:value-type="float" office:value="0.887704918032787" calcext:value-type="float">
            <text:p>0.887704918032787</text:p>
          </table:table-cell>
          <table:table-cell office:value-type="float" office:value="0.697338064052034" calcext:value-type="float">
            <text:p>0.697338064052034</text:p>
          </table:table-cell>
          <table:table-cell office:value-type="float" office:value="0.809977875479181" calcext:value-type="float">
            <text:p>0.809977875479181</text:p>
          </table:table-cell>
          <table:table-cell office:value-type="float" office:value="0.92350248670188" calcext:value-type="float">
            <text:p>0.9235024867018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anknote_authentication</text:p>
          </table:table-cell>
          <table:table-cell table:style-name="ce9" office:value-type="float" office:value="0" calcext:value-type="float">
            <text:p>0.000</text:p>
          </table:table-cell>
          <table:table-cell office:value-type="float" office:value="0.00262390670553936" calcext:value-type="float">
            <text:p>0.00262390670553936</text:p>
          </table:table-cell>
          <table:table-cell office:value-type="float" office:value="0.438519058417018" calcext:value-type="float">
            <text:p>0.438519058417018</text:p>
          </table:table-cell>
          <table:table-cell office:value-type="float" office:value="0.00427078238702889" calcext:value-type="float">
            <text:p>0.00427078238702889</text:p>
          </table:table-cell>
          <table:table-cell office:value-type="float" office:value="0.661599333610995" calcext:value-type="float">
            <text:p>0.661599333610995</text:p>
          </table:table-cell>
          <table:table-cell office:value-type="float" office:value="0.611203665139525" calcext:value-type="float">
            <text:p>0.611203665139525</text:p>
          </table:table-cell>
          <table:table-cell office:value-type="float" office:value="0.0886878936051361" calcext:value-type="float">
            <text:p>0.0886878936051361</text:p>
          </table:table-cell>
          <table:table-cell office:value-type="float" office:value="0.66257540083922" calcext:value-type="float">
            <text:p>0.66257540083922</text:p>
          </table:table-cell>
          <table:table-cell office:value-type="float" office:value="0.207954379530732" calcext:value-type="float">
            <text:p>0.207954379530732</text:p>
          </table:table-cell>
          <table:table-cell office:value-type="float" office:value="0.00230806608357629" calcext:value-type="float">
            <text:p>0.00230806608357629</text:p>
          </table:table-cell>
          <table:table-cell office:value-type="float" office:value="0.103176821732713" calcext:value-type="float">
            <text:p>0.103176821732713</text:p>
          </table:table-cell>
          <table:table-cell office:value-type="float" office:value="0.853175435653403" calcext:value-type="float">
            <text:p>0.853175435653403</text:p>
          </table:table-cell>
          <table:table-cell office:value-type="float" office:value="0.793110692863862" calcext:value-type="float">
            <text:p>0.793110692863862</text:p>
          </table:table-cell>
          <table:table-cell office:value-type="float" office:value="0.00145772594752187" calcext:value-type="float">
            <text:p>0.00145772594752187</text:p>
          </table:table-cell>
          <table:table-cell office:value-type="float" office:value="0.853387564802978" calcext:value-type="float">
            <text:p>0.853387564802978</text:p>
          </table:table-cell>
          <table:table-cell office:value-type="float" office:value="0.85149416909621" calcext:value-type="float">
            <text:p>0.85149416909621</text:p>
          </table:table-cell>
          <table:table-cell office:value-type="float" office:value="0.665698074725963" calcext:value-type="float">
            <text:p>0.665698074725963</text:p>
          </table:table-cell>
          <table:table-cell office:value-type="float" office:value="0.793241277619394" calcext:value-type="float">
            <text:p>0.793241277619394</text:p>
          </table:table-cell>
          <table:table-cell office:value-type="float" office:value="0.917045002473544" calcext:value-type="float">
            <text:p>0.91704500247354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egme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0636116703053" calcext:value-type="float">
            <text:p>0.150636116703053</text:p>
          </table:table-cell>
          <table:table-cell office:value-type="float" office:value="0.00101010101010101" calcext:value-type="float">
            <text:p>0.00101010101010101</text:p>
          </table:table-cell>
          <table:table-cell office:value-type="float" office:value="0.0566080838797709" calcext:value-type="float">
            <text:p>0.0566080838797709</text:p>
          </table:table-cell>
          <table:table-cell office:value-type="float" office:value="0.14107027724049" calcext:value-type="float">
            <text:p>0.14107027724049</text:p>
          </table:table-cell>
          <table:table-cell office:value-type="float" office:value="0.27913976024652" calcext:value-type="float">
            <text:p>0.27913976024652</text:p>
          </table:table-cell>
          <table:table-cell office:value-type="float" office:value="0" calcext:value-type="float">
            <text:p>0</text:p>
          </table:table-cell>
          <table:table-cell office:value-type="float" office:value="0.143673094582185" calcext:value-type="float">
            <text:p>0.143673094582185</text:p>
          </table:table-cell>
          <table:table-cell office:value-type="float" office:value="0.416241360978203" calcext:value-type="float">
            <text:p>0.416241360978203</text:p>
          </table:table-cell>
          <table:table-cell office:value-type="float" office:value="0" calcext:value-type="float">
            <text:p>0</text:p>
          </table:table-cell>
          <table:table-cell office:value-type="float" office:value="0.16108801665142" calcext:value-type="float">
            <text:p>0.16108801665142</text:p>
          </table:table-cell>
          <table:table-cell office:value-type="float" office:value="0.243899865830049" calcext:value-type="float">
            <text:p>0.243899865830049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egmen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727272727272727" calcext:value-type="float">
            <text:p>0.00727272727272727</text:p>
          </table:table-cell>
          <table:table-cell office:value-type="float" office:value="0.018071290411716" calcext:value-type="float">
            <text:p>0.018071290411716</text:p>
          </table:table-cell>
          <table:table-cell office:value-type="float" office:value="0" calcext:value-type="float">
            <text:p>0</text:p>
          </table:table-cell>
          <table:table-cell office:value-type="float" office:value="0.126704545454545" calcext:value-type="float">
            <text:p>0.126704545454545</text:p>
          </table:table-cell>
          <table:table-cell office:value-type="float" office:value="0.144805194805195" calcext:value-type="float">
            <text:p>0.14480519480519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617464776496" calcext:value-type="float">
            <text:p>0.15617464776496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0.107016524226693" calcext:value-type="float">
            <text:p>0.107016524226693</text:p>
          </table:table-cell>
          <table:table-cell office:value-type="float" office:value="0.0815879156304688" calcext:value-type="float">
            <text:p>0.0815879156304688</text:p>
          </table:table-cell>
          <table:table-cell office:value-type="float" office:value="0.438239366630109" calcext:value-type="float">
            <text:p>0.438239366630109</text:p>
          </table:table-cell>
          <table:table-cell office:value-type="float" office:value="0" calcext:value-type="float">
            <text:p>0</text:p>
          </table:table-cell>
          <table:table-cell office:value-type="float" office:value="0.0843709825528007" calcext:value-type="float">
            <text:p>0.0843709825528007</text:p>
          </table:table-cell>
          <table:table-cell office:value-type="float" office:value="0.526980329611909" calcext:value-type="float">
            <text:p>0.526980329611909</text:p>
          </table:table-cell>
          <table:table-cell office:value-type="float" office:value="0" calcext:value-type="float">
            <text:p>0</text:p>
          </table:table-cell>
          <table:table-cell office:value-type="float" office:value="0.173010132701533" calcext:value-type="float">
            <text:p>0.173010132701533</text:p>
          </table:table-cell>
          <table:table-cell office:value-type="float" office:value="0.253284823758064" calcext:value-type="float">
            <text:p>0.253284823758064</text:p>
          </table:table-cell>
          <table:table-cell/>
        </table:table-row>
        <table:table-row table:style-name="ro1" table:number-rows-repeated="104842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complex_info.A1:complex_info.U153" table:display-filter-buttons="true">
          <table:filter>
            <table:filter-and>
              <table:filter-condition table:value="dataset" table:operator="=" table:field-number="0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0T22:44:55.640765205</dc:date>
    <meta:editing-duration>PT40M51S</meta:editing-duration>
    <meta:editing-cycles>5</meta:editing-cycles>
    <meta:generator>LibreOffice/7.3.7.2$Linux_X86_64 LibreOffice_project/30$Build-2</meta:generator>
    <meta:document-statistic meta:table-count="1" meta:cell-count="3210" meta:object-count="0"/>
  </office:meta>
</office:document-meta>
</file>